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4445in"/>
    </style:style>
    <style:style style:name="co6" style:family="table-column">
      <style:table-column-properties fo:break-before="auto" style:column-width="2.1319in"/>
    </style:style>
    <style:style style:name="co7" style:family="table-column">
      <style:table-column-properties fo:break-before="auto" style:column-width="1.1165in"/>
    </style:style>
    <style:style style:name="co8" style:family="table-column">
      <style:table-column-properties fo:break-before="auto" style:column-width="0.981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2291in"/>
    </style:style>
    <style:style style:name="co11" style:family="table-column">
      <style:table-column-properties fo:break-before="auto" style:column-width="1.6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33"/>
    <style:style style:name="ce10" style:family="table-cell" style:parent-style-name="Default" style:data-style-name="N2"/>
    <style:style style:name="ce11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style:font-name="Arial" style:font-name-asian="WenQuanYi Micro Hei" style:font-name-complex="Lohit Hindi"/>
    </style:style>
    <style:style style:name="ce12" style:family="table-cell" style:parent-style-name="Default" style:data-style-name="N133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32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31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30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7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7" style:family="table-cell" style:parent-style-name="Default" style:data-style-name="N133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8" style:family="table-cell" style:parent-style-name="Default" style:data-style-name="N132"/>
    <style:style style:name="ce29" style:family="table-cell" style:parent-style-name="Default">
      <style:table-cell-properties fo:background-color="#ff3333"/>
    </style:style>
    <style:style style:name="ce30" style:family="table-cell" style:parent-style-name="Default" style:data-style-name="N128"/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88"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127"/>
    <style:style style:name="ce37" style:family="table-cell" style:parent-style-name="Default" style:data-style-name="N188"/>
    <style:style style:name="ce38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number-columns-repeated="40"/>
        </table:table-row>
        <table:table-row table:style-name="ro1">
          <table:table-cell/>
          <table:table-cell table:style-name="ce2" office:value-type="string" calcext:value-type="string">
            <text:p>Source Data</text:p>
          </table:table-cell>
          <table:table-cell table:style-name="ce2" table:number-columns-repeated="2"/>
          <table:table-cell table:style-name="ce2" office:value-type="string" calcext:value-type="string">
            <text:p>Error</text:p>
          </table:table-cell>
          <table:table-cell table:number-columns-repeated="36"/>
        </table:table-row>
        <table:table-row table:style-name="ro2">
          <table:table-cell table:style-name="ce2" office:value-type="string" calcext:value-type="string">
            <text:p>original activity (s<text:span text:style-name="T1">-1</text:span>)</text:p>
          </table:table-cell>
          <table:table-cell table:style-name="ce4" table:formula="of:=38480" office:value-type="float" office:value="38480" calcext:value-type="float">
            <text:p>38480</text:p>
          </table:table-cell>
          <table:table-cell table:style-name="ce4" table:number-columns-repeated="2"/>
          <table:table-cell table:style-name="ce4" table:formula="of:=0.01*[.B3]" office:value-type="float" office:value="384.8" calcext:value-type="float">
            <text:p>384.8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half life (s)</text:p>
          </table:table-cell>
          <table:table-cell table:style-name="ce5" table:formula="of:=5.272*365.25*24*60*60" office:value-type="float" office:value="166371667.2" calcext:value-type="float">
            <text:p>166371667.2</text:p>
          </table:table-cell>
          <table:table-cell table:style-name="ce5" table:number-columns-repeated="2"/>
          <table:table-cell table:style-name="ce11" table:formula="of:=0.001*365.25*24*60*60" office:value-type="float" office:value="31557.6" calcext:value-type="float">
            <text:p>31557.6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lifetime (s)</text:p>
          </table:table-cell>
          <table:table-cell table:style-name="ce5" table:formula="of:=[.B4]/LN(2)" office:value-type="float" office:value="240023579.213869" calcext:value-type="float">
            <text:p>240023579.2</text:p>
          </table:table-cell>
          <table:table-cell table:style-name="ce5" table:number-columns-repeated="2"/>
          <table:table-cell table:style-name="ce11" table:formula="of:=[.B5]*([.E4]/[.B4])" office:value-type="float" office:value="45527.9930223576" calcext:value-type="float">
            <text:p>45528.0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date of calibration</text:p>
          </table:table-cell>
          <table:table-cell table:style-name="ce6" office:value-type="date" office:date-value="2007-06-01" calcext:value-type="date">
            <text:p>06/01/2007</text:p>
          </table:table-cell>
          <table:table-cell table:style-name="ce6" table:number-columns-repeated="2"/>
          <table:table-cell table:style-name="ce4" office:value-type="string" calcext:value-type="string">
            <text:p>---</text:p>
          </table:table-cell>
          <table:table-cell table:number-columns-repeated="8"/>
          <table:table-cell table:style-name="ce20" table:number-columns-repeated="2"/>
          <table:table-cell table:number-columns-repeated="26"/>
        </table:table-row>
        <table:table-row table:style-name="ro1">
          <table:table-cell table:style-name="ce2"/>
          <table:table-cell table:style-name="ce6" table:number-columns-repeated="3"/>
          <table:table-cell table:style-name="ce4"/>
          <table:table-cell table:number-columns-repeated="5"/>
          <table:table-cell table:formula="of:=4096*2" office:value-type="float" office:value="8192" calcext:value-type="float">
            <text:p>8192</text:p>
          </table:table-cell>
          <table:table-cell table:number-columns-repeated="2"/>
          <table:table-cell table:style-name="ce20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6" table:number-columns-repeated="3"/>
          <table:table-cell table:style-name="ce4"/>
          <table:table-cell table:number-columns-repeated="8"/>
          <table:table-cell table:style-name="ce20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Channel 1</text:p>
          </table:table-cell>
          <table:table-cell table:number-columns-repeated="12"/>
          <table:table-cell table:style-name="ce21" table:number-columns-spanned="2" table:number-rows-spanned="1"/>
          <table:covered-table-cell table:style-name="ce20"/>
          <table:table-cell table:number-columns-repeated="26"/>
        </table:table-row>
        <table:table-row table:style-name="ro2">
          <table:table-cell table:number-columns-repeated="4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style-name="ce24"/>
          <table:table-cell table:number-columns-repeated="26"/>
        </table:table-row>
        <table:table-row table:style-name="ro1">
          <table:table-cell table:style-name="ce2" office:value-type="float" office:value="1173.228" calcext:value-type="float">
            <text:p>1173.2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6" office:value-type="date" office:date-value="2015-01-12" calcext:value-type="date">
            <text:p>01/12/2015</text:p>
          </table:table-cell>
          <table:table-cell table:style-name="ce3" office:value-type="float" office:value="1169026" calcext:value-type="float">
            <text:p>1.17E+006</text:p>
          </table:table-cell>
          <table:table-cell table:style-name="ce3" office:value-type="float" office:value="1671" calcext:value-type="float">
            <text:p>1.67E+003</text:p>
          </table:table-cell>
          <table:table-cell table:style-name="ce4" office:value-type="float" office:value="37089" calcext:value-type="float">
            <text:p>3708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E11]; [.$B$6])*24*3600" office:value-type="float" office:value="240364800" calcext:value-type="float">
            <text:p>240364800</text:p>
          </table:table-cell>
          <table:table-cell table:style-name="ce16" table:formula="of:=[.$B$3]*EXP(-[.J11]/[.$B$5])" office:value-type="float" office:value="14135.8908305454" calcext:value-type="float">
            <text:p>14136</text:p>
          </table:table-cell>
          <table:table-cell table:style-name="ce16" table:formula="of:=EXP(-[.J11]/[.$B$5])*SQRT(([.$E$3])^2+([.I11]*[.$B$3]/[.$B$5])^2+([.$E$5]*[.J11]*[.$B$3]/([.$B$5]^2))^2)" office:value-type="float" office:value="141.384408126647" calcext:value-type="float">
            <text:p>141</text:p>
          </table:table-cell>
          <table:table-cell table:style-name="ce19" table:formula="of:=[.F11]/([.K11]*[.H11])" office:value-type="float" office:value="0.00222974841466757" calcext:value-type="float">
            <text:p>0.0022297</text:p>
          </table:table-cell>
          <table:table-cell table:style-name="ce19" table:formula="of:=[.M11]*SQRT(([.G11]/[.F11])^2 + ([.I11]/[.H11])^2 + ([.L11]/[.K11])^2)" office:value-type="float" office:value="0.0000225281019356816" calcext:value-type="float">
            <text:p>0.0000225</text:p>
          </table:table-cell>
          <table:table-cell table:style-name="ce25" table:formula="of:=[.A11]" office:value-type="float" office:value="1173.228" calcext:value-type="float">
            <text:p>1173.22800000</text:p>
          </table:table-cell>
          <table:table-cell/>
          <table:table-cell table:formula="of:=LN([.O11])" office:value-type="float" office:value="7.06751420316695" calcext:value-type="float">
            <text:p>7.0675142032</text:p>
          </table:table-cell>
          <table:table-cell table:formula="of:=LN([.M11])" office:value-type="float" office:value="-6.10586651840932" calcext:value-type="float">
            <text:p>-6.1058665184</text:p>
          </table:table-cell>
          <table:table-cell table:formula="of:=[.N11]/[.M11]" office:value-type="float" office:value="0.0101034277174451" calcext:value-type="float">
            <text:p>0.0101034277</text:p>
          </table:table-cell>
          <table:table-cell table:formula="of:=[.S11]*100/[.R11]" office:value-type="float" office:value="-0.165470825262607" calcext:value-type="float">
            <text:p>-0.1654708253</text:p>
          </table:table-cell>
          <table:table-cell table:number-columns-repeated="21"/>
        </table:table-row>
        <table:table-row table:style-name="ro1">
          <table:table-cell table:style-name="ce2" office:value-type="float" office:value="1332.492" calcext:value-type="float">
            <text:p>1332.49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6" office:value-type="date" office:date-value="2015-01-12" calcext:value-type="date">
            <text:p>01/12/2015</text:p>
          </table:table-cell>
          <table:table-cell table:style-name="ce3" office:value-type="float" office:value="1066992" calcext:value-type="float">
            <text:p>1.07E+006</text:p>
          </table:table-cell>
          <table:table-cell table:style-name="ce3" office:value-type="float" office:value="1527" calcext:value-type="float">
            <text:p>1.53E+003</text:p>
          </table:table-cell>
          <table:table-cell table:style-name="ce4" office:value-type="float" office:value="37089" calcext:value-type="float">
            <text:p>3708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E12]; [.$B$6])*24*3600" office:value-type="float" office:value="240364800" calcext:value-type="float">
            <text:p>240364800</text:p>
          </table:table-cell>
          <table:table-cell table:style-name="ce16" table:formula="of:=[.$B$3]*EXP(-[.J12]/[.$B$5])" office:value-type="float" office:value="14135.8908305454" calcext:value-type="float">
            <text:p>14136</text:p>
          </table:table-cell>
          <table:table-cell table:style-name="ce16" table:formula="of:=EXP(-[.J12]/[.$B$5])*SQRT(([.$E$3])^2+([.I12]*[.$B$3]/[.$B$5])^2+([.$E$5]*[.J12]*[.$B$3]/([.$B$5]^2))^2)" office:value-type="float" office:value="141.384408126647" calcext:value-type="float">
            <text:p>141</text:p>
          </table:table-cell>
          <table:table-cell table:style-name="ce19" table:formula="of:=[.F12]/([.K12]*[.H12])" office:value-type="float" office:value="0.00203513328229054" calcext:value-type="float">
            <text:p>0.0020351</text:p>
          </table:table-cell>
          <table:table-cell table:style-name="ce19" table:formula="of:=[.M12]*SQRT(([.G12]/[.F12])^2 + ([.I12]/[.H12])^2 + ([.L12]/[.K12])^2)" office:value-type="float" office:value="0.0000205623206854644" calcext:value-type="float">
            <text:p>0.0000206</text:p>
          </table:table-cell>
          <table:table-cell table:style-name="ce25" table:formula="of:=[.A12]" office:value-type="float" office:value="1332.492" calcext:value-type="float">
            <text:p>1332.49200000</text:p>
          </table:table-cell>
          <table:table-cell/>
          <table:table-cell table:formula="of:=LN([.O12])" office:value-type="float" office:value="7.19480615226963" calcext:value-type="float">
            <text:p>7.1948061523</text:p>
          </table:table-cell>
          <table:table-cell table:formula="of:=LN([.M12])" office:value-type="float" office:value="-6.19719396724922" calcext:value-type="float">
            <text:p>-6.1971939672</text:p>
          </table:table-cell>
          <table:table-cell table:formula="of:=[.N12]/[.M12]" office:value-type="float" office:value="0.0101036727492961" calcext:value-type="float">
            <text:p>0.0101036727</text:p>
          </table:table-cell>
          <table:table-cell table:formula="of:=[.S12]*100/[.R12]" office:value-type="float" office:value="-0.163036251611483" calcext:value-type="float">
            <text:p>-0.1630362516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34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3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Eu-15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Error</text:p>
          </table:table-cell>
          <table:table-cell table:style-name="ce8" table:number-columns-repeated="2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(E)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anching Ratio</text:p>
          </table:table-cell>
          <table:table-cell table:style-name="ce8" office:value-type="string" calcext:value-type="string">
            <text:p>Error</text:p>
          </table:table-cell>
          <table:table-cell table:style-name="ce8"/>
          <table:table-cell/>
          <table:table-cell table:style-name="ce8"/>
          <table:table-cell table:style-name="ce8" office:value-type="string" calcext:value-type="string">
            <text:p>Relative Efficiency</text:p>
          </table:table-cell>
          <table:table-cell table:style-name="ce8" office:value-type="string" calcext:value-type="string">
            <text:p>Error</text:p>
          </table:table-cell>
          <table:table-cell/>
          <table:table-cell table:style-name="ce30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float" office:value="757396" calcext:value-type="float">
            <text:p>757396</text:p>
          </table:table-cell>
          <table:table-cell office:value-type="float" office:value="1395" calcext:value-type="float">
            <text:p>1395</text:p>
          </table:table-cell>
          <table:table-cell table:style-name="ce7" table:formula="of:=[.C18]/1000" office:value-type="float" office:value="757.396" calcext:value-type="float">
            <text:p>757</text:p>
          </table:table-cell>
          <table:table-cell table:style-name="ce7" table:formula="of:=[.D18]/1000" office:value-type="float" office:value="1.395" calcext:value-type="float">
            <text:p>1</text:p>
          </table:table-cell>
          <table:table-cell table:style-name="ce8" office:value-type="float" office:value="121.777" calcext:value-type="float">
            <text:p>121.77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5" office:value-type="float" office:value="28.53" calcext:value-type="float">
            <text:p>28.530</text:p>
          </table:table-cell>
          <table:table-cell table:style-name="ce8" office:value-type="float" office:value="0.016" calcext:value-type="float">
            <text:p>0.016</text:p>
          </table:table-cell>
          <table:table-cell table:style-name="ce14" table:formula="of:=[.C18]/[.$C$28]" office:value-type="float" office:value="5.9316145604912" calcext:value-type="float">
            <text:p>5.93</text:p>
          </table:table-cell>
          <table:table-cell table:style-name="ce14" table:formula="of:=[.K18]*SQRT(([.D18]*[.D18])/([.C18]*[.C18])+([.$D$28]*[.$D$28])/([.$C$28]*[.$C$28]))" office:value-type="float" office:value="0.0253741970718828" calcext:value-type="float">
            <text:p>0.03</text:p>
          </table:table-cell>
          <table:table-cell table:style-name="ce15" table:formula="of:=([.I18]/[.$I$28])" office:value-type="float" office:value="1.36703402012458" calcext:value-type="float">
            <text:p>1.367</text:p>
          </table:table-cell>
          <table:table-cell table:style-name="ce15" table:formula="of:=[.M18]*SQRT(([.J18]*[.J18])/([.I18]*[.I18])+([.$J$28]*[.$J$28])/([.$I$28]*[.$I$28]))" office:value-type="float" office:value="0.00594485245217768" calcext:value-type="float">
            <text:p>0.006</text:p>
          </table:table-cell>
          <table:table-cell table:style-name="ce26"/>
          <table:table-cell/>
          <table:table-cell table:style-name="ce17" table:formula="of:=[.G18]" office:value-type="float" office:value="121.777" calcext:value-type="float">
            <text:p>121.7770</text:p>
          </table:table-cell>
          <table:table-cell table:style-name="ce14" table:formula="of:=[.K18]/[.M18]" office:value-type="float" office:value="4.33903946293205" calcext:value-type="float">
            <text:p>4.34</text:p>
          </table:table-cell>
          <table:table-cell table:style-name="ce14" table:formula="of:=[.R18]*SQRT(([.L18]*[.L18])/([.K18]*[.K18])+([.N18]*[.N18])/([.M18]*[.M18]))" office:value-type="float" office:value="0.0264684514833308" calcext:value-type="float">
            <text:p>0.03</text:p>
          </table:table-cell>
          <table:table-cell table:style-name="ce29" table:formula="of:=[.S18]*100/[.R18]" office:value-type="float" office:value="0.610007161940976" calcext:value-type="float">
            <text:p>0.6100071619</text:p>
          </table:table-cell>
          <table:table-cell table:style-name="ce30" table:formula="of:=LN([.Q18])" office:value-type="float" office:value="4.80219150329003" calcext:value-type="float">
            <text:p>4.8021915</text:p>
          </table:table-cell>
          <table:table-cell table:style-name="ce30" table:formula="of:=LN([.R18])" office:value-type="float" office:value="1.46765300171195" calcext:value-type="float">
            <text:p>1.4676530</text:p>
          </table:table-cell>
          <table:table-cell table:style-name="ce30" table:formula="of:=[.S18]/[.R18]" office:value-type="float" office:value="0.00610007161940976" calcext:value-type="float">
            <text:p>0.0061001</text:p>
          </table:table-cell>
          <table:table-cell table:formula="of:=[.W18]*100/[.V18]" office:value-type="float" office:value="0.41563445939158" calcext:value-type="float">
            <text:p>0.4156344594</text:p>
          </table:table-cell>
          <table:table-cell table:formula="of:=[.R18]/10^[.$T$67]" office:value-type="float" office:value="4.33903946293205" calcext:value-type="float">
            <text:p>4.3390394629</text:p>
          </table:table-cell>
          <table:table-cell/>
          <table:table-cell table:formula="of:=[.V18]-[.Y18]" office:value-type="float" office:value="-2.8713864612201" calcext:value-type="float">
            <text:p>-2.8713864612</text:p>
          </table:table-cell>
          <table:table-cell table:number-columns-repeated="5"/>
          <table:table-cell table:formula="of:=[.AA18]^2/[.W18]^2" office:value-type="float" office:value="221571.260659664" calcext:value-type="float">
            <text:p>221571.260659664</text:p>
          </table:table-cell>
          <table:table-cell/>
          <table:table-cell table:style-name="ce30" office:value-type="float" office:value="4.80219150329003" calcext:value-type="float">
            <text:p>4.8021915</text:p>
          </table:table-cell>
          <table:table-cell table:style-name="ce30" office:value-type="float" office:value="1.4881736943101" calcext:value-type="float">
            <text:p>1.488173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019" calcext:value-type="float">
            <text:p>145019</text:p>
          </table:table-cell>
          <table:table-cell office:value-type="float" office:value="818" calcext:value-type="float">
            <text:p>818</text:p>
          </table:table-cell>
          <table:table-cell table:style-name="ce7" table:formula="of:=[.C19]/1000" office:value-type="float" office:value="145.019" calcext:value-type="float">
            <text:p>145</text:p>
          </table:table-cell>
          <table:table-cell table:style-name="ce7" table:formula="of:=[.D19]/1000" office:value-type="float" office:value="0.818" calcext:value-type="float">
            <text:p>1</text:p>
          </table:table-cell>
          <table:table-cell table:style-name="ce14" office:value-type="float" office:value="244.7" calcext:value-type="float">
            <text:p>244.70</text:p>
          </table:table-cell>
          <table:table-cell table:style-name="ce8" office:value-type="float" office:value="0.01" calcext:value-type="float">
            <text:p>0.01</text:p>
          </table:table-cell>
          <table:table-cell table:style-name="ce14" office:value-type="float" office:value="7.55" calcext:value-type="float">
            <text:p>7.55</text:p>
          </table:table-cell>
          <table:table-cell table:style-name="ce8" office:value-type="float" office:value="0.04" calcext:value-type="float">
            <text:p>0.04</text:p>
          </table:table-cell>
          <table:table-cell table:style-name="ce15" table:formula="of:=[.C19]/[.$C$28]" office:value-type="float" office:value="1.13572927761418" calcext:value-type="float">
            <text:p>1.136</text:p>
          </table:table-cell>
          <table:table-cell table:style-name="ce15" table:formula="of:=[.K19]*SQRT(([.D19]*[.D19])/([.C19]*[.C19])+([.$D$28]*[.$D$28])/([.$C$28]*[.$C$28]))" office:value-type="float" office:value="0.00776326741202827" calcext:value-type="float">
            <text:p>0.008</text:p>
          </table:table-cell>
          <table:table-cell table:style-name="ce15" table:formula="of:=([.I19]/[.$I$28])" office:value-type="float" office:value="0.361763296597987" calcext:value-type="float">
            <text:p>0.362</text:p>
          </table:table-cell>
          <table:table-cell table:style-name="ce15" table:formula="of:=[.M19]*SQRT(([.J19]*[.J19])/([.I19]*[.I19])+([.$J$28]*[.$J$28])/([.$I$28]*[.$I$28]))" office:value-type="float" office:value="0.00247129152569505" calcext:value-type="float">
            <text:p>0.002</text:p>
          </table:table-cell>
          <table:table-cell table:style-name="ce27"/>
          <table:table-cell/>
          <table:table-cell table:style-name="ce17" table:formula="of:=[.G19]" office:value-type="float" office:value="244.7" calcext:value-type="float">
            <text:p>244.7000</text:p>
          </table:table-cell>
          <table:table-cell table:style-name="ce14" table:formula="of:=[.K19]/[.M19]" office:value-type="float" office:value="3.13942649321961" calcext:value-type="float">
            <text:p>3.14</text:p>
          </table:table-cell>
          <table:table-cell table:style-name="ce14" table:formula="of:=[.R19]*SQRT(([.L19]*[.L19])/([.K19]*[.K19])+([.N19]*[.N19])/([.M19]*[.M19]))" office:value-type="float" office:value="0.0303389090304841" calcext:value-type="float">
            <text:p>0.03</text:p>
          </table:table-cell>
          <table:table-cell table:style-name="ce29" table:formula="of:=[.S19]*100/[.R19]" office:value-type="float" office:value="0.966383799589151" calcext:value-type="float">
            <text:p>0.9663837996</text:p>
          </table:table-cell>
          <table:table-cell table:style-name="ce30" table:formula="of:=LN([.Q19])" office:value-type="float" office:value="5.50003297044863" calcext:value-type="float">
            <text:p>5.5000330</text:p>
          </table:table-cell>
          <table:table-cell table:style-name="ce30" table:formula="of:=LN([.R19])" office:value-type="float" office:value="1.14404013776699" calcext:value-type="float">
            <text:p>1.1440401</text:p>
          </table:table-cell>
          <table:table-cell table:style-name="ce30" table:formula="of:=[.S19]/[.R19]" office:value-type="float" office:value="0.00966383799589151" calcext:value-type="float">
            <text:p>0.0096638</text:p>
          </table:table-cell>
          <table:table-cell table:formula="of:=[.W19]*100/[.V19]" office:value-type="float" office:value="0.844711446466733" calcext:value-type="float">
            <text:p>0.8447114465</text:p>
          </table:table-cell>
          <table:table-cell table:formula="of:=[.R19]*100/10^[.$T$67]" office:value-type="float" office:value="313.942649321961" calcext:value-type="float">
            <text:p>313.942649322</text:p>
          </table:table-cell>
          <table:table-cell/>
          <table:table-cell table:formula="of:=[.V19]-[.Y19]" office:value-type="float" office:value="-312.798609184194" calcext:value-type="float">
            <text:p>-312.7986091842</text:p>
          </table:table-cell>
          <table:table-cell table:number-columns-repeated="5"/>
          <table:table-cell table:formula="of:=[.AA19]^2/[.W19]^2" office:value-type="float" office:value="1047684080.85993" calcext:value-type="float">
            <text:p>1047684080.85993</text:p>
          </table:table-cell>
          <table:table-cell/>
          <table:table-cell table:style-name="ce30" office:value-type="float" office:value="5.50003297044863" calcext:value-type="float">
            <text:p>5.5000330</text:p>
          </table:table-cell>
          <table:table-cell table:style-name="ce30" office:value-type="float" office:value="1.26896293061997" calcext:value-type="float">
            <text:p>1.2689629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8679" calcext:value-type="float">
            <text:p>408679</text:p>
          </table:table-cell>
          <table:table-cell office:value-type="float" office:value="949" calcext:value-type="float">
            <text:p>949</text:p>
          </table:table-cell>
          <table:table-cell table:style-name="ce7" table:formula="of:=[.C20]/1000" office:value-type="float" office:value="408.679" calcext:value-type="float">
            <text:p>409</text:p>
          </table:table-cell>
          <table:table-cell table:style-name="ce7" table:formula="of:=[.D20]/1000" office:value-type="float" office:value="0.949" calcext:value-type="float">
            <text:p>1</text:p>
          </table:table-cell>
          <table:table-cell table:style-name="ce8" office:value-type="float" office:value="344.2785" calcext:value-type="float">
            <text:p>344.2785</text:p>
          </table:table-cell>
          <table:table-cell table:style-name="ce8" office:value-type="float" office:value="0.0012" calcext:value-type="float">
            <text:p>0.0012</text:p>
          </table:table-cell>
          <table:table-cell table:style-name="ce12" office:value-type="float" office:value="26.59" calcext:value-type="float">
            <text:p>26.6</text:p>
          </table:table-cell>
          <table:table-cell table:style-name="ce8" office:value-type="float" office:value="0.02" calcext:value-type="float">
            <text:p>0.02</text:p>
          </table:table-cell>
          <table:table-cell table:style-name="ce14" table:formula="of:=[.C20]/[.$C$28]" office:value-type="float" office:value="3.20060616502725" calcext:value-type="float">
            <text:p>3.20</text:p>
          </table:table-cell>
          <table:table-cell table:style-name="ce14" table:formula="of:=[.K20]*SQRT(([.D20]*[.D20])/([.C20]*[.C20])+([.$D$28]*[.$D$28])/([.$C$28]*[.$C$28]))" office:value-type="float" office:value="0.0144202633340035" calcext:value-type="float">
            <text:p>0.01</text:p>
          </table:table-cell>
          <table:table-cell table:style-name="ce15" table:formula="of:=([.I20]/[.$I$28])" office:value-type="float" office:value="1.27407762338285" calcext:value-type="float">
            <text:p>1.274</text:p>
          </table:table-cell>
          <table:table-cell table:style-name="ce15" table:formula="of:=[.M20]*SQRT(([.J20]*[.J20])/([.I20]*[.I20])+([.$J$28]*[.$J$28])/([.$I$28]*[.$I$28]))" office:value-type="float" office:value="0.00557729276857676" calcext:value-type="float">
            <text:p>0.006</text:p>
          </table:table-cell>
          <table:table-cell table:style-name="ce27"/>
          <table:table-cell/>
          <table:table-cell table:style-name="ce17" table:formula="of:=[.G20]" office:value-type="float" office:value="344.2785" calcext:value-type="float">
            <text:p>344.2785</text:p>
          </table:table-cell>
          <table:table-cell table:style-name="ce15" table:formula="of:=[.K20]/[.M20]" office:value-type="float" office:value="2.51209667785328" calcext:value-type="float">
            <text:p>2.512</text:p>
          </table:table-cell>
          <table:table-cell table:style-name="ce15" table:formula="of:=[.R20]*SQRT(([.L20]*[.L20])/([.K20]*[.K20])+([.N20]*[.N20])/([.M20]*[.M20]))" office:value-type="float" office:value="0.0157806804695704" calcext:value-type="float">
            <text:p>0.016</text:p>
          </table:table-cell>
          <table:table-cell table:style-name="ce29" table:formula="of:=[.S20]*100/[.R20]" office:value-type="float" office:value="0.628187625448232" calcext:value-type="float">
            <text:p>0.6281876254</text:p>
          </table:table-cell>
          <table:table-cell table:style-name="ce30" table:formula="of:=LN([.Q20])" office:value-type="float" office:value="5.841450922853" calcext:value-type="float">
            <text:p>5.8414509</text:p>
          </table:table-cell>
          <table:table-cell table:style-name="ce30" table:formula="of:=LN([.R20])" office:value-type="float" office:value="0.921117734271928" calcext:value-type="float">
            <text:p>0.9211177</text:p>
          </table:table-cell>
          <table:table-cell table:style-name="ce30" table:formula="of:=[.S20]/[.R20]" office:value-type="float" office:value="0.00628187625448232" calcext:value-type="float">
            <text:p>0.0062819</text:p>
          </table:table-cell>
          <table:table-cell table:formula="of:=[.W20]*100/[.V20]" office:value-type="float" office:value="0.681984074429709" calcext:value-type="float">
            <text:p>0.6819840744</text:p>
          </table:table-cell>
          <table:table-cell table:formula="of:=[.R20]*100/10^[.$T$67]" office:value-type="float" office:value="251.209667785328" calcext:value-type="float">
            <text:p>251.2096677853</text:p>
          </table:table-cell>
          <table:table-cell/>
          <table:table-cell table:formula="of:=[.V20]-[.Y20]" office:value-type="float" office:value="-250.288550051056" calcext:value-type="float">
            <text:p>-250.2885500511</text:p>
          </table:table-cell>
          <table:table-cell table:number-columns-repeated="5"/>
          <table:table-cell table:formula="of:=[.AA20]^2/[.W20]^2" office:value-type="float" office:value="1587461534.10445" calcext:value-type="float">
            <text:p>1587461534.10445</text:p>
          </table:table-cell>
          <table:table-cell/>
          <table:table-cell table:style-name="ce30" office:value-type="float" office:value="5.841450922853" calcext:value-type="float">
            <text:p>5.8414509</text:p>
          </table:table-cell>
          <table:table-cell table:style-name="ce30" office:value-type="float" office:value="1.02739727443243" calcext:value-type="float">
            <text:p>1.0273973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906" calcext:value-type="float">
            <text:p>39906</text:p>
          </table:table-cell>
          <table:table-cell office:value-type="float" office:value="384" calcext:value-type="float">
            <text:p>384</text:p>
          </table:table-cell>
          <table:table-cell table:style-name="ce7" table:formula="of:=[.C21]/1000" office:value-type="float" office:value="39.906" calcext:value-type="float">
            <text:p>40</text:p>
          </table:table-cell>
          <table:table-cell table:style-name="ce7" table:formula="of:=[.D21]/1000" office:value-type="float" office:value="0.384" calcext:value-type="float">
            <text:p>0</text:p>
          </table:table-cell>
          <table:table-cell table:style-name="ce8" office:value-type="float" office:value="443.965" calcext:value-type="float">
            <text:p>443.96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4" table:formula="of:=2.827+0.327" office:value-type="float" office:value="3.154" calcext:value-type="float">
            <text:p>3.15</text:p>
          </table:table-cell>
          <table:table-cell table:style-name="ce14" table:formula="of:=SQRT(0.014^2+0.019^2)" office:value-type="float" office:value="0.0236008474424119" calcext:value-type="float">
            <text:p>0.02</text:p>
          </table:table-cell>
          <table:table-cell table:style-name="ce15" table:formula="of:=[.C21]/[.$C$28]" office:value-type="float" office:value="0.312527410563248" calcext:value-type="float">
            <text:p>0.313</text:p>
          </table:table-cell>
          <table:table-cell table:style-name="ce15" table:formula="of:=[.K21]*SQRT(([.D21]*[.D21])/([.C21]*[.C21])+([.$D$28]*[.$D$28])/([.$C$28]*[.$C$28]))" office:value-type="float" office:value="0.00324038030339264" calcext:value-type="float">
            <text:p>0.003</text:p>
          </table:table-cell>
          <table:table-cell table:style-name="ce17" table:formula="of:=([.I21]/[.$I$28])" office:value-type="float" office:value="0.151126018207954" calcext:value-type="float">
            <text:p>0.1511</text:p>
          </table:table-cell>
          <table:table-cell table:style-name="ce17" table:formula="of:=[.M21]*SQRT(([.J21]*[.J21])/([.I21]*[.I21])+([.$J$28]*[.$J$28])/([.$I$28]*[.$I$28]))" office:value-type="float" office:value="0.00130520424513032" calcext:value-type="float">
            <text:p>0.0013</text:p>
          </table:table-cell>
          <table:table-cell table:style-name="ce27"/>
          <table:table-cell/>
          <table:table-cell table:style-name="ce17" table:formula="of:=[.G21]" office:value-type="float" office:value="443.965" calcext:value-type="float">
            <text:p>443.9650</text:p>
          </table:table-cell>
          <table:table-cell table:style-name="ce14" table:formula="of:=[.K21]/[.M21]" office:value-type="float" office:value="2.06799209209099" calcext:value-type="float">
            <text:p>2.07</text:p>
          </table:table-cell>
          <table:table-cell table:style-name="ce14" table:formula="of:=[.R21]*SQRT(([.L21]*[.L21])/([.K21]*[.K21])+([.N21]*[.N21])/([.M21]*[.M21]))" office:value-type="float" office:value="0.0279057457315044" calcext:value-type="float">
            <text:p>0.03</text:p>
          </table:table-cell>
          <table:table-cell table:style-name="ce29" table:formula="of:=[.S21]*100/[.R21]" office:value-type="float" office:value="1.34941259389867" calcext:value-type="float">
            <text:p>1.3494125939</text:p>
          </table:table-cell>
          <table:table-cell table:style-name="ce30" table:formula="of:=LN([.Q21])" office:value-type="float" office:value="6.09574573049624" calcext:value-type="float">
            <text:p>6.0957457</text:p>
          </table:table-cell>
          <table:table-cell table:style-name="ce30" table:formula="of:=LN([.R21])" office:value-type="float" office:value="0.726578132698344" calcext:value-type="float">
            <text:p>0.7265781</text:p>
          </table:table-cell>
          <table:table-cell table:style-name="ce30" table:formula="of:=[.S21]/[.R21]" office:value-type="float" office:value="0.0134941259389867" calcext:value-type="float">
            <text:p>0.0134941</text:p>
          </table:table-cell>
          <table:table-cell table:formula="of:=[.W21]*100/[.V21]" office:value-type="float" office:value="1.85721608340628" calcext:value-type="float">
            <text:p>1.8572160834</text:p>
          </table:table-cell>
          <table:table-cell table:formula="of:=[.R21]*100/10^[.$T$67]" office:value-type="float" office:value="206.799209209099" calcext:value-type="float">
            <text:p>206.7992092091</text:p>
          </table:table-cell>
          <table:table-cell/>
          <table:table-cell table:formula="of:=[.V21]-[.Y21]" office:value-type="float" office:value="-206.072631076401" calcext:value-type="float">
            <text:p>-206.0726310764</text:p>
          </table:table-cell>
          <table:table-cell table:number-columns-repeated="5"/>
          <table:table-cell table:formula="of:=[.AA21]^2/[.W21]^2" office:value-type="float" office:value="233212118.472487" calcext:value-type="float">
            <text:p>233212118.472487</text:p>
          </table:table-cell>
          <table:table-cell/>
          <table:table-cell table:style-name="ce30" office:value-type="float" office:value="6.09574573049624" calcext:value-type="float">
            <text:p>6.0957457</text:p>
          </table:table-cell>
          <table:table-cell table:style-name="ce30" office:value-type="float" office:value="0.82004904820875" calcext:value-type="float">
            <text:p>0.820049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4844" calcext:value-type="float">
            <text:p>114844</text:p>
          </table:table-cell>
          <table:table-cell office:value-type="float" office:value="546" calcext:value-type="float">
            <text:p>546</text:p>
          </table:table-cell>
          <table:table-cell table:style-name="ce9" table:formula="of:=[.C22]/1000" office:value-type="float" office:value="114.844" calcext:value-type="float">
            <text:p>114.8</text:p>
          </table:table-cell>
          <table:table-cell table:style-name="ce9" table:formula="of:=[.D22]/1000" office:value-type="float" office:value="0.546" calcext:value-type="float">
            <text:p>0.5</text:p>
          </table:table-cell>
          <table:table-cell table:style-name="ce8" office:value-type="float" office:value="778.9045" calcext:value-type="float">
            <text:p>778.9045</text:p>
          </table:table-cell>
          <table:table-cell table:style-name="ce8" office:value-type="float" office:value="0.00024" calcext:value-type="float">
            <text:p>0.00024</text:p>
          </table:table-cell>
          <table:table-cell table:style-name="ce14" office:value-type="float" office:value="12.93" calcext:value-type="float">
            <text:p>12.93</text:p>
          </table:table-cell>
          <table:table-cell table:style-name="ce8" office:value-type="float" office:value="0.08" calcext:value-type="float">
            <text:p>0.08</text:p>
          </table:table-cell>
          <table:table-cell table:style-name="ce15" table:formula="of:=[.C22]/[.$C$28]" office:value-type="float" office:value="0.899411064469645" calcext:value-type="float">
            <text:p>0.899</text:p>
          </table:table-cell>
          <table:table-cell table:style-name="ce15" table:formula="of:=[.K22]*SQRT(([.D22]*[.D22])/([.C22]*[.C22])+([.$D$28]*[.$D$28])/([.$C$28]*[.$C$28]))" office:value-type="float" office:value="0.00550849823101946" calcext:value-type="float">
            <text:p>0.006</text:p>
          </table:table-cell>
          <table:table-cell table:style-name="ce15" table:formula="of:=([.I22]/[.$I$28])" office:value-type="float" office:value="0.619549592716818" calcext:value-type="float">
            <text:p>0.620</text:p>
          </table:table-cell>
          <table:table-cell table:style-name="ce15" table:formula="of:=[.M22]*SQRT(([.J22]*[.J22])/([.I22]*[.I22])+([.$J$28]*[.$J$28])/([.$I$28]*[.$I$28]))" office:value-type="float" office:value="0.00467248228624621" calcext:value-type="float">
            <text:p>0.005</text:p>
          </table:table-cell>
          <table:table-cell table:style-name="ce27"/>
          <table:table-cell/>
          <table:table-cell table:style-name="ce17" table:formula="of:=[.G22]" office:value-type="float" office:value="778.9045" calcext:value-type="float">
            <text:p>778.9045</text:p>
          </table:table-cell>
          <table:table-cell table:style-name="ce15" table:formula="of:=[.K22]/[.M22]" office:value-type="float" office:value="1.45171762687405" calcext:value-type="float">
            <text:p>1.452</text:p>
          </table:table-cell>
          <table:table-cell table:style-name="ce15" table:formula="of:=[.R22]*SQRT(([.L22]*[.L22])/([.K22]*[.K22])+([.N22]*[.N22])/([.M22]*[.M22]))" office:value-type="float" office:value="0.0141039505593506" calcext:value-type="float">
            <text:p>0.014</text:p>
          </table:table-cell>
          <table:table-cell table:style-name="ce29" table:formula="of:=[.S22]*100/[.R22]" office:value-type="float" office:value="0.971535393540707" calcext:value-type="float">
            <text:p>0.9715353935</text:p>
          </table:table-cell>
          <table:table-cell table:style-name="ce30" table:formula="of:=LN([.Q22])" office:value-type="float" office:value="6.65788844528757" calcext:value-type="float">
            <text:p>6.6578884</text:p>
          </table:table-cell>
          <table:table-cell table:style-name="ce30" table:formula="of:=LN([.R22])" office:value-type="float" office:value="0.372747425640676" calcext:value-type="float">
            <text:p>0.3727474</text:p>
          </table:table-cell>
          <table:table-cell table:style-name="ce30" table:formula="of:=[.S22]/[.R22]" office:value-type="float" office:value="0.00971535393540707" calcext:value-type="float">
            <text:p>0.0097154</text:p>
          </table:table-cell>
          <table:table-cell table:formula="of:=[.W22]*100/[.V22]" office:value-type="float" office:value="2.60641744707113" calcext:value-type="float">
            <text:p>2.6064174471</text:p>
          </table:table-cell>
          <table:table-cell table:formula="of:=[.R22]*100/10^[.$T$67]" office:value-type="float" office:value="145.171762687405" calcext:value-type="float">
            <text:p>145.1717626874</text:p>
          </table:table-cell>
          <table:table-cell/>
          <table:table-cell table:formula="of:=[.V22]-[.Y22]" office:value-type="float" office:value="-144.799015261765" calcext:value-type="float">
            <text:p>-144.7990152618</text:p>
          </table:table-cell>
          <table:table-cell table:number-columns-repeated="5"/>
          <table:table-cell table:formula="of:=[.AA22]^2/[.W22]^2" office:value-type="float" office:value="222133450.68358" calcext:value-type="float">
            <text:p>222133450.68358</text:p>
          </table:table-cell>
          <table:table-cell/>
          <table:table-cell table:style-name="ce30" office:value-type="float" office:value="6.65788844528757" calcext:value-type="float">
            <text:p>6.6578884</text:p>
          </table:table-cell>
          <table:table-cell table:style-name="ce30" office:value-type="float" office:value="0.414957475673479" calcext:value-type="float">
            <text:p>0.4149575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963" calcext:value-type="float">
            <text:p>34963</text:p>
          </table:table-cell>
          <table:table-cell office:value-type="float" office:value="351" calcext:value-type="float">
            <text:p>351</text:p>
          </table:table-cell>
          <table:table-cell table:style-name="ce9" table:formula="of:=[.C23]/1000" office:value-type="float" office:value="34.963" calcext:value-type="float">
            <text:p>35.0</text:p>
          </table:table-cell>
          <table:table-cell table:style-name="ce9" table:formula="of:=[.D23]/1000" office:value-type="float" office:value="0.351" calcext:value-type="float">
            <text:p>0.4</text:p>
          </table:table-cell>
          <table:table-cell table:style-name="ce15" office:value-type="float" office:value="867.38" calcext:value-type="float">
            <text:p>867.380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4" office:value-type="float" office:value="4.23" calcext:value-type="float">
            <text:p>4.23</text:p>
          </table:table-cell>
          <table:table-cell table:style-name="ce8" office:value-type="float" office:value="0.03" calcext:value-type="float">
            <text:p>0.03</text:p>
          </table:table-cell>
          <table:table-cell table:style-name="ce15" table:formula="of:=[.C23]/[.$C$28]" office:value-type="float" office:value="0.27381586366769" calcext:value-type="float">
            <text:p>0.274</text:p>
          </table:table-cell>
          <table:table-cell table:style-name="ce15" table:formula="of:=[.K23]*SQRT(([.D23]*[.D23])/([.C23]*[.C23])+([.$D$28]*[.$D$28])/([.$C$28]*[.$C$28]))" office:value-type="float" office:value="0.00294517364215793" calcext:value-type="float">
            <text:p>0.003</text:p>
          </table:table-cell>
          <table:table-cell table:style-name="ce15" table:formula="of:=([.I23]/[.$I$28])" office:value-type="float" office:value="0.20268327743172" calcext:value-type="float">
            <text:p>0.203</text:p>
          </table:table-cell>
          <table:table-cell table:style-name="ce15" table:formula="of:=[.M23]*SQRT(([.J23]*[.J23])/([.I23]*[.I23])+([.$J$28]*[.$J$28])/([.$I$28]*[.$I$28]))" office:value-type="float" office:value="0.00168234643913546" calcext:value-type="float">
            <text:p>0.002</text:p>
          </table:table-cell>
          <table:table-cell table:style-name="ce27"/>
          <table:table-cell/>
          <table:table-cell table:style-name="ce17" table:formula="of:=[.G23]" office:value-type="float" office:value="867.38" calcext:value-type="float">
            <text:p>867.3800</text:p>
          </table:table-cell>
          <table:table-cell table:style-name="ce15" table:formula="of:=[.K23]/[.M23]" office:value-type="float" office:value="1.3509543911926" calcext:value-type="float">
            <text:p>1.351</text:p>
          </table:table-cell>
          <table:table-cell table:style-name="ce15" table:formula="of:=[.R23]*SQRT(([.L23]*[.L23])/([.K23]*[.K23])+([.N23]*[.N23])/([.M23]*[.M23]))" office:value-type="float" office:value="0.0183545190128526" calcext:value-type="float">
            <text:p>0.018</text:p>
          </table:table-cell>
          <table:table-cell table:style-name="ce29" table:formula="of:=[.S23]*100/[.R23]" office:value-type="float" office:value="1.35863350624661" calcext:value-type="float">
            <text:p>1.3586335062</text:p>
          </table:table-cell>
          <table:table-cell table:style-name="ce30" table:formula="of:=LN([.Q23])" office:value-type="float" office:value="6.76547717372248" calcext:value-type="float">
            <text:p>6.7654772</text:p>
          </table:table-cell>
          <table:table-cell table:style-name="ce30" table:formula="of:=LN([.R23])" office:value-type="float" office:value="0.300811299113311" calcext:value-type="float">
            <text:p>0.3008113</text:p>
          </table:table-cell>
          <table:table-cell table:style-name="ce30" table:formula="of:=[.S23]/[.R23]" office:value-type="float" office:value="0.0135863350624661" calcext:value-type="float">
            <text:p>0.0135863</text:p>
          </table:table-cell>
          <table:table-cell table:formula="of:=[.W23]*100/[.V23]" office:value-type="float" office:value="4.51656407273065" calcext:value-type="float">
            <text:p>4.5165640727</text:p>
          </table:table-cell>
          <table:table-cell table:formula="of:=[.R23]*100/10^[.$T$67]" office:value-type="float" office:value="135.09543911926" calcext:value-type="float">
            <text:p>135.0954391193</text:p>
          </table:table-cell>
          <table:table-cell/>
          <table:table-cell table:formula="of:=[.V23]-[.Y23]" office:value-type="float" office:value="-134.794627820147" calcext:value-type="float">
            <text:p>-134.7946278201</text:p>
          </table:table-cell>
          <table:table-cell table:number-columns-repeated="5"/>
          <table:table-cell table:formula="of:=[.AA23]^2/[.W23]^2" office:value-type="float" office:value="98432955.7198059" calcext:value-type="float">
            <text:p>98432955.7198059</text:p>
          </table:table-cell>
          <table:table-cell/>
          <table:table-cell table:style-name="ce30" office:value-type="float" office:value="6.76547717372248" calcext:value-type="float">
            <text:p>6.7654772</text:p>
          </table:table-cell>
          <table:table-cell table:style-name="ce30" office:value-type="float" office:value="0.3297884259032" calcext:value-type="float">
            <text:p>0.3297884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2709" calcext:value-type="float">
            <text:p>112709</text:p>
          </table:table-cell>
          <table:table-cell office:value-type="float" office:value="504" calcext:value-type="float">
            <text:p>504</text:p>
          </table:table-cell>
          <table:table-cell table:style-name="ce9" table:formula="of:=[.C24]/1000" office:value-type="float" office:value="112.709" calcext:value-type="float">
            <text:p>112.7</text:p>
          </table:table-cell>
          <table:table-cell table:style-name="ce9" table:formula="of:=[.D24]/1000" office:value-type="float" office:value="0.504" calcext:value-type="float">
            <text:p>0.5</text:p>
          </table:table-cell>
          <table:table-cell table:style-name="ce8" office:value-type="float" office:value="964.057" calcext:value-type="float">
            <text:p>964.05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4" office:value-type="float" office:value="14.51" calcext:value-type="float">
            <text:p>14.51</text:p>
          </table:table-cell>
          <table:table-cell table:style-name="ce8" office:value-type="float" office:value="0.07" calcext:value-type="float">
            <text:p>0.07</text:p>
          </table:table-cell>
          <table:table-cell table:style-name="ce15" table:formula="of:=[.C24]/[.$C$28]" office:value-type="float" office:value="0.882690620888416" calcext:value-type="float">
            <text:p>0.883</text:p>
          </table:table-cell>
          <table:table-cell table:style-name="ce15" table:formula="of:=[.K24]*SQRT(([.D24]*[.D24])/([.C24]*[.C24])+([.$D$28]*[.$D$28])/([.$C$28]*[.$C$28]))" office:value-type="float" office:value="0.005214838171616" calcext:value-type="float">
            <text:p>0.005</text:p>
          </table:table-cell>
          <table:table-cell table:style-name="ce15" table:formula="of:=([.I24]/[.$I$28])" office:value-type="float" office:value="0.695256348826066" calcext:value-type="float">
            <text:p>0.695</text:p>
          </table:table-cell>
          <table:table-cell table:style-name="ce15" table:formula="of:=[.M24]*SQRT(([.J24]*[.J24])/([.I24]*[.I24])+([.$J$28]*[.$J$28])/([.$I$28]*[.$I$28]))" office:value-type="float" office:value="0.00449881669468575" calcext:value-type="float">
            <text:p>0.004</text:p>
          </table:table-cell>
          <table:table-cell table:style-name="ce27"/>
          <table:table-cell/>
          <table:table-cell table:style-name="ce17" table:formula="of:=[.G24]" office:value-type="float" office:value="964.057" calcext:value-type="float">
            <text:p>964.0570</text:p>
          </table:table-cell>
          <table:table-cell table:style-name="ce15" table:formula="of:=[.K24]/[.M24]" office:value-type="float" office:value="1.26959016250456" calcext:value-type="float">
            <text:p>1.270</text:p>
          </table:table-cell>
          <table:table-cell table:style-name="ce15" table:formula="of:=[.R24]*SQRT(([.L24]*[.L24])/([.K24]*[.K24])+([.N24]*[.N24])/([.M24]*[.M24]))" office:value-type="float" office:value="0.0111242117057901" calcext:value-type="float">
            <text:p>0.011</text:p>
          </table:table-cell>
          <table:table-cell table:style-name="ce29" table:formula="of:=[.S24]*100/[.R24]" office:value-type="float" office:value="0.876204938753225" calcext:value-type="float">
            <text:p>0.8762049388</text:p>
          </table:table-cell>
          <table:table-cell table:style-name="ce30" table:formula="of:=LN([.Q24])" office:value-type="float" office:value="6.87115042149322" calcext:value-type="float">
            <text:p>6.8711504</text:p>
          </table:table-cell>
          <table:table-cell table:style-name="ce30" table:formula="of:=LN([.R24])" office:value-type="float" office:value="0.238694141700172" calcext:value-type="float">
            <text:p>0.2386941</text:p>
          </table:table-cell>
          <table:table-cell table:style-name="ce30" table:formula="of:=[.S24]/[.R24]" office:value-type="float" office:value="0.00876204938753225" calcext:value-type="float">
            <text:p>0.0087620</text:p>
          </table:table-cell>
          <table:table-cell table:formula="of:=[.W24]*100/[.V24]" office:value-type="float" office:value="3.67082716195792" calcext:value-type="float">
            <text:p>3.670827162</text:p>
          </table:table-cell>
          <table:table-cell table:formula="of:=[.R24]*100/10^[.$T$67]" office:value-type="float" office:value="126.959016250456" calcext:value-type="float">
            <text:p>126.9590162505</text:p>
          </table:table-cell>
          <table:table-cell/>
          <table:table-cell table:formula="of:=[.V24]-[.Y24]" office:value-type="float" office:value="-126.720322108756" calcext:value-type="float">
            <text:p>-126.7203221088</text:p>
          </table:table-cell>
          <table:table-cell table:number-columns-repeated="5"/>
          <table:table-cell table:formula="of:=[.AA24]^2/[.W24]^2" office:value-type="float" office:value="209161208.681167" calcext:value-type="float">
            <text:p>209161208.681167</text:p>
          </table:table-cell>
          <table:table-cell/>
          <table:table-cell table:style-name="ce30" office:value-type="float" office:value="6.87115042149322" calcext:value-type="float">
            <text:p>6.8711504</text:p>
          </table:table-cell>
          <table:table-cell table:style-name="ce30" office:value-type="float" office:value="0.269406713942613" calcext:value-type="float">
            <text:p>0.269406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176" calcext:value-type="float">
            <text:p>97176</text:p>
          </table:table-cell>
          <table:table-cell office:value-type="float" office:value="460" calcext:value-type="float">
            <text:p>460</text:p>
          </table:table-cell>
          <table:table-cell table:style-name="ce7" table:formula="of:=[.C25]/1000" office:value-type="float" office:value="97.176" calcext:value-type="float">
            <text:p>97</text:p>
          </table:table-cell>
          <table:table-cell table:style-name="ce7" table:formula="of:=[.D25]/1000" office:value-type="float" office:value="0.46" calcext:value-type="float">
            <text:p>0</text:p>
          </table:table-cell>
          <table:table-cell table:style-name="ce8" office:value-type="float" office:value="1112.069" calcext:value-type="float">
            <text:p>1112.069</text:p>
          </table:table-cell>
          <table:table-cell table:style-name="ce8" office:value-type="float" office:value="0.03" calcext:value-type="float">
            <text:p>0.03</text:p>
          </table:table-cell>
          <table:table-cell table:style-name="ce14" office:value-type="float" office:value="13.67" calcext:value-type="float">
            <text:p>13.67</text:p>
          </table:table-cell>
          <table:table-cell table:style-name="ce8" office:value-type="float" office:value="0.08" calcext:value-type="float">
            <text:p>0.08</text:p>
          </table:table-cell>
          <table:table-cell table:style-name="ce15" table:formula="of:=[.C25]/[.$C$28]" office:value-type="float" office:value="0.761042541194161" calcext:value-type="float">
            <text:p>0.761</text:p>
          </table:table-cell>
          <table:table-cell table:style-name="ce15" table:formula="of:=[.K25]*SQRT(([.D25]*[.D25])/([.C25]*[.C25])+([.$D$28]*[.$D$28])/([.$C$28]*[.$C$28]))" office:value-type="float" office:value="0.0046488945725089" calcext:value-type="float">
            <text:p>0.005</text:p>
          </table:table-cell>
          <table:table-cell table:style-name="ce15" table:formula="of:=([.I25]/[.$I$28])" office:value-type="float" office:value="0.655007187350263" calcext:value-type="float">
            <text:p>0.655</text:p>
          </table:table-cell>
          <table:table-cell table:style-name="ce15" table:formula="of:=[.M25]*SQRT(([.J25]*[.J25])/([.I25]*[.I25])+([.$J$28]*[.$J$28])/([.$I$28]*[.$I$28]))" office:value-type="float" office:value="0.0047615684731189" calcext:value-type="float">
            <text:p>0.005</text:p>
          </table:table-cell>
          <table:table-cell table:style-name="ce27"/>
          <table:table-cell/>
          <table:table-cell table:style-name="ce17" table:formula="of:=[.G25]" office:value-type="float" office:value="1112.069" calcext:value-type="float">
            <text:p>1112.0690</text:p>
          </table:table-cell>
          <table:table-cell table:style-name="ce15" table:formula="of:=[.K25]/[.M25]" office:value-type="float" office:value="1.1618842600382" calcext:value-type="float">
            <text:p>1.162</text:p>
          </table:table-cell>
          <table:table-cell table:style-name="ce15" table:formula="of:=[.R25]*SQRT(([.L25]*[.L25])/([.K25]*[.K25])+([.N25]*[.N25])/([.M25]*[.M25]))" office:value-type="float" office:value="0.0110324153854718" calcext:value-type="float">
            <text:p>0.011</text:p>
          </table:table-cell>
          <table:table-cell table:style-name="ce29" table:formula="of:=[.S25]*100/[.R25]" office:value-type="float" office:value="0.949527914691699" calcext:value-type="float">
            <text:p>0.9495279147</text:p>
          </table:table-cell>
          <table:table-cell table:style-name="ce30" table:formula="of:=LN([.Q25])" office:value-type="float" office:value="7.0139775232452" calcext:value-type="float">
            <text:p>7.0139775</text:p>
          </table:table-cell>
          <table:table-cell table:style-name="ce30" table:formula="of:=LN([.R25])" office:value-type="float" office:value="0.150043049370964" calcext:value-type="float">
            <text:p>0.1500430</text:p>
          </table:table-cell>
          <table:table-cell table:style-name="ce30" table:formula="of:=[.S25]/[.R25]" office:value-type="float" office:value="0.00949527914691699" calcext:value-type="float">
            <text:p>0.0094953</text:p>
          </table:table-cell>
          <table:table-cell table:formula="of:=[.W25]*100/[.V25]" office:value-type="float" office:value="6.3283698823269" calcext:value-type="float">
            <text:p>6.3283698823</text:p>
          </table:table-cell>
          <table:table-cell table:formula="of:=[.R25]*100/10^[.$T$67]" office:value-type="float" office:value="116.18842600382" calcext:value-type="float">
            <text:p>116.1884260038</text:p>
          </table:table-cell>
          <table:table-cell/>
          <table:table-cell table:formula="of:=[.V25]-[.Y25]" office:value-type="float" office:value="-116.038382954449" calcext:value-type="float">
            <text:p>-116.0383829544</text:p>
          </table:table-cell>
          <table:table-cell table:number-columns-repeated="5"/>
          <table:table-cell table:formula="of:=[.AA25]^2/[.W25]^2" office:value-type="float" office:value="149344028.625771" calcext:value-type="float">
            <text:p>149344028.625771</text:p>
          </table:table-cell>
          <table:table-cell/>
          <table:table-cell table:style-name="ce30" office:value-type="float" office:value="7.0139775232452" calcext:value-type="float">
            <text:p>7.0139775</text:p>
          </table:table-cell>
          <table:table-cell table:style-name="ce30" office:value-type="float" office:value="0.154765748338815" calcext:value-type="float">
            <text:p>0.154765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66" calcext:value-type="float">
            <text:p>9366</text:p>
          </table:table-cell>
          <table:table-cell office:value-type="float" office:value="184" calcext:value-type="float">
            <text:p>184</text:p>
          </table:table-cell>
          <table:table-cell table:style-name="ce9" table:formula="of:=[.C26]/1000" office:value-type="float" office:value="9.366" calcext:value-type="float">
            <text:p>9.4</text:p>
          </table:table-cell>
          <table:table-cell table:style-name="ce9" table:formula="of:=[.D26]/1000" office:value-type="float" office:value="0.184" calcext:value-type="float">
            <text:p>0.2</text:p>
          </table:table-cell>
          <table:table-cell table:style-name="ce8" office:value-type="float" office:value="1212.948" calcext:value-type="float">
            <text:p>1212.94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15" office:value-type="float" office:value="1.415" calcext:value-type="float">
            <text:p>1.41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15" table:formula="of:=[.C26]/[.$C$28]" office:value-type="float" office:value="0.0733506672514254" calcext:value-type="float">
            <text:p>0.073</text:p>
          </table:table-cell>
          <table:table-cell table:style-name="ce15" table:formula="of:=[.K26]*SQRT(([.D26]*[.D26])/([.C26]*[.C26])+([.$D$28]*[.$D$28])/([.$C$28]*[.$C$28]))" office:value-type="float" office:value="0.00146857822393895" calcext:value-type="float">
            <text:p>0.001</text:p>
          </table:table-cell>
          <table:table-cell table:style-name="ce17" table:formula="of:=([.I26]/[.$I$28])" office:value-type="float" office:value="0.0678006708193579" calcext:value-type="float">
            <text:p>0.0678</text:p>
          </table:table-cell>
          <table:table-cell table:style-name="ce17" table:formula="of:=[.M26]*SQRT(([.J26]*[.J26])/([.I26]*[.I26])+([.$J$28]*[.$J$28])/([.$I$28]*[.$I$28]))" office:value-type="float" office:value="0.00048210673274131" calcext:value-type="float">
            <text:p>0.0005</text:p>
          </table:table-cell>
          <table:table-cell table:style-name="ce27"/>
          <table:table-cell/>
          <table:table-cell table:style-name="ce17" table:formula="of:=[.G26]" office:value-type="float" office:value="1212.948" calcext:value-type="float">
            <text:p>1212.9480</text:p>
          </table:table-cell>
          <table:table-cell table:style-name="ce15" table:formula="of:=[.K26]/[.M26]" office:value-type="float" office:value="1.08185754454929" calcext:value-type="float">
            <text:p>1.082</text:p>
          </table:table-cell>
          <table:table-cell table:style-name="ce15" table:formula="of:=[.R26]*SQRT(([.L26]*[.L26])/([.K26]*[.K26])+([.N26]*[.N26])/([.M26]*[.M26]))" office:value-type="float" office:value="0.0229857215165529" calcext:value-type="float">
            <text:p>0.023</text:p>
          </table:table-cell>
          <table:table-cell table:style-name="ce29" table:formula="of:=[.S26]*100/[.R26]" office:value-type="float" office:value="2.12465325331986" calcext:value-type="float">
            <text:p>2.1246532533</text:p>
          </table:table-cell>
          <table:table-cell table:style-name="ce30" table:formula="of:=LN([.Q26])" office:value-type="float" office:value="7.10080903910512" calcext:value-type="float">
            <text:p>7.1008090</text:p>
          </table:table-cell>
          <table:table-cell table:style-name="ce30" table:formula="of:=LN([.R26])" office:value-type="float" office:value="0.0786795123750017" calcext:value-type="float">
            <text:p>0.0786795</text:p>
          </table:table-cell>
          <table:table-cell table:style-name="ce30" table:formula="of:=[.S26]/[.R26]" office:value-type="float" office:value="0.0212465325331986" calcext:value-type="float">
            <text:p>0.0212465</text:p>
          </table:table-cell>
          <table:table-cell table:formula="of:=[.W26]*100/[.V26]" office:value-type="float" office:value="27.0038945233081" calcext:value-type="float">
            <text:p>27.0038945233</text:p>
          </table:table-cell>
          <table:table-cell table:formula="of:=[.R26]*100/10^[.$T$67]" office:value-type="float" office:value="108.185754454929" calcext:value-type="float">
            <text:p>108.1857544549</text:p>
          </table:table-cell>
          <table:table-cell/>
          <table:table-cell table:formula="of:=[.V26]-[.Y26]" office:value-type="float" office:value="-108.107074942554" calcext:value-type="float">
            <text:p>-108.1070749426</text:p>
          </table:table-cell>
          <table:table-cell table:number-columns-repeated="5"/>
          <table:table-cell table:formula="of:=[.AA26]^2/[.W26]^2" office:value-type="float" office:value="25890003.4486201" calcext:value-type="float">
            <text:p>25890003.4486201</text:p>
          </table:table-cell>
          <table:table-cell/>
          <table:table-cell table:style-name="ce30" office:value-type="float" office:value="7.10080903910512" calcext:value-type="float">
            <text:p>7.1008090</text:p>
          </table:table-cell>
          <table:table-cell table:style-name="ce30" office:value-type="float" office:value="0.0997520530058494" calcext:value-type="float">
            <text:p>0.0997521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93" calcext:value-type="float">
            <text:p>10093</text:p>
          </table:table-cell>
          <table:table-cell office:value-type="float" office:value="165" calcext:value-type="float">
            <text:p>165</text:p>
          </table:table-cell>
          <table:table-cell table:style-name="ce9" table:formula="of:=[.C27]/1000" office:value-type="float" office:value="10.093" calcext:value-type="float">
            <text:p>10.1</text:p>
          </table:table-cell>
          <table:table-cell table:style-name="ce9" table:formula="of:=[.D27]/1000" office:value-type="float" office:value="0.165" calcext:value-type="float">
            <text:p>0.2</text:p>
          </table:table-cell>
          <table:table-cell table:style-name="ce8" office:value-type="float" office:value="1299.142" calcext:value-type="float">
            <text:p>1299.14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15" office:value-type="float" office:value="1.633" calcext:value-type="float">
            <text:p>1.63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15" table:formula="of:=[.C27]/[.$C$28]" office:value-type="float" office:value="0.0790442328174926" calcext:value-type="float">
            <text:p>0.079</text:p>
          </table:table-cell>
          <table:table-cell table:style-name="ce15" table:formula="of:=[.K27]*SQRT(([.D27]*[.D27])/([.C27]*[.C27])+([.$D$28]*[.$D$28])/([.$C$28]*[.$C$28]))" office:value-type="float" office:value="0.00132776205512092" calcext:value-type="float">
            <text:p>0.001</text:p>
          </table:table-cell>
          <table:table-cell table:style-name="ce17" table:formula="of:=([.I27]/[.$I$28])" office:value-type="float" office:value="0.0782462865356972" calcext:value-type="float">
            <text:p>0.0782</text:p>
          </table:table-cell>
          <table:table-cell table:style-name="ce17" table:formula="of:=[.M27]*SQRT(([.J27]*[.J27])/([.I27]*[.I27])+([.$J$28]*[.$J$28])/([.$I$28]*[.$I$28]))" office:value-type="float" office:value="0.000625830907217361" calcext:value-type="float">
            <text:p>0.0006</text:p>
          </table:table-cell>
          <table:table-cell table:style-name="ce27"/>
          <table:table-cell/>
          <table:table-cell table:style-name="ce17" table:formula="of:=[.G27]" office:value-type="float" office:value="1299.142" calcext:value-type="float">
            <text:p>1299.1420</text:p>
          </table:table-cell>
          <table:table-cell table:style-name="ce15" table:formula="of:=[.K27]/[.M27]" office:value-type="float" office:value="1.01019788052729" calcext:value-type="float">
            <text:p>1.010</text:p>
          </table:table-cell>
          <table:table-cell table:style-name="ce15" table:formula="of:=[.R27]*SQRT(([.L27]*[.L27])/([.K27]*[.K27])+([.N27]*[.N27])/([.M27]*[.M27]))" office:value-type="float" office:value="0.0187944198587626" calcext:value-type="float">
            <text:p>0.019</text:p>
          </table:table-cell>
          <table:table-cell table:style-name="ce29" table:formula="of:=[.S27]*100/[.R27]" office:value-type="float" office:value="1.86046914382284" calcext:value-type="float">
            <text:p>1.8604691438</text:p>
          </table:table-cell>
          <table:table-cell table:style-name="ce30" table:formula="of:=LN([.Q27])" office:value-type="float" office:value="7.16945932555375" calcext:value-type="float">
            <text:p>7.1694593</text:p>
          </table:table-cell>
          <table:table-cell table:style-name="ce30" table:formula="of:=LN([.R27])" office:value-type="float" office:value="0.0101462329772461" calcext:value-type="float">
            <text:p>0.0101462</text:p>
          </table:table-cell>
          <table:table-cell table:style-name="ce30" table:formula="of:=[.S27]/[.R27]" office:value-type="float" office:value="0.0186046914382284" calcext:value-type="float">
            <text:p>0.0186047</text:p>
          </table:table-cell>
          <table:table-cell table:formula="of:=[.W27]*100/[.V27]" office:value-type="float" office:value="183.365505995686" calcext:value-type="float">
            <text:p>183.3655059957</text:p>
          </table:table-cell>
          <table:table-cell table:formula="of:=[.R27]*100/10^[.$T$67]" office:value-type="float" office:value="101.019788052729" calcext:value-type="float">
            <text:p>101.0197880527</text:p>
          </table:table-cell>
          <table:table-cell/>
          <table:table-cell table:formula="of:=[.V27]-[.Y27]" office:value-type="float" office:value="-101.009641819752" calcext:value-type="float">
            <text:p>-101.0096418198</text:p>
          </table:table-cell>
          <table:table-cell table:number-columns-repeated="5"/>
          <table:table-cell table:formula="of:=[.AA27]^2/[.W27]^2" office:value-type="float" office:value="29476826.0834101" calcext:value-type="float">
            <text:p>29476826.0834101</text:p>
          </table:table-cell>
          <table:table-cell/>
          <table:table-cell table:style-name="ce30" office:value-type="float" office:value="7.16945932555375" calcext:value-type="float">
            <text:p>7.1694593</text:p>
          </table:table-cell>
          <table:table-cell table:style-name="ce30" office:value-type="float" office:value="0.0531204502758263" calcext:value-type="float">
            <text:p>0.0531205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7688" calcext:value-type="float">
            <text:p>127688</text:p>
          </table:table-cell>
          <table:table-cell office:value-type="float" office:value="493" calcext:value-type="float">
            <text:p>493</text:p>
          </table:table-cell>
          <table:table-cell table:style-name="ce7" table:formula="of:=[.C28]/1000" office:value-type="float" office:value="127.688" calcext:value-type="float">
            <text:p>128</text:p>
          </table:table-cell>
          <table:table-cell table:style-name="ce7" table:formula="of:=[.D28]/1000" office:value-type="float" office:value="0.493" calcext:value-type="float">
            <text:p>0</text:p>
          </table:table-cell>
          <table:table-cell table:style-name="ce8" office:value-type="float" office:value="1408.006" calcext:value-type="float">
            <text:p>1408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4" office:value-type="float" office:value="20.87" calcext:value-type="float">
            <text:p>20.87</text:p>
          </table:table-cell>
          <table:table-cell table:style-name="ce8" office:value-type="float" office:value="0.09" calcext:value-type="float">
            <text:p>0.09</text:p>
          </table:table-cell>
          <table:table-cell table:style-name="ce15" table:formula="of:=[.C28]/[.$C$28]" office:value-type="float" office:value="1" calcext:value-type="float">
            <text:p>1.000</text:p>
          </table:table-cell>
          <table:table-cell table:style-name="ce15" table:formula="of:=[.K28]*SQRT(([.D28]*[.D28])/([.C28]*[.C28])+([.$D$28]*[.$D$28])/([.$C$28]*[.$C$28]))" office:value-type="float" office:value="0.00546024126190351" calcext:value-type="float">
            <text:p>0.005</text:p>
          </table:table-cell>
          <table:table-cell table:style-name="ce15" table:formula="of:=([.I28]/[.$I$28])" office:value-type="float" office:value="1" calcext:value-type="float">
            <text:p>1.000</text:p>
          </table:table-cell>
          <table:table-cell table:style-name="ce15" table:formula="of:=[.M28]*SQRT(([.J28]*[.J28])/([.I28]*[.I28])+([.$J$28]*[.$J$28])/([.$I$28]*[.$I$28]))" office:value-type="float" office:value="0.00609866893213122" calcext:value-type="float">
            <text:p>0.006</text:p>
          </table:table-cell>
          <table:table-cell table:style-name="ce27"/>
          <table:table-cell/>
          <table:table-cell table:style-name="ce17" table:formula="of:=[.G28]" office:value-type="float" office:value="1408.006" calcext:value-type="float">
            <text:p>1408.0060</text:p>
          </table:table-cell>
          <table:table-cell table:style-name="ce15" table:formula="of:=[.K28]/[.M28]" office:value-type="float" office:value="1" calcext:value-type="float">
            <text:p>1.000</text:p>
          </table:table-cell>
          <table:table-cell table:style-name="ce15" table:formula="of:=[.R28]*SQRT(([.L28]*[.L28])/([.K28]*[.K28])+([.N28]*[.N28])/([.M28]*[.M28]))" office:value-type="float" office:value="0.0081858412751492" calcext:value-type="float">
            <text:p>0.008</text:p>
          </table:table-cell>
          <table:table-cell table:style-name="ce29" table:formula="of:=[.S28]*100/[.R28]" office:value-type="float" office:value="0.81858412751492" calcext:value-type="float">
            <text:p>0.8185841275</text:p>
          </table:table-cell>
          <table:table-cell table:style-name="ce30" table:formula="of:=LN([.Q28])" office:value-type="float" office:value="7.24992979807255" calcext:value-type="float">
            <text:p>7.2499298</text:p>
          </table:table-cell>
          <table:table-cell table:style-name="ce30" table:formula="of:=LN([.R28])" office:value-type="float" office:value="0" calcext:value-type="float">
            <text:p>0.0000000</text:p>
          </table:table-cell>
          <table:table-cell table:style-name="ce30" table:formula="of:=[.S28]/[.R28]" office:value-type="float" office:value="0.0081858412751492" calcext:value-type="float">
            <text:p>0.0081858</text:p>
          </table:table-cell>
          <table:table-cell table:formula="of:=[.W28]*100/[.V28]" office:value-type="string" office:string-value="" calcext:value-type="error">
            <text:p>#DIV/0!</text:p>
          </table:table-cell>
          <table:table-cell table:formula="of:=[.R28]*100/10^[.$T$67]" office:value-type="float" office:value="100" calcext:value-type="float">
            <text:p>100</text:p>
          </table:table-cell>
          <table:table-cell/>
          <table:table-cell table:formula="of:=[.V28]-[.Y28]" office:value-type="float" office:value="-100" calcext:value-type="float">
            <text:p>-100</text:p>
          </table:table-cell>
          <table:table-cell table:number-columns-repeated="5"/>
          <table:table-cell table:formula="of:=[.AA28]^2/[.W28]^2" office:value-type="float" office:value="149235917.960679" calcext:value-type="float">
            <text:p>149235917.960679</text:p>
          </table:table-cell>
          <table:table-cell/>
          <table:table-cell table:style-name="ce30" office:value-type="float" office:value="7.24992979807255" calcext:value-type="float">
            <text:p>7.2499298</text:p>
          </table:table-cell>
          <table:table-cell table:style-name="ce30" office:value-type="float" office:value="0" calcext:value-type="float">
            <text:p>0.000000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7" table:formula="of:=[.F27]/1000" office:value-type="float" office:value="0.000165" calcext:value-type="float">
            <text:p>0</text:p>
          </table:table-cell>
          <table:table-cell table:style-name="ce7" table:formula="of:=[.G27]/1000" office:value-type="float" office:value="1.299142" calcext:value-type="float">
            <text:p>1</text:p>
          </table:table-cell>
          <table:table-cell table:number-columns-repeated="12"/>
          <table:table-cell table:style-name="ce29"/>
          <table:table-cell table:style-name="ce30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 table:formula="of:=[.F28]/1000" office:value-type="float" office:value="0.000493" calcext:value-type="float">
            <text:p>0.0</text:p>
          </table:table-cell>
          <table:table-cell table:style-name="ce9" table:formula="of:=[.G28]/1000" office:value-type="float" office:value="1.408006" calcext:value-type="float">
            <text:p>1.4</text:p>
          </table:table-cell>
          <table:table-cell table:number-columns-repeated="12"/>
          <table:table-cell table:style-name="ce29"/>
          <table:table-cell table:style-name="ce30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a-133</text:p>
          </table:table-cell>
          <table:table-cell table:number-columns-repeated="16"/>
          <table:table-cell table:style-name="ce29"/>
          <table:table-cell table:style-name="ce30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Error</text:p>
          </table:table-cell>
          <table:table-cell table:style-name="ce8" table:number-columns-repeated="2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anching Ratio</text:p>
          </table:table-cell>
          <table:table-cell table:style-name="ce8" office:value-type="string" calcext:value-type="string">
            <text:p>Error</text:p>
          </table:table-cell>
          <table:table-cell table:style-name="ce8"/>
          <table:table-cell/>
          <table:table-cell table:style-name="ce8"/>
          <table:table-cell table:style-name="ce8" office:value-type="string" calcext:value-type="string">
            <text:p>Relative Efficiency</text:p>
          </table:table-cell>
          <table:table-cell table:style-name="ce8" office:value-type="string" calcext:value-type="string">
            <text:p>Error</text:p>
          </table:table-cell>
          <table:table-cell table:style-name="ce29"/>
          <table:table-cell table:style-name="ce30" table:number-columns-repeated="3"/>
          <table:table-cell table:number-columns-repeated="18"/>
        </table:table-row>
        <table:table-row table:style-name="ro1">
          <table:table-cell table:style-name="ce3" office:value-type="float" office:value="5488" calcext:value-type="float">
            <text:p>5.49E+003</text:p>
          </table:table-cell>
          <table:table-cell table:formula="of:=[.A33]/[.A39]" office:value-type="float" office:value="0.47490481135341" calcext:value-type="float">
            <text:p>0.4749048114</text:p>
          </table:table-cell>
          <table:table-cell office:value-type="float" office:value="21816" calcext:value-type="float">
            <text:p>21816</text:p>
          </table:table-cell>
          <table:table-cell office:value-type="float" office:value="958.889983261896" calcext:value-type="float">
            <text:p>958.8899832619</text:p>
          </table:table-cell>
          <table:table-cell table:style-name="ce12" table:formula="of:=[.C33]/1000" office:value-type="float" office:value="21.816" calcext:value-type="float">
            <text:p>21.8</text:p>
          </table:table-cell>
          <table:table-cell table:style-name="ce12" table:formula="of:=[.D33]/1000" office:value-type="float" office:value="0.958889983261896" calcext:value-type="float">
            <text:p>1.0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8" office:value-type="float" office:value="2.14" calcext:value-type="float">
            <text:p>2.14</text:p>
          </table:table-cell>
          <table:table-cell table:style-name="ce8" office:value-type="float" office:value="0.03" calcext:value-type="float">
            <text:p>0.03</text:p>
          </table:table-cell>
          <table:table-cell table:style-name="ce17" table:formula="of:=[.C33]/[.$C$39]" office:value-type="float" office:value="0.461538461538462" calcext:value-type="float">
            <text:p>0.4615</text:p>
          </table:table-cell>
          <table:table-cell table:style-name="ce15" table:formula="of:=[.K33]*SQRT(([.D33]*[.D33])/([.C33]*[.C33])+([.$D$39]*[.$D$39])/([.$C$39]*[.$C$39]))" office:value-type="float" office:value="0.020730141575298" calcext:value-type="float">
            <text:p>0.021</text:p>
          </table:table-cell>
          <table:table-cell table:style-name="ce14" table:formula="of:=([.I33]/[.$I$39])" office:value-type="float" office:value="0.239373601789709" calcext:value-type="float">
            <text:p>0.24</text:p>
          </table:table-cell>
          <table:table-cell table:style-name="ce15" table:formula="of:=[.M33]*SQRT(([.J33]*[.J33])/([.I33]*[.I33])+([.$J$39]*[.$J$39])/([.$I$39]*[.$I$39]))" office:value-type="float" office:value="0.0037204443666076" calcext:value-type="float">
            <text:p>0.004</text:p>
          </table:table-cell>
          <table:table-cell table:number-columns-repeated="2"/>
          <table:table-cell table:style-name="ce22" table:formula="of:=[.G33]" office:value-type="float" office:value="53.1622" calcext:value-type="float">
            <text:p>53.16220</text:p>
          </table:table-cell>
          <table:table-cell table:style-name="ce15" table:formula="of:=[.K33]/[.M33]" office:value-type="float" office:value="1.92810927390367" calcext:value-type="float">
            <text:p>1.928</text:p>
          </table:table-cell>
          <table:table-cell table:style-name="ce15" table:formula="of:=[.R33]*SQRT(([.L33]*[.L33])/([.K33]*[.K33])+([.N33]*[.N33])/([.M33]*[.M33]))" office:value-type="float" office:value="0.0916400036511767" calcext:value-type="float">
            <text:p>0.092</text:p>
          </table:table-cell>
          <table:table-cell table:style-name="ce29" table:formula="of:=[.S33]*100/[.R33]" office:value-type="float" office:value="4.75284284410092" calcext:value-type="float">
            <text:p>4.7528428441</text:p>
          </table:table-cell>
          <table:table-cell table:style-name="ce30" table:formula="of:=LN([.Q33])" office:value-type="float" office:value="3.97334761748835" calcext:value-type="float">
            <text:p>3.9733476</text:p>
          </table:table-cell>
          <table:table-cell table:style-name="ce30" table:formula="of:=LN([.R33])" office:value-type="float" office:value="0.656539871918182" calcext:value-type="float">
            <text:p>0.6565399</text:p>
          </table:table-cell>
          <table:table-cell table:style-name="ce36" table:formula="of:=[.S33]/[.R33]" office:value-type="float" office:value="0.0475284284410092" calcext:value-type="float">
            <text:p>0.04752843</text:p>
          </table:table-cell>
          <table:table-cell table:formula="of:=[.W33]*100/[.V33]" office:value-type="float" office:value="7.23922955389559" calcext:value-type="float">
            <text:p>7.2392295539</text:p>
          </table:table-cell>
          <table:table-cell table:formula="of:=[.$V$63]+[.$V$64]*[.U33]+[.$T$66]*[.U33]^2+[.$T$68]" office:value-type="float" office:value="0" calcext:value-type="float">
            <text:p>0</text:p>
          </table:table-cell>
          <table:table-cell/>
          <table:table-cell table:formula="of:=[.V33]-[.Y33]" office:value-type="float" office:value="0.656539871918182" calcext:value-type="float">
            <text:p>0.6565398719</text:p>
          </table:table-cell>
          <table:table-cell table:number-columns-repeated="5"/>
          <table:table-cell table:formula="of:=[.AA33]^2/[.W33]^2" office:value-type="float" office:value="190.816226685883" calcext:value-type="float">
            <text:p>190.8162266859</text:p>
          </table:table-cell>
          <table:table-cell table:number-columns-repeated="8"/>
        </table:table-row>
        <table:table-row table:style-name="ro1">
          <table:table-cell table:style-name="ce3" office:value-type="float" office:value="83433" calcext:value-type="float">
            <text:p>8.34E+004</text:p>
          </table:table-cell>
          <table:table-cell table:formula="of:=[.A34]/[.A39]" office:value-type="float" office:value="7.21988577362409" calcext:value-type="float">
            <text:p>7.2198857736</text:p>
          </table:table-cell>
          <table:table-cell table:number-columns-repeated="2"/>
          <table:table-cell table:style-name="ce12" table:formula="of:=[.C34]/1000" office:value-type="float" office:value="0" calcext:value-type="float">
            <text:p>0.0</text:p>
          </table:table-cell>
          <table:table-cell table:style-name="ce12" table:formula="of:=[.D34]/1000" office:value-type="float" office:value="0" calcext:value-type="float">
            <text:p>0.0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0.0012" calcext:value-type="float">
            <text:p>0.0012</text:p>
          </table:table-cell>
          <table:table-cell table:style-name="ce8" office:value-type="float" office:value="2.65" calcext:value-type="float">
            <text:p>2.65</text:p>
          </table:table-cell>
          <table:table-cell table:style-name="ce8" office:value-type="float" office:value="0.05" calcext:value-type="float">
            <text:p>0.05</text:p>
          </table:table-cell>
          <table:table-cell table:style-name="ce17" table:formula="of:=[.C34]/[.$C$39]" office:value-type="float" office:value="0" calcext:value-type="float">
            <text:p>0.0000</text:p>
          </table:table-cell>
          <table:table-cell table:style-name="ce15" table:formula="of:=[.K34]*SQRT(([.D34]*[.D34])/([.C34]*[.C34])+([.$D$39]*[.$D$39])/([.$C$39]*[.$C$39]))" office:value-type="string" office:string-value="" calcext:value-type="error">
            <text:p>#DIV/0!</text:p>
          </table:table-cell>
          <table:table-cell table:style-name="ce14" table:formula="of:=([.I34]/[.$I$39])" office:value-type="float" office:value="0.296420581655481" calcext:value-type="float">
            <text:p>0.30</text:p>
          </table:table-cell>
          <table:table-cell table:style-name="ce14" table:formula="of:=[.M34]*SQRT(([.J34]*[.J34])/([.I34]*[.I34])+([.$J$39]*[.$J$39])/([.$I$39]*[.$I$39]))" office:value-type="float" office:value="0.00593612534808399" calcext:value-type="float">
            <text:p>0.01</text:p>
          </table:table-cell>
          <table:table-cell table:number-columns-repeated="2"/>
          <table:table-cell table:style-name="ce22" table:formula="of:=[.G34]" office:value-type="float" office:value="79.6142" calcext:value-type="float">
            <text:p>79.61420</text:p>
          </table:table-cell>
          <table:table-cell table:style-name="ce14" table:formula="of:=[.K34]/[.M34]" office:value-type="float" office:value="0" calcext:value-type="float">
            <text:p>0.00</text:p>
          </table:table-cell>
          <table:table-cell table:style-name="ce14" table:formula="of:=[.R34]*SQRT(([.L34]*[.L34])/([.K34]*[.K34])+([.N34]*[.N34])/([.M34]*[.M34]))" office:value-type="string" office:string-value="" calcext:value-type="error">
            <text:p>#DIV/0!</text:p>
          </table:table-cell>
          <table:table-cell table:style-name="ce29" table:formula="of:=[.S34]*100/[.R34]" office:value-type="string" office:string-value="" calcext:value-type="error">
            <text:p>#DIV/0!</text:p>
          </table:table-cell>
          <table:table-cell table:style-name="ce30" table:formula="of:=LN([.Q34])" office:value-type="float" office:value="4.37719246890018" calcext:value-type="float">
            <text:p>4.3771925</text:p>
          </table:table-cell>
          <table:table-cell table:style-name="ce30" table:formula="of:=LN([.R34])" office:value-type="string" office:string-value="" calcext:value-type="error">
            <text:p>Err:502</text:p>
          </table:table-cell>
          <table:table-cell table:style-name="ce30" table:formula="of:=[.S34]/[.R34]" office:value-type="string" office:string-value="" calcext:value-type="error">
            <text:p>#DIV/0!</text:p>
          </table:table-cell>
          <table:table-cell table:formula="of:=[.W34]*100/[.V34]" office:value-type="string" office:string-value="" calcext:value-type="error">
            <text:p>#DIV/0!</text:p>
          </table:table-cell>
          <table:table-cell table:number-columns-repeated="10"/>
          <table:table-cell table:style-name="ce30" office:value-type="float" office:value="4.37719246890018" calcext:value-type="float">
            <text:p>4.3771925</text:p>
          </table:table-cell>
          <table:table-cell table:style-name="ce30" office:value-type="float" office:value="0.151937883861394" calcext:value-type="float">
            <text:p>0.1519379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57124" calcext:value-type="float">
            <text:p>5.71E+004</text:p>
          </table:table-cell>
          <table:table-cell table:style-name="ce7" table:formula="of:=[.A35]/[.A39]" office:value-type="float" office:value="4.94323295257875" calcext:value-type="float">
            <text:p>5</text:p>
          </table:table-cell>
          <table:table-cell office:value-type="float" office:value="341608" calcext:value-type="float">
            <text:p>341608</text:p>
          </table:table-cell>
          <table:table-cell office:value-type="float" office:value="1633" calcext:value-type="float">
            <text:p>1633</text:p>
          </table:table-cell>
          <table:table-cell table:style-name="ce12" table:formula="of:=[.C35]/1000" office:value-type="float" office:value="341.608" calcext:value-type="float">
            <text:p>341.6</text:p>
          </table:table-cell>
          <table:table-cell table:style-name="ce12" table:formula="of:=[.D35]/1000" office:value-type="float" office:value="1.633" calcext:value-type="float">
            <text:p>1.6</text:p>
          </table:table-cell>
          <table:table-cell table:style-name="ce8" office:value-type="float" office:value="80.9979" calcext:value-type="float">
            <text:p>80.9979</text:p>
          </table:table-cell>
          <table:table-cell table:style-name="ce8" office:value-type="float" office:value="0.0011" calcext:value-type="float">
            <text:p>0.0011</text:p>
          </table:table-cell>
          <table:table-cell table:style-name="ce12" table:formula="of:=32.9+[.I34]" office:value-type="float" office:value="35.55" calcext:value-type="float">
            <text:p>35.6</text:p>
          </table:table-cell>
          <table:table-cell table:style-name="ce8" table:formula="of:=SQRT(0.3^2+[.J34]^2)" office:value-type="float" office:value="0.304138126514911" calcext:value-type="float">
            <text:p>0.3041381265</text:p>
          </table:table-cell>
          <table:table-cell table:style-name="ce17" table:formula="of:=[.C35]/[.$C$39]" office:value-type="float" office:value="7.22704578150123" calcext:value-type="float">
            <text:p>7.2270</text:p>
          </table:table-cell>
          <table:table-cell table:style-name="ce14" table:formula="of:=[.K35]*SQRT(([.D35]*[.D35])/([.C35]*[.C35])+([.$D$39]*[.$D$39])/([.$C$39]*[.$C$39]))" office:value-type="float" office:value="0.0752184036567127" calcext:value-type="float">
            <text:p>0.08</text:p>
          </table:table-cell>
          <table:table-cell table:style-name="ce14" table:formula="of:=([.I35]/[.$I$39])" office:value-type="float" office:value="3.97651006711409" calcext:value-type="float">
            <text:p>3.98</text:p>
          </table:table-cell>
          <table:table-cell table:style-name="ce14" table:formula="of:=[.M35]*SQRT(([.J35]*[.J35])/([.I35]*[.I35])+([.$J$39]*[.$J$39])/([.$I$39]*[.$I$39]))" office:value-type="float" office:value="0.0432389167980986" calcext:value-type="float">
            <text:p>0.04</text:p>
          </table:table-cell>
          <table:table-cell table:style-name="ce12"/>
          <table:table-cell/>
          <table:table-cell table:style-name="ce22" table:formula="of:=[.G35]" office:value-type="float" office:value="80.9979" calcext:value-type="float">
            <text:p>80.99790</text:p>
          </table:table-cell>
          <table:table-cell table:style-name="ce15" table:formula="of:=[.K35]/[.M35]" office:value-type="float" office:value="1.81743429779525" calcext:value-type="float">
            <text:p>1.817</text:p>
          </table:table-cell>
          <table:table-cell table:style-name="ce15" table:formula="of:=[.R35]*SQRT(([.L35]*[.L35])/([.K35]*[.K35])+([.N35]*[.N35])/([.M35]*[.M35]))" office:value-type="float" office:value="0.0273558162686556" calcext:value-type="float">
            <text:p>0.027</text:p>
          </table:table-cell>
          <table:table-cell table:style-name="ce29" table:formula="of:=[.S35]*100/[.R35]" office:value-type="float" office:value="1.50518873237076" calcext:value-type="float">
            <text:p>1.5051887324</text:p>
          </table:table-cell>
          <table:table-cell table:style-name="ce30" table:formula="of:=LN([.Q35])" office:value-type="float" office:value="4.39442322841043" calcext:value-type="float">
            <text:p>4.3944232</text:p>
          </table:table-cell>
          <table:table-cell table:style-name="ce30" table:formula="of:=LN([.R35])" office:value-type="float" office:value="0.59742578000334" calcext:value-type="float">
            <text:p>0.5974258</text:p>
          </table:table-cell>
          <table:table-cell table:style-name="ce30" table:formula="of:=[.S35]/[.R35]" office:value-type="float" office:value="0.0150518873237076" calcext:value-type="float">
            <text:p>0.0150519</text:p>
          </table:table-cell>
          <table:table-cell table:formula="of:=[.W35]*100/[.V35]" office:value-type="float" office:value="2.51945728281485" calcext:value-type="float">
            <text:p>2.5194572828</text:p>
          </table:table-cell>
          <table:table-cell table:formula="of:=[.$V$63]+[.$V$64]*[.U35]+[.$T$66]*[.U35]^2+[.$T$68]" office:value-type="float" office:value="0" calcext:value-type="float">
            <text:p>0</text:p>
          </table:table-cell>
          <table:table-cell/>
          <table:table-cell table:formula="of:=[.V35]-[.Y35]" office:value-type="float" office:value="0.59742578000334" calcext:value-type="float">
            <text:p>0.59742578</text:p>
          </table:table-cell>
          <table:table-cell table:number-columns-repeated="5"/>
          <table:table-cell table:formula="of:=[.AA35]^2/[.W35]^2" office:value-type="float" office:value="1575.38244379819" calcext:value-type="float">
            <text:p>1575.3824437982</text:p>
          </table:table-cell>
          <table:table-cell/>
          <table:table-cell table:style-name="ce30" office:value-type="float" office:value="4.39442322841043" calcext:value-type="float">
            <text:p>4.3944232</text:p>
          </table:table-cell>
          <table:table-cell table:style-name="ce30" office:value-type="float" office:value="0.17363365523875" calcext:value-type="float">
            <text:p>0.173633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48316" calcext:value-type="float">
            <text:p>48316</text:p>
          </table:table-cell>
          <table:table-cell office:value-type="float" office:value="543" calcext:value-type="float">
            <text:p>543</text:p>
          </table:table-cell>
          <table:table-cell table:style-name="ce12" table:formula="of:=[.C36]/1000" office:value-type="float" office:value="48.316" calcext:value-type="float">
            <text:p>48.3</text:p>
          </table:table-cell>
          <table:table-cell table:style-name="ce12" table:formula="of:=[.D36]/1000" office:value-type="float" office:value="0.543" calcext:value-type="float">
            <text:p>0.5</text:p>
          </table:table-cell>
          <table:table-cell table:style-name="ce8" office:value-type="float" office:value="276.3989" calcext:value-type="float">
            <text:p>276.3989</text:p>
          </table:table-cell>
          <table:table-cell table:style-name="ce8" office:value-type="float" office:value="0.0012" calcext:value-type="float">
            <text:p>0.0012</text:p>
          </table:table-cell>
          <table:table-cell table:style-name="ce12" office:value-type="float" office:value="7.16" calcext:value-type="float">
            <text:p>7.2</text:p>
          </table:table-cell>
          <table:table-cell table:style-name="ce8" office:value-type="float" office:value="0.05" calcext:value-type="float">
            <text:p>0.05</text:p>
          </table:table-cell>
          <table:table-cell table:style-name="ce17" table:formula="of:=[.C36]/[.$C$39]" office:value-type="float" office:value="1.02217144791402" calcext:value-type="float">
            <text:p>1.0222</text:p>
          </table:table-cell>
          <table:table-cell table:style-name="ce14" table:formula="of:=[.K36]*SQRT(([.D36]*[.D36])/([.C36]*[.C36])+([.$D$39]*[.$D$39])/([.$C$39]*[.$C$39]))" office:value-type="float" office:value="0.0148752138152861" calcext:value-type="float">
            <text:p>0.01</text:p>
          </table:table-cell>
          <table:table-cell table:style-name="ce15" table:formula="of:=([.I36]/[.$I$39])" office:value-type="float" office:value="0.80089485458613" calcext:value-type="float">
            <text:p>0.801</text:p>
          </table:table-cell>
          <table:table-cell table:style-name="ce15" table:formula="of:=[.M36]*SQRT(([.J36]*[.J36])/([.I36]*[.I36])+([.$J$39]*[.$J$39])/([.$I$39]*[.$I$39]))" office:value-type="float" office:value="0.00775705677158113" calcext:value-type="float">
            <text:p>0.008</text:p>
          </table:table-cell>
          <table:table-cell table:style-name="ce12"/>
          <table:table-cell/>
          <table:table-cell table:style-name="ce22" table:formula="of:=[.G36]" office:value-type="float" office:value="276.3989" calcext:value-type="float">
            <text:p>276.39890</text:p>
          </table:table-cell>
          <table:table-cell table:style-name="ce15" table:formula="of:=[.K36]/[.M36]" office:value-type="float" office:value="1.27628669613846" calcext:value-type="float">
            <text:p>1.276</text:p>
          </table:table-cell>
          <table:table-cell table:style-name="ce15" table:formula="of:=[.R36]*SQRT(([.L36]*[.L36])/([.K36]*[.K36])+([.N36]*[.N36])/([.M36]*[.M36]))" office:value-type="float" office:value="0.0223107813344044" calcext:value-type="float">
            <text:p>0.022</text:p>
          </table:table-cell>
          <table:table-cell table:style-name="ce29" table:formula="of:=[.S36]*100/[.R36]" office:value-type="float" office:value="1.74810106552925" calcext:value-type="float">
            <text:p>1.7481010655</text:p>
          </table:table-cell>
          <table:table-cell table:style-name="ce30" table:formula="of:=LN([.Q36])" office:value-type="float" office:value="5.62184511214609" calcext:value-type="float">
            <text:p>5.6218451</text:p>
          </table:table-cell>
          <table:table-cell table:style-name="ce30" table:formula="of:=LN([.R36])" office:value-type="float" office:value="0.243954843179131" calcext:value-type="float">
            <text:p>0.2439548</text:p>
          </table:table-cell>
          <table:table-cell table:style-name="ce30" table:formula="of:=[.S36]/[.R36]" office:value-type="float" office:value="0.0174810106552925" calcext:value-type="float">
            <text:p>0.0174810</text:p>
          </table:table-cell>
          <table:table-cell table:formula="of:=[.W36]*100/[.V36]" office:value-type="float" office:value="7.16567477303843" calcext:value-type="float">
            <text:p>7.165674773</text:p>
          </table:table-cell>
          <table:table-cell table:formula="of:=[.$T$63]+[.$T$64]*[.U36]+[.$T$65]*[.U36]^2+[.$T$68]" office:value-type="float" office:value="0" calcext:value-type="float">
            <text:p>0</text:p>
          </table:table-cell>
          <table:table-cell/>
          <table:table-cell table:formula="of:=[.V36]-[.Y36]" office:value-type="float" office:value="0.243954843179131" calcext:value-type="float">
            <text:p>0.2439548432</text:p>
          </table:table-cell>
          <table:table-cell table:number-columns-repeated="5"/>
          <table:table-cell table:formula="of:=[.AA36]^2/[.W36]^2" office:value-type="float" office:value="194.75374332102" calcext:value-type="float">
            <text:p>194.753743321</text:p>
          </table:table-cell>
          <table:table-cell/>
          <table:table-cell table:style-name="ce30" office:value-type="float" office:value="5.62184511214609" calcext:value-type="float">
            <text:p>5.6218451</text:p>
          </table:table-cell>
          <table:table-cell table:style-name="ce30" office:value-type="float" office:value="0.244714331700276" calcext:value-type="float">
            <text:p>0.2447143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111471" calcext:value-type="float">
            <text:p>111471</text:p>
          </table:table-cell>
          <table:table-cell office:value-type="float" office:value="148" calcext:value-type="float">
            <text:p>148</text:p>
          </table:table-cell>
          <table:table-cell table:style-name="ce12" table:formula="of:=[.C37]/1000" office:value-type="float" office:value="111.471" calcext:value-type="float">
            <text:p>111.5</text:p>
          </table:table-cell>
          <table:table-cell table:style-name="ce12" table:formula="of:=[.D37]/1000" office:value-type="float" office:value="0.148" calcext:value-type="float">
            <text:p>0.1</text:p>
          </table:table-cell>
          <table:table-cell table:style-name="ce8" office:value-type="float" office:value="302.8508" calcext:value-type="float">
            <text:p>302.8508</text:p>
          </table:table-cell>
          <table:table-cell table:style-name="ce8" office:value-type="float" office:value="0.0005" calcext:value-type="float">
            <text:p>0.0005</text:p>
          </table:table-cell>
          <table:table-cell table:style-name="ce12" office:value-type="float" office:value="18.34" calcext:value-type="float">
            <text:p>18.3</text:p>
          </table:table-cell>
          <table:table-cell table:style-name="ce8" office:value-type="float" office:value="0.13" calcext:value-type="float">
            <text:p>0.13</text:p>
          </table:table-cell>
          <table:table-cell table:style-name="ce17" table:formula="of:=[.C37]/[.$C$39]" office:value-type="float" office:value="2.35827621223661" calcext:value-type="float">
            <text:p>2.3583</text:p>
          </table:table-cell>
          <table:table-cell table:style-name="ce14" table:formula="of:=[.K37]*SQRT(([.D37]*[.D37])/([.C37]*[.C37])+([.$D$39]*[.$D$39])/([.$C$39]*[.$C$39]))" office:value-type="float" office:value="0.0220263102270893" calcext:value-type="float">
            <text:p>0.02</text:p>
          </table:table-cell>
          <table:table-cell table:style-name="ce14" table:formula="of:=([.I37]/[.$I$39])" office:value-type="float" office:value="2.05145413870246" calcext:value-type="float">
            <text:p>2.05</text:p>
          </table:table-cell>
          <table:table-cell table:style-name="ce14" table:formula="of:=[.M37]*SQRT(([.J37]*[.J37])/([.I37]*[.I37])+([.$J$39]*[.$J$39])/([.$I$39]*[.$I$39]))" office:value-type="float" office:value="0.020025330258765" calcext:value-type="float">
            <text:p>0.02</text:p>
          </table:table-cell>
          <table:table-cell table:style-name="ce12"/>
          <table:table-cell/>
          <table:table-cell table:style-name="ce22" table:formula="of:=[.G37]" office:value-type="float" office:value="302.8508" calcext:value-type="float">
            <text:p>302.85080</text:p>
          </table:table-cell>
          <table:table-cell table:style-name="ce15" table:formula="of:=[.K37]/[.M37]" office:value-type="float" office:value="1.14956321359843" calcext:value-type="float">
            <text:p>1.150</text:p>
          </table:table-cell>
          <table:table-cell table:style-name="ce15" table:formula="of:=[.R37]*SQRT(([.L37]*[.L37])/([.K37]*[.K37])+([.N37]*[.N37])/([.M37]*[.M37]))" office:value-type="float" office:value="0.0155307284442198" calcext:value-type="float">
            <text:p>0.016</text:p>
          </table:table-cell>
          <table:table-cell table:style-name="ce29" table:formula="of:=[.S37]*100/[.R37]" office:value-type="float" office:value="1.35101125892891" calcext:value-type="float">
            <text:p>1.3510112589</text:p>
          </table:table-cell>
          <table:table-cell table:style-name="ce30" table:formula="of:=LN([.Q37])" office:value-type="float" office:value="5.7132402749952" calcext:value-type="float">
            <text:p>5.7132403</text:p>
          </table:table-cell>
          <table:table-cell table:style-name="ce30" table:formula="of:=LN([.R37])" office:value-type="float" office:value="0.139382055965222" calcext:value-type="float">
            <text:p>0.1393821</text:p>
          </table:table-cell>
          <table:table-cell table:style-name="ce30" table:formula="of:=[.S37]/[.R37]" office:value-type="float" office:value="0.0135101125892891" calcext:value-type="float">
            <text:p>0.0135101</text:p>
          </table:table-cell>
          <table:table-cell table:formula="of:=[.W37]*100/[.V37]" office:value-type="float" office:value="9.69286361557191" calcext:value-type="float">
            <text:p>9.6928636156</text:p>
          </table:table-cell>
          <table:table-cell table:formula="of:=[.$T$63]+[.$T$64]*[.U37]+[.$T$65]*[.U37]^2+[.$T$68]" office:value-type="float" office:value="0" calcext:value-type="float">
            <text:p>0</text:p>
          </table:table-cell>
          <table:table-cell/>
          <table:table-cell table:formula="of:=[.V37]-[.Y37]" office:value-type="float" office:value="0.139382055965222" calcext:value-type="float">
            <text:p>0.139382056</text:p>
          </table:table-cell>
          <table:table-cell table:number-columns-repeated="5"/>
          <table:table-cell table:formula="of:=[.AA37]^2/[.W37]^2" office:value-type="float" office:value="106.437777114516" calcext:value-type="float">
            <text:p>106.4377771145</text:p>
          </table:table-cell>
          <table:table-cell/>
          <table:table-cell table:style-name="ce30" office:value-type="float" office:value="5.7132402749952" calcext:value-type="float">
            <text:p>5.7132403</text:p>
          </table:table-cell>
          <table:table-cell table:style-name="ce30" office:value-type="float" office:value="0.178762645834837" calcext:value-type="float">
            <text:p>0.1787626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84594" calcext:value-type="float">
            <text:p>8.46E+004</text:p>
          </table:table-cell>
          <table:table-cell table:formula="of:=[.A38]/[.A39]" office:value-type="float" office:value="7.32035306334372" calcext:value-type="float">
            <text:p>7.3203530633</text:p>
          </table:table-cell>
          <table:table-cell office:value-type="float" office:value="339158" calcext:value-type="float">
            <text:p>339158</text:p>
          </table:table-cell>
          <table:table-cell office:value-type="float" office:value="87" calcext:value-type="float">
            <text:p>87</text:p>
          </table:table-cell>
          <table:table-cell table:style-name="ce12" table:formula="of:=[.C38]/1000" office:value-type="float" office:value="339.158" calcext:value-type="float">
            <text:p>339.2</text:p>
          </table:table-cell>
          <table:table-cell table:style-name="ce12" table:formula="of:=[.D38]/1000" office:value-type="float" office:value="0.087" calcext:value-type="float">
            <text:p>0.1</text:p>
          </table:table-cell>
          <table:table-cell table:style-name="ce8" office:value-type="float" office:value="356.0129" calcext:value-type="float">
            <text:p>356.0129</text:p>
          </table:table-cell>
          <table:table-cell table:style-name="ce8" office:value-type="float" office:value="0.0007" calcext:value-type="float">
            <text:p>0.0007</text:p>
          </table:table-cell>
          <table:table-cell table:style-name="ce14" office:value-type="float" office:value="62.05" calcext:value-type="float">
            <text:p>62.0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7" table:formula="of:=[.C38]/[.$C$39]" office:value-type="float" office:value="7.17521367521368" calcext:value-type="float">
            <text:p>7.1752</text:p>
          </table:table-cell>
          <table:table-cell table:style-name="ce14" table:formula="of:=[.K38]*SQRT(([.D38]*[.D38])/([.C38]*[.C38])+([.$D$39]*[.$D$39])/([.$C$39]*[.$C$39]))" office:value-type="float" office:value="0.0663614940779257" calcext:value-type="float">
            <text:p>0.07</text:p>
          </table:table-cell>
          <table:table-cell table:style-name="ce14" table:formula="of:=([.I38]/[.$I$39])" office:value-type="float" office:value="6.9407158836689" calcext:value-type="float">
            <text:p>6.94</text:p>
          </table:table-cell>
          <table:table-cell table:style-name="ce14" table:formula="of:=[.M38]*SQRT(([.J38]*[.J38])/([.I38]*[.I38])+([.$J$39]*[.$J$39])/([.$I$39]*[.$I$39]))" office:value-type="float" office:value="0.046595413890537" calcext:value-type="float">
            <text:p>0.05</text:p>
          </table:table-cell>
          <table:table-cell table:style-name="ce12"/>
          <table:table-cell/>
          <table:table-cell table:style-name="ce22" table:formula="of:=[.G38]" office:value-type="float" office:value="356.0129" calcext:value-type="float">
            <text:p>356.01290</text:p>
          </table:table-cell>
          <table:table-cell table:style-name="ce15" table:formula="of:=[.K38]/[.M38]" office:value-type="float" office:value="1.03378582202112" calcext:value-type="float">
            <text:p>1.034</text:p>
          </table:table-cell>
          <table:table-cell table:style-name="ce15" table:formula="of:=[.R38]*SQRT(([.L38]*[.L38])/([.K38]*[.K38])+([.N38]*[.N38])/([.M38]*[.M38]))" office:value-type="float" office:value="0.0118144889285454" calcext:value-type="float">
            <text:p>0.012</text:p>
          </table:table-cell>
          <table:table-cell table:style-name="ce29" table:formula="of:=[.S38]*100/[.R38]" office:value-type="float" office:value="1.14283719866145" calcext:value-type="float">
            <text:p>1.1428371987</text:p>
          </table:table-cell>
          <table:table-cell table:style-name="ce30" table:formula="of:=LN([.Q38])" office:value-type="float" office:value="5.87496696615058" calcext:value-type="float">
            <text:p>5.8749670</text:p>
          </table:table-cell>
          <table:table-cell table:style-name="ce30" table:formula="of:=LN([.R38])" office:value-type="float" office:value="0.0332276192546465" calcext:value-type="float">
            <text:p>0.0332276</text:p>
          </table:table-cell>
          <table:table-cell table:style-name="ce30" table:formula="of:=[.S38]/[.R38]" office:value-type="float" office:value="0.0114283719866145" calcext:value-type="float">
            <text:p>0.0114284</text:p>
          </table:table-cell>
          <table:table-cell table:formula="of:=[.W38]*100/[.V38]" office:value-type="float" office:value="34.3941944772838" calcext:value-type="float">
            <text:p>34.3941944773</text:p>
          </table:table-cell>
          <table:table-cell table:formula="of:=[.$T$63]+[.$T$64]*[.U38]+[.$T$65]*[.U38]^2+[.$T$68]" office:value-type="float" office:value="0" calcext:value-type="float">
            <text:p>0</text:p>
          </table:table-cell>
          <table:table-cell/>
          <table:table-cell table:formula="of:=[.V38]-[.Y38]" office:value-type="float" office:value="0.0332276192546465" calcext:value-type="float">
            <text:p>0.0332276193</text:p>
          </table:table-cell>
          <table:table-cell table:number-columns-repeated="5"/>
          <table:table-cell table:formula="of:=[.AA38]^2/[.W38]^2" office:value-type="float" office:value="8.45336681867548" calcext:value-type="float">
            <text:p>8.4533668187</text:p>
          </table:table-cell>
          <table:table-cell/>
          <table:table-cell table:style-name="ce30" office:value-type="float" office:value="5.87496696615058" calcext:value-type="float">
            <text:p>5.8749670</text:p>
          </table:table-cell>
          <table:table-cell table:style-name="ce30" office:value-type="float" office:value="0.0584730302647651" calcext:value-type="float">
            <text:p>0.058473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11556" calcext:value-type="float">
            <text:p>1.16E+004</text:p>
          </table:table-cell>
          <table:table-cell/>
          <table:table-cell office:value-type="float" office:value="47268" calcext:value-type="float">
            <text:p>47268</text:p>
          </table:table-cell>
          <table:table-cell office:value-type="float" office:value="437" calcext:value-type="float">
            <text:p>437</text:p>
          </table:table-cell>
          <table:table-cell table:style-name="ce12" table:formula="of:=[.C39]/1000" office:value-type="float" office:value="47.268" calcext:value-type="float">
            <text:p>47.3</text:p>
          </table:table-cell>
          <table:table-cell table:style-name="ce12" table:formula="of:=[.D39]/1000" office:value-type="float" office:value="0.437" calcext:value-type="float">
            <text:p>0.4</text:p>
          </table:table-cell>
          <table:table-cell table:style-name="ce8" office:value-type="float" office:value="383.8485" calcext:value-type="float">
            <text:p>383.8485</text:p>
          </table:table-cell>
          <table:table-cell table:style-name="ce8" office:value-type="float" office:value="0.0012" calcext:value-type="float">
            <text:p>0.0012</text:p>
          </table:table-cell>
          <table:table-cell table:style-name="ce14" office:value-type="float" office:value="8.94" calcext:value-type="float">
            <text:p>8.94</text:p>
          </table:table-cell>
          <table:table-cell table:style-name="ce14" office:value-type="float" office:value="0.06" calcext:value-type="float">
            <text:p>0.06</text:p>
          </table:table-cell>
          <table:table-cell table:style-name="ce17" table:formula="of:=[.C39]/[.$C$39]" office:value-type="float" office:value="1" calcext:value-type="float">
            <text:p>1.0000</text:p>
          </table:table-cell>
          <table:table-cell table:style-name="ce14" table:formula="of:=[.K39]*SQRT(([.D39]*[.D39])/([.C39]*[.C39])+([.$D$39]*[.$D$39])/([.$C$39]*[.$C$39]))" office:value-type="float" office:value="0.0130746239899518" calcext:value-type="float">
            <text:p>0.01</text:p>
          </table:table-cell>
          <table:table-cell table:style-name="ce15" table:formula="of:=([.I39]/[.$I$39])" office:value-type="float" office:value="1" calcext:value-type="float">
            <text:p>1.000</text:p>
          </table:table-cell>
          <table:table-cell table:style-name="ce15" table:formula="of:=[.M39]*SQRT(([.J39]*[.J39])/([.I39]*[.I39])+([.$J$39]*[.$J$39])/([.$I$39]*[.$I$39]))" office:value-type="float" office:value="0.00949136619042346" calcext:value-type="float">
            <text:p>0.009</text:p>
          </table:table-cell>
          <table:table-cell table:style-name="ce12"/>
          <table:table-cell/>
          <table:table-cell table:style-name="ce22" table:formula="of:=[.G39]" office:value-type="float" office:value="383.8485" calcext:value-type="float">
            <text:p>383.84850</text:p>
          </table:table-cell>
          <table:table-cell table:style-name="ce15" table:formula="of:=[.K39]/[.M39]" office:value-type="float" office:value="1" calcext:value-type="float">
            <text:p>1.000</text:p>
          </table:table-cell>
          <table:table-cell table:style-name="ce15" table:formula="of:=[.R39]*SQRT(([.L39]*[.L39])/([.K39]*[.K39])+([.N39]*[.N39])/([.M39]*[.M39]))" office:value-type="float" office:value="0.0161564793392415" calcext:value-type="float">
            <text:p>0.016</text:p>
          </table:table-cell>
          <table:table-cell table:style-name="ce29" table:formula="of:=[.S39]*100/[.R39]" office:value-type="float" office:value="1.61564793392415" calcext:value-type="float">
            <text:p>1.6156479339</text:p>
          </table:table-cell>
          <table:table-cell table:style-name="ce30" table:formula="of:=LN([.Q39])" office:value-type="float" office:value="5.9502479434898" calcext:value-type="float">
            <text:p>5.9502479</text:p>
          </table:table-cell>
          <table:table-cell table:style-name="ce30" table:formula="of:=LN([.R39])" office:value-type="float" office:value="0" calcext:value-type="float">
            <text:p>0.0000000</text:p>
          </table:table-cell>
          <table:table-cell table:style-name="ce30" table:formula="of:=[.S39]/[.R39]" office:value-type="float" office:value="0.0161564793392415" calcext:value-type="float">
            <text:p>0.0161565</text:p>
          </table:table-cell>
          <table:table-cell table:formula="of:=[.W39]*100/[.V39]" office:value-type="string" office:string-value="" calcext:value-type="error">
            <text:p>#DIV/0!</text:p>
          </table:table-cell>
          <table:table-cell table:formula="of:=[.$T$63]+[.$T$64]*[.U39]+[.$T$65]*[.U39]^2+[.$T$68]" office:value-type="float" office:value="0" calcext:value-type="float">
            <text:p>0</text:p>
          </table:table-cell>
          <table:table-cell/>
          <table:table-cell table:formula="of:=[.V39]-[.Y39]" office:value-type="float" office:value="0" calcext:value-type="float">
            <text:p>0</text:p>
          </table:table-cell>
          <table:table-cell table:number-columns-repeated="5"/>
          <table:table-cell table:formula="of:=[.AA39]^2/[.W39]^2" office:value-type="float" office:value="0" calcext:value-type="float">
            <text:p>0</text:p>
          </table:table-cell>
          <table:table-cell/>
          <table:table-cell table:style-name="ce30" office:value-type="float" office:value="5.9502479434898" calcext:value-type="float">
            <text:p>5.9502479</text:p>
          </table:table-cell>
          <table:table-cell table:style-name="ce30" office:value-type="float" office:value="0" calcext:value-type="float">
            <text:p>0.000000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number-columns-repeated="15"/>
          <table:table-cell table:style-name="ce29"/>
          <table:table-cell table:style-name="ce30" table:number-columns-repeated="3"/>
          <table:table-cell table:number-columns-repeated="12"/>
          <table:table-cell table:style-name="ce30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-56</text:p>
          </table:table-cell>
          <table:table-cell table:number-columns-repeated="16"/>
          <table:table-cell table:style-name="ce29"/>
          <table:table-cell table:style-name="ce30" table:number-columns-repeated="3"/>
          <table:table-cell table:number-columns-repeated="12"/>
          <table:table-cell table:style-name="ce30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Error</text:p>
          </table:table-cell>
          <table:table-cell table:style-name="ce8" table:number-columns-repeated="2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Branching Ratio</text:p>
          </table:table-cell>
          <table:table-cell table:style-name="ce8" office:value-type="string" calcext:value-type="string">
            <text:p>Error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Relative Efficiency</text:p>
          </table:table-cell>
          <table:table-cell table:style-name="ce8" office:value-type="string" calcext:value-type="string">
            <text:p>Error</text:p>
          </table:table-cell>
          <table:table-cell table:style-name="ce29"/>
          <table:table-cell table:style-name="ce30" table:number-columns-repeated="3"/>
          <table:table-cell table:number-columns-repeated="12"/>
          <table:table-cell table:style-name="ce30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191529" calcext:value-type="float">
            <text:p>191529</text:p>
          </table:table-cell>
          <table:table-cell office:value-type="float" office:value="655" calcext:value-type="float">
            <text:p>655</text:p>
          </table:table-cell>
          <table:table-cell table:style-name="ce13" table:formula="of:=[.C44]/1000" office:value-type="float" office:value="191.529" calcext:value-type="float">
            <text:p>192</text:p>
          </table:table-cell>
          <table:table-cell table:style-name="ce13" table:formula="of:=[.D44]/1000" office:value-type="float" office:value="0.655" calcext:value-type="float">
            <text:p>1</text:p>
          </table:table-cell>
          <table:table-cell table:style-name="ce8" office:value-type="float" office:value="846.51" calcext:value-type="float">
            <text:p>846.5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15" office:value-type="float" office:value="99.9399" calcext:value-type="float">
            <text:p>99.940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formula="of:=[.C44]/[.$C$46]" office:value-type="float" office:value="1.83994428166579" calcext:value-type="float">
            <text:p>1.8399442817</text:p>
          </table:table-cell>
          <table:table-cell table:style-name="ce8" table:formula="of:=[.K44]*SQRT(([.D44]*[.D44])/([.C44]*[.C44])+([.$D$46]*[.$D$46])/([.$C$46]*[.$C$46]))" office:value-type="float" office:value="0.0105204457990657" calcext:value-type="float">
            <text:p>0.0105204458</text:p>
          </table:table-cell>
          <table:table-cell table:style-name="ce15" table:formula="of:=([.I44]/[.$I$46])" office:value-type="float" office:value="1.5037601564851" calcext:value-type="float">
            <text:p>1.504</text:p>
          </table:table-cell>
          <table:table-cell table:style-name="ce15" table:formula="of:=[.M44]*SQRT(([.J44]*[.J44])/([.I44]*[.I44])+([.$J$46]*[.$J$46])/([.$I$46]*[.$I$46]))" office:value-type="float" office:value="0.00271518577319485" calcext:value-type="float">
            <text:p>0.003</text:p>
          </table:table-cell>
          <table:table-cell table:number-columns-repeated="2"/>
          <table:table-cell table:style-name="ce17" table:formula="of:=[.G44]" office:value-type="float" office:value="846.51" calcext:value-type="float">
            <text:p>846.5100</text:p>
          </table:table-cell>
          <table:table-cell table:style-name="ce10" table:formula="of:=[.K44]/[.M44]" office:value-type="float" office:value="1.22356233055575" calcext:value-type="float">
            <text:p>1.22</text:p>
          </table:table-cell>
          <table:table-cell table:style-name="ce10" table:formula="of:=[.R44]*SQRT(([.D44]*[.D44])/([.C44]*[.C44])+([.$L$47]*[.$L$47])/([.$K$47]*[.$K$47]))" office:value-type="float" office:value="0.0324470760970059" calcext:value-type="float">
            <text:p>0.03</text:p>
          </table:table-cell>
          <table:table-cell table:style-name="ce29" table:formula="of:=[.S44]*100/[.R44]" office:value-type="float" office:value="2.65185314116922" calcext:value-type="float">
            <text:p>2.6518531412</text:p>
          </table:table-cell>
          <table:table-cell table:style-name="ce30" table:formula="of:=LN([.Q44])" office:value-type="float" office:value="6.7411220148525" calcext:value-type="float">
            <text:p>6.7411220</text:p>
          </table:table-cell>
          <table:table-cell table:style-name="ce30" table:formula="of:=LN([.R44])" office:value-type="float" office:value="0.20176654707027" calcext:value-type="float">
            <text:p>0.2017665</text:p>
          </table:table-cell>
          <table:table-cell table:style-name="ce30" table:formula="of:=[.S44]/[.R44]" office:value-type="float" office:value="0.0265185314116922" calcext:value-type="float">
            <text:p>0.0265185</text:p>
          </table:table-cell>
          <table:table-cell table:formula="of:=[.W44]*100/[.V44]" office:value-type="float" office:value="13.1431755148471" calcext:value-type="float">
            <text:p>13.1431755148</text:p>
          </table:table-cell>
          <table:table-cell table:formula="of:=[.$T$63]+[.$T$64]*[.U44]+[.$T$65]*[.U44]^2+[.V68]" office:value-type="float" office:value="0" calcext:value-type="float">
            <text:p>0</text:p>
          </table:table-cell>
          <table:table-cell/>
          <table:table-cell table:formula="of:=[.V44]-[.Y44]" office:value-type="float" office:value="0.20176654707027" calcext:value-type="float">
            <text:p>0.2017665471</text:p>
          </table:table-cell>
          <table:table-cell/>
          <table:table-cell table:formula="of:=[.R44]/10^[.$T$69]" office:value-type="float" office:value="1.22356233055575" calcext:value-type="float">
            <text:p>1.2235623306</text:p>
          </table:table-cell>
          <table:table-cell/>
          <table:table-cell table:formula="of:=[.AA44]/[.W44]" office:value-type="float" office:value="7.60851134393173" calcext:value-type="float">
            <text:p>7.6085113439</text:p>
          </table:table-cell>
          <table:table-cell/>
          <table:table-cell table:formula="of:=[.AA44]^2/[.W44]^2" office:value-type="float" office:value="57.8894448707378" calcext:value-type="float">
            <text:p>57.8894448707</text:p>
          </table:table-cell>
          <table:table-cell/>
          <table:table-cell table:style-name="ce30" office:value-type="float" office:value="6.7411220148525" calcext:value-type="float">
            <text:p>6.7411220</text:p>
          </table:table-cell>
          <table:table-cell table:style-name="ce30" office:value-type="float" office:value="0.27913308163104" calcext:value-type="float">
            <text:p>0.2791331</text:p>
          </table:table-cell>
          <table:table-cell table:style-name="ce30" office:value-type="float" office:value="1" calcext:value-type="float">
            <text:p>1.0000000</text:p>
          </table:table-cell>
          <table:table-cell table:style-name="ce30"/>
          <table:table-cell table:number-columns-repeated="3"/>
        </table:table-row>
        <table:table-row table:style-name="ro1">
          <table:table-cell table:number-columns-repeated="2"/>
          <table:table-cell office:value-type="float" office:value="23984" calcext:value-type="float">
            <text:p>23984</text:p>
          </table:table-cell>
          <table:table-cell office:value-type="float" office:value="297" calcext:value-type="float">
            <text:p>297</text:p>
          </table:table-cell>
          <table:table-cell table:style-name="ce12" table:formula="of:=[.C45]/1000" office:value-type="float" office:value="23.984" calcext:value-type="float">
            <text:p>24.0</text:p>
          </table:table-cell>
          <table:table-cell table:style-name="ce12" table:formula="of:=[.D45]/1000" office:value-type="float" office:value="0.297" calcext:value-type="float">
            <text:p>0.3</text:p>
          </table:table-cell>
          <table:table-cell table:style-name="ce8" office:value-type="float" office:value="1037.843" calcext:value-type="float">
            <text:p>1037.84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4.05" calcext:value-type="float">
            <text:p>14.050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C45]/[.$C$46]" office:value-type="float" office:value="0.230404918583986" calcext:value-type="float">
            <text:p>0.2304049186</text:p>
          </table:table-cell>
          <table:table-cell table:style-name="ce8" table:formula="of:=[.K45]*SQRT(([.D45]*[.D45])/([.C45]*[.C45])+([.$D$46]*[.$D$46])/([.$C$46]*[.$C$46]))" office:value-type="float" office:value="0.00304224348309067" calcext:value-type="float">
            <text:p>0.0030422435</text:p>
          </table:table-cell>
          <table:table-cell table:style-name="ce15" table:formula="of:=([.I45]/[.$I$46])" office:value-type="float" office:value="0.211405356605477" calcext:value-type="float">
            <text:p>0.211</text:p>
          </table:table-cell>
          <table:table-cell table:style-name="ce17" table:formula="of:=[.M45]*SQRT(([.J45]*[.J45])/([.I45]*[.I45])+([.$J$46]*[.$J$46])/([.$I$46]*[.$I$46]))" office:value-type="float" office:value="0.00071270414592725" calcext:value-type="float">
            <text:p>0.0007</text:p>
          </table:table-cell>
          <table:table-cell table:number-columns-repeated="2"/>
          <table:table-cell table:style-name="ce17" table:formula="of:=[.G45]" office:value-type="float" office:value="1037.843" calcext:value-type="float">
            <text:p>1037.8430</text:p>
          </table:table-cell>
          <table:table-cell table:style-name="ce10" table:formula="of:=[.K45]/[.M45]" office:value-type="float" office:value="1.08987266114532" calcext:value-type="float">
            <text:p>1.09</text:p>
          </table:table-cell>
          <table:table-cell table:style-name="ce10" table:formula="of:=[.R45]*SQRT(([.D45]*[.D45])/([.C45]*[.C45])+([.$L$47]*[.$L$47])/([.$K$47]*[.$K$47]))" office:value-type="float" office:value="0.0316791726268832" calcext:value-type="float">
            <text:p>0.03</text:p>
          </table:table-cell>
          <table:table-cell table:style-name="ce29" table:formula="of:=[.S45]*100/[.R45]" office:value-type="float" office:value="2.90668568505907" calcext:value-type="float">
            <text:p>2.9066856851</text:p>
          </table:table-cell>
          <table:table-cell table:style-name="ce30" table:formula="of:=LN([.Q45])" office:value-type="float" office:value="6.94489979987756" calcext:value-type="float">
            <text:p>6.9448998</text:p>
          </table:table-cell>
          <table:table-cell table:style-name="ce30" table:formula="of:=LN([.R45])" office:value-type="float" office:value="0.0860608647791983" calcext:value-type="float">
            <text:p>0.0860609</text:p>
          </table:table-cell>
          <table:table-cell table:style-name="ce30" table:formula="of:=[.S45]/[.R45]" office:value-type="float" office:value="0.0290668568505907" calcext:value-type="float">
            <text:p>0.0290669</text:p>
          </table:table-cell>
          <table:table-cell table:formula="of:=[.W45]*100/[.V45]" office:value-type="float" office:value="33.7747673407256" calcext:value-type="float">
            <text:p>33.7747673407</text:p>
          </table:table-cell>
          <table:table-cell table:formula="of:=[.$T$63]+[.$T$64]*[.U45]+[.$T$65]*[.U45]^2+[.$T$69]" office:value-type="float" office:value="0" calcext:value-type="float">
            <text:p>0</text:p>
          </table:table-cell>
          <table:table-cell/>
          <table:table-cell table:formula="of:=[.V45]-[.Y45]" office:value-type="float" office:value="0.0860608647791983" calcext:value-type="float">
            <text:p>0.0860608648</text:p>
          </table:table-cell>
          <table:table-cell/>
          <table:table-cell table:formula="of:=[.R45]/10^[.$T$69]" office:value-type="float" office:value="1.08987266114532" calcext:value-type="float">
            <text:p>1.0898726611</text:p>
          </table:table-cell>
          <table:table-cell/>
          <table:table-cell table:formula="of:=[.AA45]/[.W45]" office:value-type="float" office:value="2.96079019556768" calcext:value-type="float">
            <text:p>2.9607901956</text:p>
          </table:table-cell>
          <table:table-cell/>
          <table:table-cell table:formula="of:=[.AA45]^2/[.W45]^2" office:value-type="float" office:value="8.76627858216973" calcext:value-type="float">
            <text:p>8.7662785822</text:p>
          </table:table-cell>
          <table:table-cell/>
          <table:table-cell table:style-name="ce30" office:value-type="float" office:value="6.94489979987756" calcext:value-type="float">
            <text:p>6.9448998</text:p>
          </table:table-cell>
          <table:table-cell table:style-name="ce30" office:value-type="float" office:value="0.137064890276528" calcext:value-type="float">
            <text:p>0.1370649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095" calcext:value-type="float">
            <text:p>104095</text:p>
          </table:table-cell>
          <table:table-cell office:value-type="float" office:value="477" calcext:value-type="float">
            <text:p>477</text:p>
          </table:table-cell>
          <table:table-cell table:style-name="ce13" table:formula="of:=[.C46]/1000" office:value-type="float" office:value="104.095" calcext:value-type="float">
            <text:p>104</text:p>
          </table:table-cell>
          <table:table-cell table:style-name="ce13" table:formula="of:=[.D46]/1000" office:value-type="float" office:value="0.477" calcext:value-type="float">
            <text:p>0</text:p>
          </table:table-cell>
          <table:table-cell table:style-name="ce8" office:value-type="float" office:value="1238.288" calcext:value-type="float">
            <text:p>1238.28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15" office:value-type="float" office:value="66.46" calcext:value-type="float">
            <text:p>66.460</text:p>
          </table:table-cell>
          <table:table-cell table:style-name="ce8" office:value-type="float" office:value="0.12" calcext:value-type="float">
            <text:p>0.12</text:p>
          </table:table-cell>
          <table:table-cell table:style-name="ce18" table:formula="of:=[.C46]/[.$C$46]" office:value-type="float" office:value="1" calcext:value-type="float">
            <text:p>1.0000000</text:p>
          </table:table-cell>
          <table:table-cell table:style-name="ce8" table:formula="of:=[.K46]*SQRT(([.D46]*[.D46])/([.C46]*[.C46])+([.$D$46]*[.$D$46])/([.$C$46]*[.$C$46]))" office:value-type="float" office:value="0.00648042527740973" calcext:value-type="float">
            <text:p>0.0064804253</text:p>
          </table:table-cell>
          <table:table-cell table:style-name="ce15" table:formula="of:=([.I46]/[.$I$46])" office:value-type="float" office:value="1" calcext:value-type="float">
            <text:p>1.000</text:p>
          </table:table-cell>
          <table:table-cell table:style-name="ce15" table:formula="of:=[.M46]*SQRT(([.J46]*[.J46])/([.I46]*[.I46])+([.$J$46]*[.$J$46])/([.$I$46]*[.$I$46]))" office:value-type="float" office:value="0.00255350026308714" calcext:value-type="float">
            <text:p>0.003</text:p>
          </table:table-cell>
          <table:table-cell table:number-columns-repeated="2"/>
          <table:table-cell table:style-name="ce17" table:formula="of:=[.G46]" office:value-type="float" office:value="1238.288" calcext:value-type="float">
            <text:p>1238.2880</text:p>
          </table:table-cell>
          <table:table-cell table:style-name="ce10" table:formula="of:=[.K46]/[.M46]" office:value-type="float" office:value="1" calcext:value-type="float">
            <text:p>1.00</text:p>
          </table:table-cell>
          <table:table-cell table:style-name="ce10" table:formula="of:=[.R46]*SQRT(([.D46]*[.D46])/([.C46]*[.C46])+([.$L$47]*[.$L$47])/([.$K$47]*[.$K$47]))" office:value-type="float" office:value="0.0266933532211977" calcext:value-type="float">
            <text:p>0.03</text:p>
          </table:table-cell>
          <table:table-cell table:style-name="ce29" table:formula="of:=[.S46]*100/[.R46]" office:value-type="float" office:value="2.66933532211977" calcext:value-type="float">
            <text:p>2.6693353221</text:p>
          </table:table-cell>
          <table:table-cell table:style-name="ce30" table:formula="of:=LN([.Q46])" office:value-type="float" office:value="7.1214850594691" calcext:value-type="float">
            <text:p>7.1214851</text:p>
          </table:table-cell>
          <table:table-cell table:style-name="ce30" table:formula="of:=LN([.R46])" office:value-type="float" office:value="0" calcext:value-type="float">
            <text:p>0.0000000</text:p>
          </table:table-cell>
          <table:table-cell table:style-name="ce30" table:formula="of:=[.S46]/[.R46]" office:value-type="float" office:value="0.0266933532211977" calcext:value-type="float">
            <text:p>0.0266934</text:p>
          </table:table-cell>
          <table:table-cell table:formula="of:=[.W46]*100/[.V46]" office:value-type="string" office:string-value="" calcext:value-type="error">
            <text:p>#DIV/0!</text:p>
          </table:table-cell>
          <table:table-cell table:formula="of:=[.$T$63]+[.$T$64]*[.U46]+[.$T$65]*[.U46]^2+[.$T$69]" office:value-type="float" office:value="0" calcext:value-type="float">
            <text:p>0</text:p>
          </table:table-cell>
          <table:table-cell/>
          <table:table-cell table:formula="of:=[.V46]-[.Y46]" office:value-type="float" office:value="0" calcext:value-type="float">
            <text:p>0</text:p>
          </table:table-cell>
          <table:table-cell/>
          <table:table-cell table:formula="of:=[.R46]/10^[.$T$69]" office:value-type="float" office:value="1" calcext:value-type="float">
            <text:p>1</text:p>
          </table:table-cell>
          <table:table-cell/>
          <table:table-cell table:formula="of:=[.AA46]/[.W46]" office:value-type="float" office:value="0" calcext:value-type="float">
            <text:p>0</text:p>
          </table:table-cell>
          <table:table-cell/>
          <table:table-cell table:formula="of:=[.AA46]^2/[.W46]^2" office:value-type="float" office:value="0" calcext:value-type="float">
            <text:p>0</text:p>
          </table:table-cell>
          <table:table-cell/>
          <table:table-cell table:style-name="ce30" office:value-type="float" office:value="7.1214850594691" calcext:value-type="float">
            <text:p>7.1214851</text:p>
          </table:table-cell>
          <table:table-cell table:style-name="ce30" office:value-type="float" office:value="0" calcext:value-type="float">
            <text:p>0.000000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63" calcext:value-type="float">
            <text:p>6063</text:p>
          </table:table-cell>
          <table:table-cell office:value-type="float" office:value="157" calcext:value-type="float">
            <text:p>157</text:p>
          </table:table-cell>
          <table:table-cell table:style-name="ce12" table:formula="of:=[.C47]/1000" office:value-type="float" office:value="6.063" calcext:value-type="float">
            <text:p>6.1</text:p>
          </table:table-cell>
          <table:table-cell table:style-name="ce12" table:formula="of:=[.D47]/1000" office:value-type="float" office:value="0.157" calcext:value-type="float">
            <text:p>0.2</text:p>
          </table:table-cell>
          <table:table-cell table:style-name="ce8" office:value-type="float" office:value="1360.212" calcext:value-type="float">
            <text:p>1360.21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4.23" calcext:value-type="float">
            <text:p>4.230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table:formula="of:=[.C47]/[.$C$46]" office:value-type="float" office:value="0.0582448724722609" calcext:value-type="float">
            <text:p>0.0582448725</text:p>
          </table:table-cell>
          <table:table-cell table:style-name="ce8" table:formula="of:=[.K47]*SQRT(([.D47]*[.D47])/([.C47]*[.C47])+([.$D$46]*[.$D$46])/([.$C$46]*[.$C$46]))" office:value-type="float" office:value="0.00153167088360677" calcext:value-type="float">
            <text:p>0.0015316709</text:p>
          </table:table-cell>
          <table:table-cell table:style-name="ce15" table:formula="of:=([.I47]/[.$I$46])" office:value-type="float" office:value="0.0636473066506169" calcext:value-type="float">
            <text:p>0.064</text:p>
          </table:table-cell>
          <table:table-cell table:style-name="ce17" table:formula="of:=[.M47]*SQRT(([.J47]*[.J47])/([.I47]*[.I47])+([.$J$46]*[.$J$46])/([.$I$46]*[.$I$46]))" office:value-type="float" office:value="0.00105951609098609" calcext:value-type="float">
            <text:p>0.0011</text:p>
          </table:table-cell>
          <table:table-cell table:number-columns-repeated="2"/>
          <table:table-cell table:style-name="ce17" table:formula="of:=[.G47]" office:value-type="float" office:value="1360.212" calcext:value-type="float">
            <text:p>1360.2120</text:p>
          </table:table-cell>
          <table:table-cell table:style-name="ce10" table:formula="of:=[.K47]/[.M47]" office:value-type="float" office:value="0.915119202010984" calcext:value-type="float">
            <text:p>0.92</text:p>
          </table:table-cell>
          <table:table-cell table:style-name="ce10" table:formula="of:=[.R47]*SQRT(([.D47]*[.D47])/([.C47]*[.C47])+([.$L$47]*[.$L$47])/([.$K$47]*[.$K$47]))" office:value-type="float" office:value="0.0337736807286306" calcext:value-type="float">
            <text:p>0.03</text:p>
          </table:table-cell>
          <table:table-cell table:style-name="ce29" table:formula="of:=[.S47]*100/[.R47]" office:value-type="float" office:value="3.69063184931674" calcext:value-type="float">
            <text:p>3.6906318493</text:p>
          </table:table-cell>
          <table:table-cell table:style-name="ce30" table:formula="of:=LN([.Q47])" office:value-type="float" office:value="7.21539584893465" calcext:value-type="float">
            <text:p>7.2153958</text:p>
          </table:table-cell>
          <table:table-cell table:style-name="ce30" table:formula="of:=LN([.R47])" office:value-type="float" office:value="-0.0887009467698813" calcext:value-type="float">
            <text:p>-0.0887009</text:p>
          </table:table-cell>
          <table:table-cell table:style-name="ce30" table:formula="of:=[.S47]/[.R47]" office:value-type="float" office:value="0.0369063184931674" calcext:value-type="float">
            <text:p>0.0369063</text:p>
          </table:table-cell>
          <table:table-cell table:formula="of:=[.W47]*100/[.V47]" office:value-type="float" office:value="-41.6075812459074" calcext:value-type="float">
            <text:p>-41.6075812459</text:p>
          </table:table-cell>
          <table:table-cell table:formula="of:=[.$T$63]+[.$T$64]*[.U47]+[.$T$65]*[.U47]^2+[.$T$69]" office:value-type="float" office:value="0" calcext:value-type="float">
            <text:p>0</text:p>
          </table:table-cell>
          <table:table-cell/>
          <table:table-cell table:formula="of:=[.V47]-[.Y47]" office:value-type="float" office:value="-0.0887009467698813" calcext:value-type="float">
            <text:p>-0.0887009468</text:p>
          </table:table-cell>
          <table:table-cell/>
          <table:table-cell table:formula="of:=[.R47]/10^[.$T$69]" office:value-type="float" office:value="0.915119202010984" calcext:value-type="float">
            <text:p>0.915119202</text:p>
          </table:table-cell>
          <table:table-cell/>
          <table:table-cell table:formula="of:=[.AA47]/[.W47]" office:value-type="float" office:value="-2.40340815316767" calcext:value-type="float">
            <text:p>-2.4034081532</text:p>
          </table:table-cell>
          <table:table-cell/>
          <table:table-cell table:formula="of:=[.AA47]^2/[.W47]^2" office:value-type="float" office:value="5.77637075071282" calcext:value-type="float">
            <text:p>5.7763707507</text:p>
          </table:table-cell>
          <table:table-cell/>
          <table:table-cell table:style-name="ce30" office:value-type="float" office:value="7.21539584893465" calcext:value-type="float">
            <text:p>7.2153958</text:p>
          </table:table-cell>
          <table:table-cell table:style-name="ce30" office:value-type="float" office:value="-0.0321671611141892" calcext:value-type="float">
            <text:p>-0.0321672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47" calcext:value-type="float">
            <text:p>3247</text:p>
          </table:table-cell>
          <table:table-cell office:value-type="float" office:value="74" calcext:value-type="float">
            <text:p>74</text:p>
          </table:table-cell>
          <table:table-cell table:style-name="ce12" table:formula="of:=[.C48]/1000" office:value-type="float" office:value="3.247" calcext:value-type="float">
            <text:p>3.2</text:p>
          </table:table-cell>
          <table:table-cell table:style-name="ce12" table:formula="of:=[.D48]/1000" office:value-type="float" office:value="0.074" calcext:value-type="float">
            <text:p>0.1</text:p>
          </table:table-cell>
          <table:table-cell table:style-name="ce8" office:value-type="float" office:value="2015.215" calcext:value-type="float">
            <text:p>2015.21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5" office:value-type="float" office:value="3.016" calcext:value-type="float">
            <text:p>3.01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C48]/[.$C$46]" office:value-type="float" office:value="0.0311926605504587" calcext:value-type="float">
            <text:p>0.0311926606</text:p>
          </table:table-cell>
          <table:table-cell table:style-name="ce8" table:formula="of:=[.K48]*SQRT(([.D48]*[.D48])/([.C48]*[.C48])+([.$D$46]*[.$D$46])/([.$C$46]*[.$C$46]))" office:value-type="float" office:value="0.000725116497759718" calcext:value-type="float">
            <text:p>0.0007251165</text:p>
          </table:table-cell>
          <table:table-cell table:style-name="ce15" table:formula="of:=([.I48]/[.$I$46])" office:value-type="float" office:value="0.0453806801083359" calcext:value-type="float">
            <text:p>0.045</text:p>
          </table:table-cell>
          <table:table-cell table:style-name="ce17" table:formula="of:=[.M48]*SQRT(([.J48]*[.J48])/([.I48]*[.I48])+([.$J$46]*[.$J$46])/([.$I$46]*[.$I$46]))" office:value-type="float" office:value="0.000198282264299382" calcext:value-type="float">
            <text:p>0.0002</text:p>
          </table:table-cell>
          <table:table-cell table:number-columns-repeated="2"/>
          <table:table-cell table:style-name="ce17" table:formula="of:=[.G48]" office:value-type="float" office:value="2015.215" calcext:value-type="float">
            <text:p>2015.2150</text:p>
          </table:table-cell>
          <table:table-cell table:style-name="ce10" table:formula="of:=[.K48]/[.M48]" office:value-type="float" office:value="0.687355510670916" calcext:value-type="float">
            <text:p>0.69</text:p>
          </table:table-cell>
          <table:table-cell table:style-name="ce10" table:formula="of:=[.R48]*SQRT(([.D48]*[.D48])/([.C48]*[.C48])+([.$L$47]*[.$L$47])/([.$K$47]*[.$K$47]))" office:value-type="float" office:value="0.0239189196109941" calcext:value-type="float">
            <text:p>0.02</text:p>
          </table:table-cell>
          <table:table-cell table:style-name="ce29" table:formula="of:=[.S48]*100/[.R48]" office:value-type="float" office:value="3.47984692632306" calcext:value-type="float">
            <text:p>3.4798469263</text:p>
          </table:table-cell>
          <table:table-cell table:style-name="ce30" table:formula="of:=LN([.Q48])" office:value-type="float" office:value="7.60848116844063" calcext:value-type="float">
            <text:p>7.6084812</text:p>
          </table:table-cell>
          <table:table-cell table:style-name="ce30" table:formula="of:=LN([.R48])" office:value-type="float" office:value="-0.374903637826291" calcext:value-type="float">
            <text:p>-0.3749036</text:p>
          </table:table-cell>
          <table:table-cell table:style-name="ce30" table:formula="of:=[.S48]/[.R48]" office:value-type="float" office:value="0.0347984692632306" calcext:value-type="float">
            <text:p>0.0347985</text:p>
          </table:table-cell>
          <table:table-cell table:formula="of:=[.W48]*100/[.V48]" office:value-type="float" office:value="-9.28197695412982" calcext:value-type="float">
            <text:p>-9.2819769541</text:p>
          </table:table-cell>
          <table:table-cell table:formula="of:=[.$T$63]+[.$T$64]*[.U48]+[.$T$65]*[.U48]^2+[.$T$69]" office:value-type="float" office:value="0" calcext:value-type="float">
            <text:p>0</text:p>
          </table:table-cell>
          <table:table-cell/>
          <table:table-cell table:formula="of:=[.V48]-[.Y48]" office:value-type="float" office:value="-0.374903637826291" calcext:value-type="float">
            <text:p>-0.3749036378</text:p>
          </table:table-cell>
          <table:table-cell/>
          <table:table-cell table:formula="of:=[.R48]/10^[.$T$69]" office:value-type="float" office:value="0.687355510670916" calcext:value-type="float">
            <text:p>0.6873555107</text:p>
          </table:table-cell>
          <table:table-cell/>
          <table:table-cell table:formula="of:=[.AA48]/[.W48]" office:value-type="float" office:value="-10.7735669345211" calcext:value-type="float">
            <text:p>-10.7735669345</text:p>
          </table:table-cell>
          <table:table-cell/>
          <table:table-cell table:formula="of:=[.AA48]^2/[.W48]^2" office:value-type="float" office:value="116.069744492607" calcext:value-type="float">
            <text:p>116.0697444926</text:p>
          </table:table-cell>
          <table:table-cell/>
          <table:table-cell table:style-name="ce30" office:value-type="float" office:value="7.60848116844063" calcext:value-type="float">
            <text:p>7.6084812</text:p>
          </table:table-cell>
          <table:table-cell table:style-name="ce30" office:value-type="float" office:value="-0.385317747291334" calcext:value-type="float">
            <text:p>-0.385317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5" calcext:value-type="float">
            <text:p>8255</text:p>
          </table:table-cell>
          <table:table-cell office:value-type="float" office:value="130" calcext:value-type="float">
            <text:p>130</text:p>
          </table:table-cell>
          <table:table-cell table:style-name="ce12" table:formula="of:=[.C49]/1000" office:value-type="float" office:value="8.255" calcext:value-type="float">
            <text:p>8.3</text:p>
          </table:table-cell>
          <table:table-cell table:style-name="ce12" table:formula="of:=[.D49]/1000" office:value-type="float" office:value="0.13" calcext:value-type="float">
            <text:p>0.1</text:p>
          </table:table-cell>
          <table:table-cell table:style-name="ce8" office:value-type="float" office:value="2034.791" calcext:value-type="float">
            <text:p>2034.79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5" office:value-type="float" office:value="7.77" calcext:value-type="float">
            <text:p>7.77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formula="of:=[.C49]/[.$C$46]" office:value-type="float" office:value="0.079302560161391" calcext:value-type="float">
            <text:p>0.0793025602</text:p>
          </table:table-cell>
          <table:table-cell table:style-name="ce8" table:formula="of:=[.K49]*SQRT(([.D49]*[.D49])/([.C49]*[.C49])+([.$D$46]*[.$D$46])/([.$C$46]*[.$C$46]))" office:value-type="float" office:value="0.00130065495080122" calcext:value-type="float">
            <text:p>0.001300655</text:p>
          </table:table-cell>
          <table:table-cell table:style-name="ce15" table:formula="of:=([.I49]/[.$I$46])" office:value-type="float" office:value="0.116912428528438" calcext:value-type="float">
            <text:p>0.117</text:p>
          </table:table-cell>
          <table:table-cell table:style-name="ce17" table:formula="of:=[.M49]*SQRT(([.J49]*[.J49])/([.I49]*[.I49])+([.$J$46]*[.$J$46])/([.$I$46]*[.$I$46]))" office:value-type="float" office:value="0.00049832038807451" calcext:value-type="float">
            <text:p>0.0005</text:p>
          </table:table-cell>
          <table:table-cell table:number-columns-repeated="2"/>
          <table:table-cell table:style-name="ce17" table:formula="of:=[.G49]" office:value-type="float" office:value="2034.791" calcext:value-type="float">
            <text:p>2034.7910</text:p>
          </table:table-cell>
          <table:table-cell table:style-name="ce28" table:formula="of:=[.K49]/[.M49]" office:value-type="float" office:value="0.678307354996918" calcext:value-type="float">
            <text:p>0.678</text:p>
          </table:table-cell>
          <table:table-cell table:style-name="ce28" table:formula="of:=[.R49]*SQRT(([.D49]*[.D49])/([.C49]*[.C49])+([.$L$47]*[.$L$47])/([.$K$47]*[.$K$47]))" office:value-type="float" office:value="0.0207913945284058" calcext:value-type="float">
            <text:p>0.021</text:p>
          </table:table-cell>
          <table:table-cell table:style-name="ce29" table:formula="of:=[.S49]*100/[.R49]" office:value-type="float" office:value="3.06518783487174" calcext:value-type="float">
            <text:p>3.0651878349</text:p>
          </table:table-cell>
          <table:table-cell table:style-name="ce30" table:formula="of:=LN([.Q49])" office:value-type="float" office:value="7.61814838989971" calcext:value-type="float">
            <text:p>7.6181484</text:p>
          </table:table-cell>
          <table:table-cell table:style-name="ce30" table:formula="of:=LN([.R49])" office:value-type="float" office:value="-0.388154767808752" calcext:value-type="float">
            <text:p>-0.3881548</text:p>
          </table:table-cell>
          <table:table-cell table:style-name="ce30" table:formula="of:=[.S49]/[.R49]" office:value-type="float" office:value="0.0306518783487174" calcext:value-type="float">
            <text:p>0.0306519</text:p>
          </table:table-cell>
          <table:table-cell table:formula="of:=[.W49]*100/[.V49]" office:value-type="float" office:value="-7.89681871531716" calcext:value-type="float">
            <text:p>-7.8968187153</text:p>
          </table:table-cell>
          <table:table-cell table:formula="of:=[.$T$63]+[.$T$64]*[.U49]+[.$T$65]*[.U49]^2+[.$T$69]" office:value-type="float" office:value="0" calcext:value-type="float">
            <text:p>0</text:p>
          </table:table-cell>
          <table:table-cell/>
          <table:table-cell table:formula="of:=[.V49]-[.Y49]" office:value-type="float" office:value="-0.388154767808752" calcext:value-type="float">
            <text:p>-0.3881547678</text:p>
          </table:table-cell>
          <table:table-cell/>
          <table:table-cell table:formula="of:=[.R49]/10^[.$T$69]" office:value-type="float" office:value="0.678307354996918" calcext:value-type="float">
            <text:p>0.678307355</text:p>
          </table:table-cell>
          <table:table-cell/>
          <table:table-cell table:formula="of:=[.AA49]/[.W49]" office:value-type="float" office:value="-12.6633272973626" calcext:value-type="float">
            <text:p>-12.6633272974</text:p>
          </table:table-cell>
          <table:table-cell/>
          <table:table-cell table:formula="of:=[.AA49]^2/[.W49]^2" office:value-type="float" office:value="160.35985824013" calcext:value-type="float">
            <text:p>160.3598582401</text:p>
          </table:table-cell>
          <table:table-cell/>
          <table:table-cell table:style-name="ce30" office:value-type="float" office:value="7.61814838989971" calcext:value-type="float">
            <text:p>7.6181484</text:p>
          </table:table-cell>
          <table:table-cell table:style-name="ce30" office:value-type="float" office:value="-0.367127108348694" calcext:value-type="float">
            <text:p>-0.3671271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690" calcext:value-type="float">
            <text:p>14690</text:p>
          </table:table-cell>
          <table:table-cell office:value-type="float" office:value="173" calcext:value-type="float">
            <text:p>173</text:p>
          </table:table-cell>
          <table:table-cell table:style-name="ce12" table:formula="of:=[.C50]/1000" office:value-type="float" office:value="14.69" calcext:value-type="float">
            <text:p>14.7</text:p>
          </table:table-cell>
          <table:table-cell table:style-name="ce12" table:formula="of:=[.D50]/1000" office:value-type="float" office:value="0.173" calcext:value-type="float">
            <text:p>0.2</text:p>
          </table:table-cell>
          <table:table-cell table:style-name="ce8" office:value-type="float" office:value="2598.5" calcext:value-type="float">
            <text:p>2598.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6.97" calcext:value-type="float">
            <text:p>16.970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C50]/[.$C$46]" office:value-type="float" office:value="0.141121091310822" calcext:value-type="float">
            <text:p>0.1411210913</text:p>
          </table:table-cell>
          <table:table-cell table:style-name="ce8" table:formula="of:=[.K50]*SQRT(([.D50]*[.D50])/([.C50]*[.C50])+([.$D$46]*[.$D$46])/([.$C$46]*[.$C$46]))" office:value-type="float" office:value="0.00178332095355597" calcext:value-type="float">
            <text:p>0.001783321</text:p>
          </table:table-cell>
          <table:table-cell table:style-name="ce15" table:formula="of:=([.I50]/[.$I$46])" office:value-type="float" office:value="0.25534155883238" calcext:value-type="float">
            <text:p>0.255</text:p>
          </table:table-cell>
          <table:table-cell table:style-name="ce17" table:formula="of:=[.M50]*SQRT(([.J50]*[.J50])/([.I50]*[.I50])+([.$J$46]*[.$J$46])/([.$I$46]*[.$I$46]))" office:value-type="float" office:value="0.000758158315212543" calcext:value-type="float">
            <text:p>0.0008</text:p>
          </table:table-cell>
          <table:table-cell table:number-columns-repeated="2"/>
          <table:table-cell table:style-name="ce17" table:formula="of:=[.G50]" office:value-type="float" office:value="2598.5" calcext:value-type="float">
            <text:p>2598.5000</text:p>
          </table:table-cell>
          <table:table-cell table:style-name="ce28" table:formula="of:=[.K50]/[.M50]" office:value-type="float" office:value="0.552675764791823" calcext:value-type="float">
            <text:p>0.553</text:p>
          </table:table-cell>
          <table:table-cell table:style-name="ce28" table:formula="of:=[.R50]*SQRT(([.D50]*[.D50])/([.C50]*[.C50])+([.$L$47]*[.$L$47])/([.$K$47]*[.$K$47]))" office:value-type="float" office:value="0.0159246236104543" calcext:value-type="float">
            <text:p>0.016</text:p>
          </table:table-cell>
          <table:table-cell table:style-name="ce29" table:formula="of:=[.S50]*100/[.R50]" office:value-type="float" office:value="2.88136817731688" calcext:value-type="float">
            <text:p>2.8813681773</text:p>
          </table:table-cell>
          <table:table-cell table:style-name="ce30" table:formula="of:=LN([.Q50])" office:value-type="float" office:value="7.8626896344485" calcext:value-type="float">
            <text:p>7.8626896</text:p>
          </table:table-cell>
          <table:table-cell table:style-name="ce30" table:formula="of:=LN([.R50])" office:value-type="float" office:value="-0.592983769861636" calcext:value-type="float">
            <text:p>-0.5929838</text:p>
          </table:table-cell>
          <table:table-cell table:style-name="ce30" table:formula="of:=[.S50]/[.R50]" office:value-type="float" office:value="0.0288136817731688" calcext:value-type="float">
            <text:p>0.0288137</text:p>
          </table:table-cell>
          <table:table-cell table:formula="of:=[.W50]*100/[.V50]" office:value-type="float" office:value="-4.85910124991988" calcext:value-type="float">
            <text:p>-4.8591012499</text:p>
          </table:table-cell>
          <table:table-cell table:formula="of:=[.$T$63]+[.$T$64]*[.U50]+[.$T$65]*[.U50]^2+[.$T$69]" office:value-type="float" office:value="0" calcext:value-type="float">
            <text:p>0</text:p>
          </table:table-cell>
          <table:table-cell/>
          <table:table-cell table:formula="of:=[.V50]-[.Y50]" office:value-type="float" office:value="-0.592983769861636" calcext:value-type="float">
            <text:p>-0.5929837699</text:p>
          </table:table-cell>
          <table:table-cell/>
          <table:table-cell table:formula="of:=[.R50]/10^[.$T$69]" office:value-type="float" office:value="0.552675764791823" calcext:value-type="float">
            <text:p>0.5526757648</text:p>
          </table:table-cell>
          <table:table-cell/>
          <table:table-cell table:formula="of:=[.AA50]/[.W50]" office:value-type="float" office:value="-20.5799374939242" calcext:value-type="float">
            <text:p>-20.5799374939</text:p>
          </table:table-cell>
          <table:table-cell/>
          <table:table-cell table:formula="of:=[.AA50]^2/[.W50]^2" office:value-type="float" office:value="423.533827253827" calcext:value-type="float">
            <text:p>423.5338272538</text:p>
          </table:table-cell>
          <table:table-cell/>
          <table:table-cell table:style-name="ce30" office:value-type="float" office:value="7.8626896344485" calcext:value-type="float">
            <text:p>7.8626896</text:p>
          </table:table-cell>
          <table:table-cell table:style-name="ce30" office:value-type="float" office:value="-0.579381370935581" calcext:value-type="float">
            <text:p>-0.5793814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53" calcext:value-type="float">
            <text:p>53</text:p>
          </table:table-cell>
          <table:table-cell table:style-name="ce12" table:formula="of:=[.C51]/1000" office:value-type="float" office:value="0.817" calcext:value-type="float">
            <text:p>0.8</text:p>
          </table:table-cell>
          <table:table-cell table:style-name="ce12" table:formula="of:=[.D51]/1000" office:value-type="float" office:value="0.053" calcext:value-type="float">
            <text:p>0.1</text:p>
          </table:table-cell>
          <table:table-cell table:style-name="ce8" office:value-type="float" office:value="3009.645" calcext:value-type="float">
            <text:p>3009.64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.036" calcext:value-type="float">
            <text:p>1.03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table:formula="of:=[.C51]/[.$C$46]" office:value-type="float" office:value="0.00784859983668764" calcext:value-type="float">
            <text:p>0.0078485998</text:p>
          </table:table-cell>
          <table:table-cell table:style-name="ce8" table:formula="of:=[.K51]*SQRT(([.D51]*[.D51])/([.C51]*[.C51])+([.$D$46]*[.$D$46])/([.$C$46]*[.$C$46]))" office:value-type="float" office:value="0.000510418953701928" calcext:value-type="float">
            <text:p>0.000510419</text:p>
          </table:table-cell>
          <table:table-cell table:style-name="ce15" table:formula="of:=([.I51]/[.$I$46])" office:value-type="float" office:value="0.0155883238037918" calcext:value-type="float">
            <text:p>0.016</text:p>
          </table:table-cell>
          <table:table-cell table:style-name="ce17" table:formula="of:=[.M51]*SQRT(([.J51]*[.J51])/([.I51]*[.I51])+([.$J$46]*[.$J$46])/([.$I$46]*[.$I$46]))" office:value-type="float" office:value="0.000197621017153106" calcext:value-type="float">
            <text:p>0.0002</text:p>
          </table:table-cell>
          <table:table-cell table:number-columns-repeated="2"/>
          <table:table-cell table:style-name="ce17" table:formula="of:=[.G51]" office:value-type="float" office:value="3009.645" calcext:value-type="float">
            <text:p>3009.6450</text:p>
          </table:table-cell>
          <table:table-cell table:style-name="ce10" table:formula="of:=[.K51]/[.M51]" office:value-type="float" office:value="0.503492225044652" calcext:value-type="float">
            <text:p>0.50</text:p>
          </table:table-cell>
          <table:table-cell table:style-name="ce10" table:formula="of:=[.R51]*SQRT(([.D51]*[.D51])/([.C51]*[.C51])+([.$L$47]*[.$L$47])/([.$K$47]*[.$K$47]))" office:value-type="float" office:value="0.0352439026305304" calcext:value-type="float">
            <text:p>0.04</text:p>
          </table:table-cell>
          <table:table-cell table:style-name="ce29" table:formula="of:=[.S51]*100/[.R51]" office:value-type="float" office:value="6.99989014277327" calcext:value-type="float">
            <text:p>6.9998901428</text:p>
          </table:table-cell>
          <table:table-cell table:style-name="ce30" table:formula="of:=LN([.Q51])" office:value-type="float" office:value="8.00957741058809" calcext:value-type="float">
            <text:p>8.0095774</text:p>
          </table:table-cell>
          <table:table-cell table:style-name="ce30" table:formula="of:=LN([.R51])" office:value-type="float" office:value="-0.686187008760717" calcext:value-type="float">
            <text:p>-0.6861870</text:p>
          </table:table-cell>
          <table:table-cell table:style-name="ce30" table:formula="of:=[.S51]/[.R51]" office:value-type="float" office:value="0.0699989014277327" calcext:value-type="float">
            <text:p>0.0699989</text:p>
          </table:table-cell>
          <table:table-cell table:formula="of:=[.W51]*100/[.V51]" office:value-type="float" office:value="-10.2011405832579" calcext:value-type="float">
            <text:p>-10.2011405833</text:p>
          </table:table-cell>
          <table:table-cell table:formula="of:=[.$T$63]+[.$T$64]*[.U51]+[.$T$65]*[.U51]^2+[.$T$69]" office:value-type="float" office:value="0" calcext:value-type="float">
            <text:p>0</text:p>
          </table:table-cell>
          <table:table-cell/>
          <table:table-cell table:formula="of:=[.V51]-[.Y51]" office:value-type="float" office:value="-0.686187008760717" calcext:value-type="float">
            <text:p>-0.6861870088</text:p>
          </table:table-cell>
          <table:table-cell/>
          <table:table-cell table:formula="of:=[.R51]/10^[.$T$69]" office:value-type="float" office:value="0.503492225044652" calcext:value-type="float">
            <text:p>0.503492225</text:p>
          </table:table-cell>
          <table:table-cell/>
          <table:table-cell table:formula="of:=[.AA51]/[.W51]" office:value-type="float" office:value="-9.80282539818344" calcext:value-type="float">
            <text:p>-9.8028253982</text:p>
          </table:table-cell>
          <table:table-cell/>
          <table:table-cell table:formula="of:=[.AA51]^2/[.W51]^2" office:value-type="float" office:value="96.0953857872704" calcext:value-type="float">
            <text:p>96.0953857873</text:p>
          </table:table-cell>
          <table:table-cell/>
          <table:table-cell table:style-name="ce30" office:value-type="float" office:value="8.00957741058809" calcext:value-type="float">
            <text:p>8.0095774</text:p>
          </table:table-cell>
          <table:table-cell table:style-name="ce30" office:value-type="float" office:value="-0.72270262066322" calcext:value-type="float">
            <text:p>-0.7227026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76" calcext:value-type="float">
            <text:p>2276</text:p>
          </table:table-cell>
          <table:table-cell office:value-type="float" office:value="76" calcext:value-type="float">
            <text:p>76</text:p>
          </table:table-cell>
          <table:table-cell table:style-name="ce12" table:formula="of:=[.C52]/1000" office:value-type="float" office:value="2.276" calcext:value-type="float">
            <text:p>2.3</text:p>
          </table:table-cell>
          <table:table-cell table:style-name="ce12" table:formula="of:=[.D52]/1000" office:value-type="float" office:value="0.076" calcext:value-type="float">
            <text:p>0.1</text:p>
          </table:table-cell>
          <table:table-cell table:style-name="ce8" office:value-type="float" office:value="3202.029" calcext:value-type="float">
            <text:p>3202.02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15" office:value-type="float" office:value="3.209" calcext:value-type="float">
            <text:p>3.20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C52]/[.$C$46]" office:value-type="float" office:value="0.0218646428742975" calcext:value-type="float">
            <text:p>0.0218646429</text:p>
          </table:table-cell>
          <table:table-cell table:style-name="ce8" table:formula="of:=[.K52]*SQRT(([.D52]*[.D52])/([.C52]*[.C52])+([.$D$46]*[.$D$46])/([.$C$46]*[.$C$46]))" office:value-type="float" office:value="0.000736944856275621" calcext:value-type="float">
            <text:p>0.0007369449</text:p>
          </table:table-cell>
          <table:table-cell table:style-name="ce15" table:formula="of:=([.I52]/[.$I$46])" office:value-type="float" office:value="0.048284682515799" calcext:value-type="float">
            <text:p>0.048</text:p>
          </table:table-cell>
          <table:table-cell table:style-name="ce17" table:formula="of:=[.M52]*SQRT(([.J52]*[.J52])/([.I52]*[.I52])+([.$J$46]*[.$J$46])/([.$I$46]*[.$I$46]))" office:value-type="float" office:value="0.000200505960646856" calcext:value-type="float">
            <text:p>0.0002</text:p>
          </table:table-cell>
          <table:table-cell table:number-columns-repeated="2"/>
          <table:table-cell table:style-name="ce17" table:formula="of:=[.G52]" office:value-type="float" office:value="3202.029" calcext:value-type="float">
            <text:p>3202.0290</text:p>
          </table:table-cell>
          <table:table-cell table:style-name="ce28" table:formula="of:=[.K52]/[.M52]" office:value-type="float" office:value="0.452827723722596" calcext:value-type="float">
            <text:p>0.453</text:p>
          </table:table-cell>
          <table:table-cell table:style-name="ce28" table:formula="of:=[.R52]*SQRT(([.D52]*[.D52])/([.C52]*[.C52])+([.$L$47]*[.$L$47])/([.$K$47]*[.$K$47]))" office:value-type="float" office:value="0.0192468146574818" calcext:value-type="float">
            <text:p>0.019</text:p>
          </table:table-cell>
          <table:table-cell table:style-name="ce29" table:formula="of:=[.S52]*100/[.R52]" office:value-type="float" office:value="4.2503613734729" calcext:value-type="float">
            <text:p>4.2503613735</text:p>
          </table:table-cell>
          <table:table-cell table:style-name="ce30" table:formula="of:=LN([.Q52])" office:value-type="float" office:value="8.07153995035512" calcext:value-type="float">
            <text:p>8.0715400</text:p>
          </table:table-cell>
          <table:table-cell table:style-name="ce30" table:formula="of:=LN([.R52])" office:value-type="float" office:value="-0.792243526664925" calcext:value-type="float">
            <text:p>-0.7922435</text:p>
          </table:table-cell>
          <table:table-cell table:style-name="ce30" table:formula="of:=[.S52]/[.R52]" office:value-type="float" office:value="0.042503613734729" calcext:value-type="float">
            <text:p>0.0425036</text:p>
          </table:table-cell>
          <table:table-cell table:formula="of:=[.W52]*100/[.V52]" office:value-type="float" office:value="-5.3649682583908" calcext:value-type="float">
            <text:p>-5.3649682584</text:p>
          </table:table-cell>
          <table:table-cell table:formula="of:=[.$T$63]+[.$T$64]*[.U52]+[.$T$65]*[.U52]^2+[.$T$69]" office:value-type="float" office:value="0" calcext:value-type="float">
            <text:p>0</text:p>
          </table:table-cell>
          <table:table-cell/>
          <table:table-cell table:formula="of:=[.V52]-[.Y52]" office:value-type="float" office:value="-0.792243526664925" calcext:value-type="float">
            <text:p>-0.7922435267</text:p>
          </table:table-cell>
          <table:table-cell/>
          <table:table-cell table:formula="of:=[.R52]/10^[.$T$69]" office:value-type="float" office:value="0.452827723722596" calcext:value-type="float">
            <text:p>0.4528277237</text:p>
          </table:table-cell>
          <table:table-cell/>
          <table:table-cell table:formula="of:=[.AA52]/[.W52]" office:value-type="float" office:value="-18.6394392629631" calcext:value-type="float">
            <text:p>-18.639439263</text:p>
          </table:table-cell>
          <table:table-cell/>
          <table:table-cell table:formula="of:=[.AA52]^2/[.W52]^2" office:value-type="float" office:value="347.428696037689" calcext:value-type="float">
            <text:p>347.4286960377</text:p>
          </table:table-cell>
          <table:table-cell/>
          <table:table-cell table:style-name="ce30" office:value-type="float" office:value="8.07153995035512" calcext:value-type="float">
            <text:p>8.0715400</text:p>
          </table:table-cell>
          <table:table-cell table:style-name="ce30" office:value-type="float" office:value="-0.775671811000996" calcext:value-type="float">
            <text:p>-0.7756718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09" calcext:value-type="float">
            <text:p>5409</text:p>
          </table:table-cell>
          <table:table-cell office:value-type="float" office:value="108" calcext:value-type="float">
            <text:p>108</text:p>
          </table:table-cell>
          <table:table-cell table:style-name="ce12" table:formula="of:=[.C53]/1000" office:value-type="float" office:value="5.409" calcext:value-type="float">
            <text:p>5.4</text:p>
          </table:table-cell>
          <table:table-cell table:style-name="ce12" table:formula="of:=[.D53]/1000" office:value-type="float" office:value="0.108" calcext:value-type="float">
            <text:p>0.1</text:p>
          </table:table-cell>
          <table:table-cell table:style-name="ce8" office:value-type="float" office:value="3253.503" calcext:value-type="float">
            <text:p>3253.5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7.923" calcext:value-type="float">
            <text:p>7.923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table:formula="of:=[.C53]/[.$C$46]" office:value-type="float" office:value="0.0519621499591719" calcext:value-type="float">
            <text:p>0.05196215</text:p>
          </table:table-cell>
          <table:table-cell table:style-name="ce8" table:formula="of:=[.K53]*SQRT(([.D53]*[.D53])/([.C53]*[.C53])+([.$D$46]*[.$D$46])/([.$C$46]*[.$C$46]))" office:value-type="float" office:value="0.00106448614423388" calcext:value-type="float">
            <text:p>0.0010644861</text:p>
          </table:table-cell>
          <table:table-cell table:style-name="ce15" table:formula="of:=([.I53]/[.$I$46])" office:value-type="float" office:value="0.119214565151971" calcext:value-type="float">
            <text:p>0.119</text:p>
          </table:table-cell>
          <table:table-cell table:style-name="ce17" table:formula="of:=[.M53]*SQRT(([.J53]*[.J53])/([.I53]*[.I53])+([.$J$46]*[.$J$46])/([.$I$46]*[.$I$46]))" office:value-type="float" office:value="0.00038233118907294" calcext:value-type="float">
            <text:p>0.0004</text:p>
          </table:table-cell>
          <table:table-cell table:number-columns-repeated="2"/>
          <table:table-cell table:style-name="ce17" table:formula="of:=[.G53]" office:value-type="float" office:value="3253.503" calcext:value-type="float">
            <text:p>3253.5030</text:p>
          </table:table-cell>
          <table:table-cell table:style-name="ce28" table:formula="of:=[.K53]/[.M53]" office:value-type="float" office:value="0.435870817403328" calcext:value-type="float">
            <text:p>0.436</text:p>
          </table:table-cell>
          <table:table-cell table:style-name="ce28" table:formula="of:=[.R53]*SQRT(([.D53]*[.D53])/([.C53]*[.C53])+([.$L$47]*[.$L$47])/([.$K$47]*[.$K$47]))" office:value-type="float" office:value="0.0143917068627697" calcext:value-type="float">
            <text:p>0.014</text:p>
          </table:table-cell>
          <table:table-cell table:style-name="ce29" table:formula="of:=[.S53]*100/[.R53]" office:value-type="float" office:value="3.30182849783506" calcext:value-type="float">
            <text:p>3.3018284978</text:p>
          </table:table-cell>
          <table:table-cell table:style-name="ce30" table:formula="of:=LN([.Q53])" office:value-type="float" office:value="8.08748754101852" calcext:value-type="float">
            <text:p>8.0874875</text:p>
          </table:table-cell>
          <table:table-cell table:style-name="ce30" table:formula="of:=LN([.R53])" office:value-type="float" office:value="-0.830409369895103" calcext:value-type="float">
            <text:p>-0.8304094</text:p>
          </table:table-cell>
          <table:table-cell table:style-name="ce30" table:formula="of:=[.S53]/[.R53]" office:value-type="float" office:value="0.0330182849783506" calcext:value-type="float">
            <text:p>0.0330183</text:p>
          </table:table-cell>
          <table:table-cell table:formula="of:=[.W53]*100/[.V53]" office:value-type="float" office:value="-3.97614552236103" calcext:value-type="float">
            <text:p>-3.9761455224</text:p>
          </table:table-cell>
          <table:table-cell table:formula="of:=[.$T$63]+[.$T$64]*[.U53]+[.$T$65]*[.U53]^2+[.$T$69]" office:value-type="float" office:value="0" calcext:value-type="float">
            <text:p>0</text:p>
          </table:table-cell>
          <table:table-cell/>
          <table:table-cell table:formula="of:=[.V53]-[.Y53]" office:value-type="float" office:value="-0.830409369895103" calcext:value-type="float">
            <text:p>-0.8304093699</text:p>
          </table:table-cell>
          <table:table-cell/>
          <table:table-cell table:formula="of:=[.R53]/10^[.$T$69]" office:value-type="float" office:value="0.435870817403328" calcext:value-type="float">
            <text:p>0.4358708174</text:p>
          </table:table-cell>
          <table:table-cell/>
          <table:table-cell table:formula="of:=[.AA53]/[.W53]" office:value-type="float" office:value="-25.149984938333" calcext:value-type="float">
            <text:p>-25.1499849383</text:p>
          </table:table-cell>
          <table:table-cell/>
          <table:table-cell table:formula="of:=[.AA53]^2/[.W53]^2" office:value-type="float" office:value="632.521742398374" calcext:value-type="float">
            <text:p>632.5217423984</text:p>
          </table:table-cell>
          <table:table-cell/>
          <table:table-cell table:style-name="ce30" office:value-type="float" office:value="8.08748754101852" calcext:value-type="float">
            <text:p>8.0874875</text:p>
          </table:table-cell>
          <table:table-cell table:style-name="ce30" office:value-type="float" office:value="-0.838263258536661" calcext:value-type="float">
            <text:p>-0.8382633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53" calcext:value-type="float">
            <text:p>53</text:p>
          </table:table-cell>
          <table:table-cell table:style-name="ce12" table:formula="of:=[.C54]/1000" office:value-type="float" office:value="1.238" calcext:value-type="float">
            <text:p>1.2</text:p>
          </table:table-cell>
          <table:table-cell table:style-name="ce12" table:formula="of:=[.D54]/1000" office:value-type="float" office:value="0.053" calcext:value-type="float">
            <text:p>0.1</text:p>
          </table:table-cell>
          <table:table-cell table:style-name="ce8" office:value-type="float" office:value="3273.079" calcext:value-type="float">
            <text:p>3273.07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1.8759" calcext:value-type="float">
            <text:p>1.876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table:formula="of:=[.C54]/[.$C$46]" office:value-type="float" office:value="0.0118929823718718" calcext:value-type="float">
            <text:p>0.0118929824</text:p>
          </table:table-cell>
          <table:table-cell table:style-name="ce8" table:formula="of:=[.K54]*SQRT(([.D54]*[.D54])/([.C54]*[.C54])+([.$D$46]*[.$D$46])/([.$C$46]*[.$C$46]))" office:value-type="float" office:value="0.000512058627314751" calcext:value-type="float">
            <text:p>0.0005120586</text:p>
          </table:table-cell>
          <table:table-cell table:style-name="ce15" table:formula="of:=([.I54]/[.$I$46])" office:value-type="float" office:value="0.0282260006018658" calcext:value-type="float">
            <text:p>0.028</text:p>
          </table:table-cell>
          <table:table-cell table:style-name="ce17" table:formula="of:=[.M54]*SQRT(([.J54]*[.J54])/([.I54]*[.I54])+([.$J$46]*[.$J$46])/([.$I$46]*[.$I$46]))" office:value-type="float" office:value="0.000305217980276056" calcext:value-type="float">
            <text:p>0.0003</text:p>
          </table:table-cell>
          <table:table-cell table:number-columns-repeated="2"/>
          <table:table-cell table:style-name="ce17" table:formula="of:=[.G54]" office:value-type="float" office:value="3273.079" calcext:value-type="float">
            <text:p>3273.0790</text:p>
          </table:table-cell>
          <table:table-cell table:style-name="ce10" table:formula="of:=[.K54]/[.M54]" office:value-type="float" office:value="0.421348477229385" calcext:value-type="float">
            <text:p>0.42</text:p>
          </table:table-cell>
          <table:table-cell table:style-name="ce10" table:formula="of:=[.R54]*SQRT(([.D54]*[.D54])/([.C54]*[.C54])+([.$L$47]*[.$L$47])/([.$K$47]*[.$K$47]))" office:value-type="float" office:value="0.0211696378513421" calcext:value-type="float">
            <text:p>0.02</text:p>
          </table:table-cell>
          <table:table-cell table:style-name="ce29" table:formula="of:=[.S54]*100/[.R54]" office:value-type="float" office:value="5.02425877756697" calcext:value-type="float">
            <text:p>5.0242587776</text:p>
          </table:table-cell>
          <table:table-cell table:style-name="ce30" table:formula="of:=LN([.Q54])" office:value-type="float" office:value="8.09348641108737" calcext:value-type="float">
            <text:p>8.0934864</text:p>
          </table:table-cell>
          <table:table-cell table:style-name="ce30" table:formula="of:=LN([.R54])" office:value-type="float" office:value="-0.86429505079811" calcext:value-type="float">
            <text:p>-0.8642951</text:p>
          </table:table-cell>
          <table:table-cell table:style-name="ce30" table:formula="of:=[.S54]/[.R54]" office:value-type="float" office:value="0.0502425877756697" calcext:value-type="float">
            <text:p>0.0502426</text:p>
          </table:table-cell>
          <table:table-cell table:formula="of:=[.W54]*100/[.V54]" office:value-type="float" office:value="-5.8131291772728" calcext:value-type="float">
            <text:p>-5.8131291773</text:p>
          </table:table-cell>
          <table:table-cell table:formula="of:=[.$T$63]+[.$T$64]*[.U54]+[.$T$65]*[.U54]^2+[.$T$69]" office:value-type="float" office:value="0" calcext:value-type="float">
            <text:p>0</text:p>
          </table:table-cell>
          <table:table-cell/>
          <table:table-cell table:formula="of:=[.V54]-[.Y54]" office:value-type="float" office:value="-0.86429505079811" calcext:value-type="float">
            <text:p>-0.8642950508</text:p>
          </table:table-cell>
          <table:table-cell/>
          <table:table-cell table:formula="of:=[.R54]/10^[.$T$69]" office:value-type="float" office:value="0.421348477229385" calcext:value-type="float">
            <text:p>0.4213484772</text:p>
          </table:table-cell>
          <table:table-cell/>
          <table:table-cell table:formula="of:=[.AA54]/[.W54]" office:value-type="float" office:value="-17.2024389877595" calcext:value-type="float">
            <text:p>-17.2024389878</text:p>
          </table:table-cell>
          <table:table-cell/>
          <table:table-cell table:formula="of:=[.AA54]^2/[.W54]^2" office:value-type="float" office:value="295.923907127588" calcext:value-type="float">
            <text:p>295.9239071276</text:p>
          </table:table-cell>
          <table:table-cell/>
          <table:table-cell table:style-name="ce30" office:value-type="float" office:value="8.09348641108737" calcext:value-type="float">
            <text:p>8.0934864</text:p>
          </table:table-cell>
          <table:table-cell table:style-name="ce30" office:value-type="float" office:value="-0.783728738429196" calcext:value-type="float">
            <text:p>-0.783728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36" calcext:value-type="float">
            <text:p>36</text:p>
          </table:table-cell>
          <table:table-cell table:style-name="ce12" table:formula="of:=[.C55]/1000" office:value-type="float" office:value="0.594" calcext:value-type="float">
            <text:p>0.6</text:p>
          </table:table-cell>
          <table:table-cell table:style-name="ce12" table:formula="of:=[.D55]/1000" office:value-type="float" office:value="0.036" calcext:value-type="float">
            <text:p>0.0</text:p>
          </table:table-cell>
          <table:table-cell table:style-name="ce8" office:value-type="float" office:value="3451.232" calcext:value-type="float">
            <text:p>3451.23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5" office:value-type="float" office:value="0.949" calcext:value-type="float">
            <text:p>0.94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table:formula="of:=[.C55]/[.$C$46]" office:value-type="float" office:value="0.00570632595225515" calcext:value-type="float">
            <text:p>0.005706326</text:p>
          </table:table-cell>
          <table:table-cell table:style-name="ce8" table:formula="of:=[.K55]*SQRT(([.D55]*[.D55])/([.C55]*[.C55])+([.$D$46]*[.$D$46])/([.$C$46]*[.$C$46]))" office:value-type="float" office:value="0.000346825052491084" calcext:value-type="float">
            <text:p>0.0003468251</text:p>
          </table:table-cell>
          <table:table-cell table:style-name="ce15" table:formula="of:=([.I55]/[.$I$46])" office:value-type="float" office:value="0.0142792657237436" calcext:value-type="float">
            <text:p>0.014</text:p>
          </table:table-cell>
          <table:table-cell table:style-name="ce22" table:formula="of:=[.M55]*SQRT(([.J55]*[.J55])/([.I55]*[.I55])+([.$J$46]*[.$J$46])/([.$I$46]*[.$I$46]))" office:value-type="float" office:value="0.0000795284887953975" calcext:value-type="float">
            <text:p>0.00008</text:p>
          </table:table-cell>
          <table:table-cell table:number-columns-repeated="2"/>
          <table:table-cell table:style-name="ce17" table:formula="of:=[.G55]" office:value-type="float" office:value="3451.232" calcext:value-type="float">
            <text:p>3451.2320</text:p>
          </table:table-cell>
          <table:table-cell table:style-name="ce10" table:formula="of:=[.K55]/[.M55]" office:value-type="float" office:value="0.399623206308617" calcext:value-type="float">
            <text:p>0.40</text:p>
          </table:table-cell>
          <table:table-cell table:style-name="ce10" table:formula="of:=[.R55]*SQRT(([.D55]*[.D55])/([.C55]*[.C55])+([.$L$47]*[.$L$47])/([.$K$47]*[.$K$47]))" office:value-type="float" office:value="0.0264012508093579" calcext:value-type="float">
            <text:p>0.03</text:p>
          </table:table-cell>
          <table:table-cell table:style-name="ce29" table:formula="of:=[.S55]*100/[.R55]" office:value-type="float" office:value="6.60653595501385" calcext:value-type="float">
            <text:p>6.606535955</text:p>
          </table:table-cell>
          <table:table-cell table:style-name="ce30" table:formula="of:=LN([.Q55])" office:value-type="float" office:value="8.14648654772913" calcext:value-type="float">
            <text:p>8.1464865</text:p>
          </table:table-cell>
          <table:table-cell table:style-name="ce30" table:formula="of:=LN([.R55])" office:value-type="float" office:value="-0.917233160048571" calcext:value-type="float">
            <text:p>-0.9172332</text:p>
          </table:table-cell>
          <table:table-cell table:style-name="ce30" table:formula="of:=[.S55]/[.R55]" office:value-type="float" office:value="0.0660653595501385" calcext:value-type="float">
            <text:p>0.0660654</text:p>
          </table:table-cell>
          <table:table-cell table:formula="of:=[.W55]*100/[.V55]" office:value-type="float" office:value="-7.20267892916563" calcext:value-type="float">
            <text:p>-7.2026789292</text:p>
          </table:table-cell>
          <table:table-cell table:formula="of:=[.$T$63]+[.$T$64]*[.U55]+[.$T$65]*[.U55]^2+[.$T$69]" office:value-type="float" office:value="0" calcext:value-type="float">
            <text:p>0</text:p>
          </table:table-cell>
          <table:table-cell/>
          <table:table-cell table:formula="of:=[.V55]-[.Y55]" office:value-type="float" office:value="-0.917233160048571" calcext:value-type="float">
            <text:p>-0.91723316</text:p>
          </table:table-cell>
          <table:table-cell/>
          <table:table-cell table:formula="of:=[.R55]/10^[.$T$69]" office:value-type="float" office:value="0.399623206308617" calcext:value-type="float">
            <text:p>0.3996232063</text:p>
          </table:table-cell>
          <table:table-cell/>
          <table:table-cell table:formula="of:=[.AA55]/[.W55]" office:value-type="float" office:value="-13.8837231234996" calcext:value-type="float">
            <text:p>-13.8837231235</text:p>
          </table:table-cell>
          <table:table-cell/>
          <table:table-cell table:formula="of:=[.AA55]^2/[.W55]^2" office:value-type="float" office:value="192.757767769997" calcext:value-type="float">
            <text:p>192.75776777</text:p>
          </table:table-cell>
          <table:table-cell/>
          <table:table-cell office:value-type="float" office:value="8.14648654772913" calcext:value-type="float">
            <text:p>8.1464865477</text:p>
          </table:table-cell>
          <table:table-cell office:value-type="float" office:value="-0.903098375750627" calcext:value-type="float">
            <text:p>-0.9030983758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9" table:formula="of:=[.C44]/1000" office:value-type="float" office:value="191.529" calcext:value-type="float">
            <text:p>191.5</text:p>
          </table:table-cell>
          <table:table-cell table:style-name="ce9" table:formula="of:=[.D44]/1000" office:value-type="float" office:value="0.655" calcext:value-type="float">
            <text:p>0.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5]/1000" office:value-type="float" office:value="23.984" calcext:value-type="float">
            <text:p>24.0</text:p>
          </table:table-cell>
          <table:table-cell table:style-name="ce9" table:formula="of:=[.D45]/1000" office:value-type="float" office:value="0.297" calcext:value-type="float">
            <text:p>0.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6]/1000" office:value-type="float" office:value="104.095" calcext:value-type="float">
            <text:p>104.1</text:p>
          </table:table-cell>
          <table:table-cell table:style-name="ce9" table:formula="of:=[.D46]/1000" office:value-type="float" office:value="0.477" calcext:value-type="float">
            <text:p>0.5</text:p>
          </table:table-cell>
          <table:table-cell table:number-columns-repeated="28"/>
          <table:table-cell table:formula="of:=SUM([.AG10:.AG11];[.AG18:.AG28];[.AG33:.AG39];[.AG44:.AG55])" office:value-type="float" office:value="3752258108.86714" calcext:value-type="float">
            <text:p>3752258108.867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table:formula="of:=[.C47]/1000" office:value-type="float" office:value="6.063" calcext:value-type="float">
            <text:p>6.06</text:p>
          </table:table-cell>
          <table:table-cell table:style-name="ce10" table:formula="of:=[.D47]/1000" office:value-type="float" office:value="0.157" calcext:value-type="float">
            <text:p>0.16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8]/1000" office:value-type="float" office:value="3.247" calcext:value-type="float">
            <text:p>3.25</text:p>
          </table:table-cell>
          <table:table-cell table:style-name="ce10" table:formula="of:=[.D48]/1000" office:value-type="float" office:value="0.074" calcext:value-type="float">
            <text:p>0.0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9]/1000" office:value-type="float" office:value="8.255" calcext:value-type="float">
            <text:p>8.26</text:p>
          </table:table-cell>
          <table:table-cell table:style-name="ce10" table:formula="of:=[.D49]/1000" office:value-type="float" office:value="0.13" calcext:value-type="float">
            <text:p>0.1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50]/1000" office:value-type="float" office:value="14.69" calcext:value-type="float">
            <text:p>14.7</text:p>
          </table:table-cell>
          <table:table-cell table:style-name="ce9" table:formula="of:=[.D50]/1000" office:value-type="float" office:value="0.173" calcext:value-type="float">
            <text:p>0.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1]/1000" office:value-type="float" office:value="0.817" calcext:value-type="float">
            <text:p>0.82</text:p>
          </table:table-cell>
          <table:table-cell table:style-name="ce10" table:formula="of:=[.D51]/1000" office:value-type="float" office:value="0.053" calcext:value-type="float">
            <text:p>0.05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2]/1000" office:value-type="float" office:value="2.276" calcext:value-type="float">
            <text:p>2.28</text:p>
          </table:table-cell>
          <table:table-cell table:style-name="ce10" table:formula="of:=[.D52]/1000" office:value-type="float" office:value="0.076" calcext:value-type="float">
            <text:p>0.0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3]/1000" office:value-type="float" office:value="5.409" calcext:value-type="float">
            <text:p>5.41</text:p>
          </table:table-cell>
          <table:table-cell table:style-name="ce10" table:formula="of:=[.D53]/1000" office:value-type="float" office:value="0.108" calcext:value-type="float">
            <text:p>0.11</text:p>
          </table:table-cell>
          <table:table-cell table:number-columns-repeated="16"/>
          <table:table-cell office:value-type="string" calcext:value-type="string">
            <text:p>Without 5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0" table:formula="of:=[.C54]/1000" office:value-type="float" office:value="1.238" calcext:value-type="float">
            <text:p>1.24</text:p>
          </table:table-cell>
          <table:table-cell table:style-name="ce10" table:formula="of:=[.D54]/1000" office:value-type="float" office:value="0.053" calcext:value-type="float">
            <text:p>0.05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5]/1000" office:value-type="float" office:value="0.594" calcext:value-type="float">
            <text:p>0.59</text:p>
          </table:table-cell>
          <table:table-cell table:style-name="ce10" table:formula="of:=[.D55]/1000" office:value-type="float" office:value="0.036" calcext:value-type="float">
            <text:p>0.04</text:p>
          </table:table-cell>
          <table:table-cell table:number-columns-repeated="3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2">
          <table:table-cell table:number-columns-repeated="13"/>
          <table:table-cell table:style-name="ce23" office:value-type="float" office:value="0.317310507863" calcext:value-type="float">
            <text:p>0.3173105079</text:p>
          </table:table-cell>
          <table:table-cell table:number-columns-repeated="2"/>
          <table:table-cell table:formula="of:=TINV(0.1;31-7)" office:value-type="float" office:value="1.71088207990943" calcext:value-type="float">
            <text:p>1.71088207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Old</text:p>
          </table:table-cell>
          <table:table-cell table:number-columns-repeated="11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ars</text:p>
          </table:table-cell>
          <table:table-cell/>
          <table:table-cell office:value-type="string" calcext:value-type="string">
            <text:p>New</text:p>
          </table:table-cell>
          <table:table-cell table:number-columns-repeated="13"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53.1622" calcext:value-type="float">
            <text:p>53.1622</text:p>
          </table:table-cell>
          <table:table-cell office:value-type="float" office:value="14201" calcext:value-type="float">
            <text:p>14201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J74]/[.J80]" office:value-type="float" office:value="0.050523342275098" calcext:value-type="float">
            <text:p>0.0505233423</text:p>
          </table:table-cell>
          <table:table-cell table:number-columns-repeated="8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style-name="ce3" office:value-type="float" office:value="5455" calcext:value-type="float">
            <text:p>5.46E+003</text:p>
          </table:table-cell>
          <table:table-cell table:formula="of:=[.A75]/[.A81]" office:value-type="float" office:value="0.055795352262499" calcext:value-type="float">
            <text:p>0.0557953523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5913" calcext:value-type="float">
            <text:p>5913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75]/[.D81]" office:value-type="float" office:value="0.0605672611060465" calcext:value-type="float">
            <text:p>0.0605672611</text:p>
          </table:table-cell>
          <table:table-cell/>
          <table:table-cell office:value-type="float" office:value="79.6142" calcext:value-type="float">
            <text:p>79.6142</text:p>
          </table:table-cell>
          <table:table-cell table:number-columns-repeated="12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style-name="ce3" office:value-type="float" office:value="34066" calcext:value-type="float">
            <text:p>3.41E+004</text:p>
          </table:table-cell>
          <table:table-cell table:formula="of:=[.A76]/[.A81]" office:value-type="float" office:value="0.348437116438917" calcext:value-type="float">
            <text:p>0.3484371164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35229" calcext:value-type="float">
            <text:p>35229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style-name="ce8" office:value-type="float" office:value="80.9979" calcext:value-type="float">
            <text:p>80.9979</text:p>
          </table:table-cell>
          <table:table-cell table:number-columns-repeated="12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>
          <table:table-cell table:style-name="ce3" office:value-type="float" office:value="427871" calcext:value-type="float">
            <text:p>4.28E+005</text:p>
          </table:table-cell>
          <table:table-cell table:formula="of:=[.A77]/[.A81]" office:value-type="float" office:value="4.37639104819573" calcext:value-type="float">
            <text:p>4.3763910482</text:p>
          </table:table-cell>
          <table:table-cell table:style-name="ce8" office:value-type="float" office:value="80.9979" calcext:value-type="float">
            <text:p>80.9979</text:p>
          </table:table-cell>
          <table:table-cell office:value-type="float" office:value="429461" calcext:value-type="float">
            <text:p>429461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table:style-name="ce8" office:value-type="float" office:value="276.3989" calcext:value-type="float">
            <text:p>276.3989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8" office:value-type="float" office:value="276.3989" calcext:value-type="float">
            <text:p>276.3989</text:p>
          </table:table-cell>
          <table:table-cell office:value-type="float" office:value="100011" calcext:value-type="float">
            <text:p>100011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style-name="ce8" office:value-type="float" office:value="302.8508" calcext:value-type="float">
            <text:p>302.8508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8" office:value-type="float" office:value="302.8508" calcext:value-type="float">
            <text:p>302.8508</text:p>
          </table:table-cell>
          <table:table-cell office:value-type="float" office:value="239719" calcext:value-type="float">
            <text:p>239719</text:p>
          </table:table-cell>
          <table:table-cell office:value-type="float" office:value="671" calcext:value-type="float">
            <text:p>671</text:p>
          </table:table-cell>
          <table:table-cell table:number-columns-repeated="3"/>
          <table:table-cell table:style-name="ce8" office:value-type="float" office:value="356.0129" calcext:value-type="float">
            <text:p>356.0129</text:p>
          </table:table-cell>
          <table:table-cell table:number-columns-repeated="12"/>
          <table:table-cell office:value-type="float" office:value="-1.672893" calcext:value-type="float">
            <text:p>-1.672893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X79])" office:value-type="float" office:value="6.40357419793482" calcext:value-type="float">
            <text:p>6.4035741979</text:p>
          </table:table-cell>
          <table:table-cell table:style-name="ce3" table:formula="of:=EXP([.$V$79]+[.$V$80]*[.Y79]+[.$V$81]*[.Y79]*[.Y79])" office:value-type="float" office:value="0.00367743114356152" calcext:value-type="float">
            <text:p>3.68E-003</text:p>
          </table:table-cell>
          <table:table-cell table:style-name="ce3"/>
          <table:table-cell table:style-name="ce3" table:formula="of:=[.Z79]*EXP([.$Q$70]*SQRT(1.658694*([.$V$70]+([.$V$71]+[.$W$70])*[.Y79]+([.$V$72]+[.$W$71]+[.$X$70])*[.Y79]^2+([.$W$72]+[.$X$71])*[.Y79]^3+[.$X$72]*[.Y79]^4)))" office:value-type="float" office:value="0.00374369891523969" calcext:value-type="float">
            <text:p>3.74E-003</text:p>
          </table:table-cell>
          <table:table-cell/>
          <table:table-cell table:formula="of:=[.AB79]-[.Z79]" office:value-type="float" office:value="0.0000662677716781698" calcext:value-type="float">
            <text:p>6.62677716781698E-005</text:p>
          </table:table-cell>
          <table:table-cell table:formula="of:=[.AD79]*100/[.Z79]" office:value-type="float" office:value="1.80201257593067" calcext:value-type="float">
            <text:p>1.8020125759</text:p>
          </table:table-cell>
          <table:table-cell table:number-columns-repeated="10"/>
        </table:table-row>
        <table:table-row table:style-name="ro1">
          <table:table-cell table:style-name="ce3" office:value-type="float" office:value="718857" calcext:value-type="float">
            <text:p>7.19E+005</text:p>
          </table:table-cell>
          <table:table-cell table:formula="of:=[.A80]/[.A81]" office:value-type="float" office:value="7.352681859095" calcext:value-type="float">
            <text:p>7.3526818591</text:p>
          </table:table-cell>
          <table:table-cell table:style-name="ce8" office:value-type="float" office:value="356.0129" calcext:value-type="float">
            <text:p>356.0129</text:p>
          </table:table-cell>
          <table:table-cell office:value-type="float" office:value="718804" calcext:value-type="float">
            <text:p>718804</text:p>
          </table:table-cell>
          <table:table-cell office:value-type="float" office:value="1137" calcext:value-type="float">
            <text:p>1137</text:p>
          </table:table-cell>
          <table:table-cell table:number-columns-repeated="3"/>
          <table:table-cell table:style-name="ce8" office:value-type="float" office:value="383.8485" calcext:value-type="float">
            <text:p>383.8485</text:p>
          </table:table-cell>
          <table:table-cell office:value-type="float" office:value="281078" calcext:value-type="float">
            <text:p>281078</text:p>
          </table:table-cell>
          <table:table-cell office:value-type="float" office:value="832" calcext:value-type="float">
            <text:p>832</text:p>
          </table:table-cell>
          <table:table-cell table:number-columns-repeated="10"/>
          <table:table-cell office:value-type="float" office:value="-0.491857" calcext:value-type="float">
            <text:p>-0.491857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X80])" office:value-type="float" office:value="6.49375383985169" calcext:value-type="float">
            <text:p>6.4937538399</text:p>
          </table:table-cell>
          <table:table-cell table:style-name="ce3" table:formula="of:=EXP([.$V$79]+[.$V$80]*[.Y80]+[.$V$81]*[.Y80]*[.Y80])" office:value-type="float" office:value="0.0034406142522871" calcext:value-type="float">
            <text:p>3.44E-003</text:p>
          </table:table-cell>
          <table:table-cell table:style-name="ce3"/>
          <table:table-cell table:style-name="ce3" table:formula="of:=[.Z80]*EXP([.$Q$70]*SQRT(1.658694*([.$V$70]+([.$V$71]+[.$W$70])*[.Y80]+([.$V$72]+[.$W$71]+[.$X$70])*[.Y80]^2+([.$W$72]+[.$X$71])*[.Y80]^3+[.$X$72]*[.Y80]^4)))" office:value-type="float" office:value="0.00350164639321887" calcext:value-type="float">
            <text:p>3.50E-003</text:p>
          </table:table-cell>
          <table:table-cell/>
          <table:table-cell table:formula="of:=[.AB80]-[.Z80]" office:value-type="float" office:value="0.0000610321409317705" calcext:value-type="float">
            <text:p>6.10321409317705E-005</text:p>
          </table:table-cell>
          <table:table-cell table:formula="of:=[.AD80]*100/[.Z80]" office:value-type="float" office:value="1.77387339749582" calcext:value-type="float">
            <text:p>1.7738733975</text:p>
          </table:table-cell>
          <table:table-cell table:number-columns-repeated="10"/>
        </table:table-row>
        <table:table-row table:style-name="ro1">
          <table:table-cell table:style-name="ce3" office:value-type="float" office:value="97768" calcext:value-type="float">
            <text:p>9.78E+004</text:p>
          </table:table-cell>
          <table:table-cell/>
          <table:table-cell table:style-name="ce8" office:value-type="float" office:value="383.8485" calcext:value-type="float">
            <text:p>383.8485</text:p>
          </table:table-cell>
          <table:table-cell office:value-type="float" office:value="97627" calcext:value-type="float">
            <text:p>97627</text:p>
          </table:table-cell>
          <table:table-cell office:value-type="float" office:value="422" calcext:value-type="float">
            <text:p>422</text:p>
          </table:table-cell>
          <table:table-cell table:number-columns-repeated="16"/>
          <table:table-cell office:value-type="float" office:value="-0.019095" calcext:value-type="float">
            <text:p>-0.019095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X81])" office:value-type="float" office:value="6.67834211465433" calcext:value-type="float">
            <text:p>6.6783421147</text:p>
          </table:table-cell>
          <table:table-cell table:style-name="ce3" table:formula="of:=EXP([.$V$79]+[.$V$80]*[.Y81]+[.$V$81]*[.Y81]*[.Y81])" office:value-type="float" office:value="0.00299945655166815" calcext:value-type="float">
            <text:p>3.00E-003</text:p>
          </table:table-cell>
          <table:table-cell table:style-name="ce3"/>
          <table:table-cell table:style-name="ce3" table:formula="of:=[.Z81]*EXP([.$Q$70]*SQRT(1.658694*([.$V$70]+([.$V$71]+[.$W$70])*[.Y81]+([.$V$72]+[.$W$71]+[.$X$70])*[.Y81]^2+([.$W$72]+[.$X$71])*[.Y81]^3+[.$X$72]*[.Y81]^4)))" office:value-type="float" office:value="0.00305067910856385" calcext:value-type="float">
            <text:p>3.05E-003</text:p>
          </table:table-cell>
          <table:table-cell/>
          <table:table-cell table:formula="of:=[.AB81]-[.Z81]" office:value-type="float" office:value="0.0000512225568957002" calcext:value-type="float">
            <text:p>5.12225568957002E-005</text:p>
          </table:table-cell>
          <table:table-cell table:formula="of:=[.AD81]*100/[.Z81]" office:value-type="float" office:value="1.70772791715262" calcext:value-type="float">
            <text:p>1.7077279172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911" calcext:value-type="float">
            <text:p>911</text:p>
          </table:table-cell>
          <table:table-cell table:formula="of:=LN([.X82])" office:value-type="float" office:value="6.81454289725996" calcext:value-type="float">
            <text:p>6.8145428973</text:p>
          </table:table-cell>
          <table:table-cell table:style-name="ce3" table:formula="of:=EXP([.$V$79]+[.$V$80]*[.Y82]+[.$V$81]*[.Y82]*[.Y82])" office:value-type="float" office:value="0.0027083731489106" calcext:value-type="float">
            <text:p>2.71E-003</text:p>
          </table:table-cell>
          <table:table-cell table:style-name="ce3"/>
          <table:table-cell table:style-name="ce3" table:formula="of:=[.Z82]*EXP([.$Q$70]*SQRT(1.658694*([.$V$70]+([.$V$71]+[.$W$70])*[.Y82]+([.$V$72]+[.$W$71]+[.$X$70])*[.Y82]^2+([.$W$72]+[.$X$71])*[.Y82]^3+[.$X$72]*[.Y82]^4)))" office:value-type="float" office:value="0.00275325530634846" calcext:value-type="float">
            <text:p>2.75E-003</text:p>
          </table:table-cell>
          <table:table-cell/>
          <table:table-cell table:formula="of:=[.AB82]-[.Z82]" office:value-type="float" office:value="0.00004488215743786" calcext:value-type="float">
            <text:p>4.488215743786E-005</text:p>
          </table:table-cell>
          <table:table-cell table:formula="of:=[.AD82]*100/[.Z82]" office:value-type="float" office:value="1.65716298937291" calcext:value-type="float">
            <text:p>1.6571629894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1460" calcext:value-type="float">
            <text:p>1460</text:p>
          </table:table-cell>
          <table:table-cell table:formula="of:=LN([.X83])" office:value-type="float" office:value="7.28619171470238" calcext:value-type="float">
            <text:p>7.2861917147</text:p>
          </table:table-cell>
          <table:table-cell table:style-name="ce3" table:formula="of:=EXP([.$V$79]+[.$V$80]*[.Y83]+[.$V$81]*[.Y83]*[.Y83])" office:value-type="float" office:value="0.00189150207173544" calcext:value-type="float">
            <text:p>1.89E-003</text:p>
          </table:table-cell>
          <table:table-cell table:style-name="ce3"/>
          <table:table-cell table:style-name="ce3" table:formula="of:=[.Z83]*EXP([.$Q$70]*SQRT(1.658694*([.$V$70]+([.$V$71]+[.$W$70])*[.Y83]+([.$V$72]+[.$W$71]+[.$X$70])*[.Y83]^2+([.$W$72]+[.$X$71])*[.Y83]^3+[.$X$72]*[.Y83]^4)))" office:value-type="float" office:value="0.00192201520474792" calcext:value-type="float">
            <text:p>1.92E-003</text:p>
          </table:table-cell>
          <table:table-cell/>
          <table:table-cell table:formula="of:=[.AB83]-[.Z83]" office:value-type="float" office:value="0.0000305131330124802" calcext:value-type="float">
            <text:p>3.05131330124802E-005</text:p>
          </table:table-cell>
          <table:table-cell table:formula="of:=[.AD83]*100/[.Z83]" office:value-type="float" office:value="1.61316942066495" calcext:value-type="float">
            <text:p>1.6131694207</text:p>
          </table:table-cell>
          <table:table-cell table:number-columns-repeated="1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13207" calcext:value-type="float">
            <text:p>13207</text:p>
          </table:table-cell>
          <table:table-cell office:value-type="float" office:value="304" calcext:value-type="float">
            <text:p>30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8" office:value-type="float" office:value="80.9979" calcext:value-type="float">
            <text:p>80.9979</text:p>
          </table:table-cell>
          <table:table-cell office:value-type="float" office:value="800.573" calcext:value-type="float">
            <text:p>800.573</text:p>
          </table:table-cell>
          <table:table-cell table:number-columns-repeated="3"/>
          <table:table-cell table:number-matrix-columns-spanned="2" table:number-matrix-rows-spanned="5" table:formula="of:=LINEST([.C87:.C91];[.D87:.D91];1;1)" office:value-type="float" office:value="0.10090274180511" calcext:value-type="float">
            <text:p>0.1009027418</text:p>
          </table:table-cell>
          <table:table-cell office:value-type="float" office:value="0.232724261023577" calcext:value-type="float">
            <text:p>0.23272426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276.3989" calcext:value-type="float">
            <text:p>276.3989</text:p>
          </table:table-cell>
          <table:table-cell office:value-type="float" office:value="2736.74" calcext:value-type="float">
            <text:p>2736.74</text:p>
          </table:table-cell>
          <table:table-cell table:number-columns-repeated="3"/>
          <table:table-cell office:value-type="float" office:value="0.0000125360005134107" calcext:value-type="float">
            <text:p>0.000012536</text:p>
          </table:table-cell>
          <table:table-cell office:value-type="float" office:value="0.0371931443880987" calcext:value-type="float">
            <text:p>0.037193144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02.8508" calcext:value-type="float">
            <text:p>302.8508</text:p>
          </table:table-cell>
          <table:table-cell office:value-type="float" office:value="2998.852" calcext:value-type="float">
            <text:p>2998.852</text:p>
          </table:table-cell>
          <table:table-cell table:number-columns-repeated="3"/>
          <table:table-cell office:value-type="float" office:value="0.999999953694423" calcext:value-type="float">
            <text:p>0.9999999537</text:p>
          </table:table-cell>
          <table:table-cell office:value-type="float" office:value="0.0295832156392826" calcext:value-type="float">
            <text:p>0.0295832156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56.0129" calcext:value-type="float">
            <text:p>356.0129</text:p>
          </table:table-cell>
          <table:table-cell office:value-type="float" office:value="3525.94" calcext:value-type="float">
            <text:p>3525.94</text:p>
          </table:table-cell>
          <table:table-cell table:number-columns-repeated="3"/>
          <table:table-cell office:value-type="float" office:value="64787009.2642142" calcext:value-type="float">
            <text:p>64787009.264214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83.8485" calcext:value-type="float">
            <text:p>383.8485</text:p>
          </table:table-cell>
          <table:table-cell office:value-type="float" office:value="3802.19" calcext:value-type="float">
            <text:p>3802.19</text:p>
          </table:table-cell>
          <table:table-cell table:number-columns-repeated="3"/>
          <table:table-cell office:value-type="float" office:value="56699.4297032201" calcext:value-type="float">
            <text:p>56699.4297032201</text:p>
          </table:table-cell>
          <table:table-cell office:value-type="float" office:value="0.00262549994268088" calcext:value-type="float">
            <text:p>0.0026254999</text:p>
          </table:table-cell>
          <table:table-cell table:number-columns-repeated="12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style-name="ce33" office:value-type="string" calcext:value-type="string">
            <text:p>2x*x_0-x_0^2</text:p>
          </table:table-cell>
          <table:table-cell table:style-name="ce34" office:value-type="string" calcext:value-type="string">
            <text:p>(x-x_0)^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style-name="ce31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2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95.469199" calcext:value-type="float">
            <text:p>195.469199</text:p>
          </table:table-cell>
          <table:table-cell table:formula="of:=LN([.AE93])" office:value-type="float" office:value="5.27540281714101" calcext:value-type="float">
            <text:p>5.2754028171</text:p>
          </table:table-cell>
          <table:table-cell table:number-columns-repeated="9"/>
        </table:table-row>
        <table:table-row table:style-name="ro1">
          <table:table-cell table:number-columns-repeated="20"/>
          <table:table-cell table:style-name="ce33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2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8" office:value-type="float" office:value="80.9979" calcext:value-type="float">
            <text:p>80.9979</text:p>
          </table:table-cell>
          <table:table-cell office:value-type="float" office:value="361.975" calcext:value-type="float">
            <text:p>361.975</text:p>
          </table:table-cell>
          <table:table-cell table:number-columns-repeated="3"/>
          <table:table-cell table:number-matrix-columns-spanned="2" table:number-matrix-rows-spanned="5" table:formula="of:=LINEST([.C96:.C100];[.D96:.D100];1;1)" office:value-type="float" office:value="0.224036230902008" calcext:value-type="float">
            <text:p>0.2240362309</text:p>
          </table:table-cell>
          <table:table-cell office:value-type="float" office:value="-0.0610505419834908" calcext:value-type="float">
            <text:p>-0.061050542</text:p>
          </table:table-cell>
          <table:table-cell table:number-columns-repeated="11"/>
          <table:table-cell table:style-name="ce32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AF93]*[.V108]-[.AF93]^2" office:value-type="float" office:value="27.8298748830993" calcext:value-type="float">
            <text:p>27.82987488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276.3989" calcext:value-type="float">
            <text:p>276.3989</text:p>
          </table:table-cell>
          <table:table-cell office:value-type="float" office:value="1233.688" calcext:value-type="float">
            <text:p>1233.688</text:p>
          </table:table-cell>
          <table:table-cell table:number-columns-repeated="3"/>
          <table:table-cell office:value-type="float" office:value="0.0000628165618209328" calcext:value-type="float">
            <text:p>6.28165618209328E-005</text:p>
          </table:table-cell>
          <table:table-cell office:value-type="float" office:value="0.0840157890595039" calcext:value-type="float">
            <text:p>0.0840157891</text:p>
          </table:table-cell>
          <table:table-cell table:number-columns-repeated="11"/>
          <table:table-cell table:style-name="ce32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2" office:value-type="string" calcext:value-type="string">
            <text:p>(x-x_0)^2</text:p>
          </table:table-cell>
          <table:table-cell table:formula="of:=([.V108]-[.AF93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302.8508" calcext:value-type="float">
            <text:p>302.8508</text:p>
          </table:table-cell>
          <table:table-cell office:value-type="float" office:value="1351.841" calcext:value-type="float">
            <text:p>1351.841</text:p>
          </table:table-cell>
          <table:table-cell table:number-columns-repeated="3"/>
          <table:table-cell office:value-type="float" office:value="0.999999764151585" calcext:value-type="float">
            <text:p>0.9999997642</text:p>
          </table:table-cell>
          <table:table-cell office:value-type="float" office:value="0.0667644397069806" calcext:value-type="float">
            <text:p>0.0667644397</text:p>
          </table:table-cell>
          <table:table-cell table:number-columns-repeated="11"/>
          <table:table-cell table:style-name="ce32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8" office:value-type="float" office:value="356.0129" calcext:value-type="float">
            <text:p>356.0129</text:p>
          </table:table-cell>
          <table:table-cell office:value-type="float" office:value="1589.4323" calcext:value-type="float">
            <text:p>1589.4323</text:p>
          </table:table-cell>
          <table:table-cell table:number-columns-repeated="3"/>
          <table:table-cell office:value-type="float" office:value="12720031.6206728" calcext:value-type="float">
            <text:p>12720031.6206728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8" office:value-type="float" office:value="383.8485" calcext:value-type="float">
            <text:p>383.8485</text:p>
          </table:table-cell>
          <table:table-cell office:value-type="float" office:value="1713.902" calcext:value-type="float">
            <text:p>1713.902</text:p>
          </table:table-cell>
          <table:table-cell table:number-columns-repeated="3"/>
          <table:table-cell office:value-type="float" office:value="56699.4189562488" calcext:value-type="float">
            <text:p>56699.4189562488</text:p>
          </table:table-cell>
          <table:table-cell office:value-type="float" office:value="0.0133724712281611" calcext:value-type="float">
            <text:p>0.0133724712</text:p>
          </table:table-cell>
          <table:table-cell table:number-columns-repeated="3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0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2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2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V92]+SUM([.V96:.V98])+SUM([.Z96:.AB98])+SUM([.Z92:.AB92])" office:value-type="float" office:value="0.02860123" calcext:value-type="float">
            <text:p>0.02860123</text:p>
          </table:table-cell>
          <table:table-cell table:formula="of:=[.V93]+[.W92]+SUM([.Z93:.AB93])+SUM([.W96:.W98])" office:value-type="float" office:value="-0.01830906" calcext:value-type="float">
            <text:p>-0.01830906</text:p>
          </table:table-cell>
          <table:table-cell table:formula="of:=[.V94]+[.X92]+SUM([.Z94:.AB94])+SUM([.X96:.X98])" office:value-type="float" office:value="0.0014445162" calcext:value-type="float">
            <text:p>0.0014445162</text:p>
          </table:table-cell>
          <table:table-cell table:formula="of:=[.V95]+[.Y92]+SUM([.Z95:.AB95])+SUM([.Y96:.Y98])" office:value-type="float" office:value="-0.006618336" calcext:value-type="float">
            <text:p>-0.006618336</text:p>
          </table:table-cell>
          <table:table-cell table:style-name="ce3" table:formula="of:=[.W93]" office:value-type="float" office:value="0.002952736" calcext:value-type="float">
            <text:p>2.95E-003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formula="of:=[.Y94]+[.X95]" office:value-type="float" office:value="-0.00015811424" calcext:value-type="float">
            <text:p>-0.0001581142</text:p>
          </table:table-cell>
          <table:table-cell table:style-name="ce3" table:formula="of:=[.Y95]" office:value-type="float" office:value="0.0006247981" calcext:value-type="float">
            <text:p>6.25E-004</text:p>
          </table:table-cell>
          <table:table-cell table:formula="of:=[.W95]+[.Y93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22"/>
          <table:table-cell table:formula="of:=[.W103]*[.V108]" office:value-type="float" office:value="-0.0965876667032038" calcext:value-type="float">
            <text:p>-0.0965876667</text:p>
          </table:table-cell>
          <table:table-cell table:formula="of:=[.X103]*[.AF96]" office:value-type="float" office:value="0.0402007051126101" calcext:value-type="float">
            <text:p>0.0402007051</text:p>
          </table:table-cell>
          <table:table-cell table:formula="of:=[.Y103]*[.AF97]" office:value-type="float" office:value="-0" calcext:value-type="float">
            <text:p>0</text:p>
          </table:table-cell>
          <table:table-cell table:formula="of:=[.Z103]*[.V108]^2" office:value-type="float" office:value="0.0821742734428232" calcext:value-type="float">
            <text:p>0.0821742734</text:p>
          </table:table-cell>
          <table:table-cell table:formula="of:=[.AA103]*[.V108]*[.AF96]" office:value-type="float" office:value="-0.0687160818069823" calcext:value-type="float">
            <text:p>-0.0687160818</text:p>
          </table:table-cell>
          <table:table-cell table:formula="of:=[.AB103]*[.AF96]^2" office:value-type="float" office:value="0.0144157735548574" calcext:value-type="float">
            <text:p>0.0144157736</text:p>
          </table:table-cell>
          <table:table-cell table:formula="of:=[.AC103]*[.AF97]*[.AF96]" office:value-type="float" office:value="-0" calcext:value-type="float">
            <text:p>0</text:p>
          </table:table-cell>
          <table:table-cell table:formula="of:=[.AD103]*[.AF97]^2" office:value-type="float" office:value="0" calcext:value-type="float">
            <text:p>0</text:p>
          </table:table-cell>
          <table:table-cell table:formula="of:=[.AE103]*[.AF97]*[.V108]" office:value-type="float" office:value="0" calcext:value-type="float">
            <text:p>0</text:p>
          </table:table-cell>
          <table:table-cell table:style-name="ce3" table:formula="of:=SQRT(SUM([.V103];[.W104:.AE104]))*7.7" office:value-type="float" office:value="0.0723282113023863" calcext:value-type="float">
            <text:p>7.23E-00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-1.672893" calcext:value-type="float">
            <text:p>-1.672893</text:p>
          </table:table-cell>
          <table:table-cell table:number-columns-repeated="5"/>
          <table:table-cell table:style-name="ce35" table:formula="of:=[.V92]+SUM([.V96:.V98])+SUM([.Z96:.AB98])+SUM([.Z92:.AB92])" office:value-type="float" office:value="0.02860123" calcext:value-type="float">
            <text:p>2.8601E-002</text:p>
          </table:table-cell>
          <table:table-cell table:style-name="ce37" table:formula="of:=[.W92]+[.V93]+SUM([.Z93:.AB93];[.W96:.W98])" office:value-type="float" office:value="-0.01830906" calcext:value-type="float">
            <text:p>-1.8309E-002</text:p>
          </table:table-cell>
          <table:table-cell table:style-name="ce37" table:formula="of:=[.X92]+[.W93]+[.V94]+SUM([.Z94:.AB94])+SUM([.X96:.X98])+SUM([.Y96:.Y98])+SUM([.Z95:.AB95])" office:value-type="float" office:value="0.0043972522" calcext:value-type="float">
            <text:p>4.3973E-003</text:p>
          </table:table-cell>
          <table:table-cell table:style-name="ce37" table:formula="of:=[.Y93]+[.W95]" office:value-type="float" office:value="0.002055714" calcext:value-type="float">
            <text:p>2.0557E-003</text:p>
          </table:table-cell>
          <table:table-cell table:style-name="ce37" table:formula="of:=[.Y95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float" office:value="-0.491857" calcext:value-type="float">
            <text:p>-0.491857</text:p>
          </table:table-cell>
          <table:table-cell table:number-columns-repeated="25"/>
        </table:table-row>
        <table:table-row table:style-name="ro1">
          <table:table-cell table:number-columns-repeated="15"/>
          <table:table-cell office:value-type="float" office:value="-0.019095" calcext:value-type="float">
            <text:p>-0.019095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float" office:value="-1.181594" calcext:value-type="float">
            <text:p>-1.18159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34.02509" calcext:value-type="float">
            <text:p>-34.02509</text:p>
          </table:table-cell>
          <table:table-cell/>
          <table:table-cell office:value-type="float" office:value="195.469199" calcext:value-type="float">
            <text:p>195.469199</text:p>
          </table:table-cell>
          <table:table-cell table:formula="of:=LN([.U108])" office:value-type="float" office:value="5.27540281714101" calcext:value-type="float">
            <text:p>5.2754028171</text:p>
          </table:table-cell>
          <table:table-cell table:formula="of:=EXP([.S108]+[.S109]*[.V108]+[.P108]*[.V108]^2)" office:value-type="float" office:value="0.00823753534536744" calcext:value-type="float">
            <text:p>0.0082375353</text:p>
          </table:table-cell>
          <table:table-cell table:style-name="ce37" table:formula="of:=[.W108]*EXP([.Q70]*SQRT(1.658694*([.V103]+[.W103]*[.V108]+[.X103]*[.AF96]+[.Y103]*[.AF97]+[.Z103]*[.V108]^2+[.AA103]*[.V108]*[.AF96]+[.AB103]*[.AF96]^2+[.AC103]*[.AF96]*[.AF97]+[.AD103]*[.AF97]^2+[.AE103]*[.V108]*[.V108])))" office:value-type="float" office:value="0.0139592634738932" calcext:value-type="float">
            <text:p>1.3959E-002</text:p>
          </table:table-cell>
          <table:table-cell table:number-columns-repeated="5"/>
          <table:table-cell table:formula="of:=[.V103]+[.W103]*[.V108]+[.X103]*(2*[.V108]*[.AF93]-[.AF93]^2)+[.Y103]*([.V108]-[.AF93])^2+[.Z103]*[.V108]^2+[.AA103]*[.V108]*(2*[.V108]*[.AF93]-[.AF93]^2)+[.AB103]*(2*[.V108]*[.AF93]-[.AF93]^2)^2+[.AC103]*([.V108]-[.AF93])^2*(2*[.V108]*[.AF93]-[.AF93]^2)+[.AD103]*([.V108]-[.AF93])^4" office:value-type="float" office:value="0.0000882336001046206" calcext:value-type="float">
            <text:p>8.82336001046206E-005</text:p>
          </table:table-cell>
          <table:table-cell/>
          <table:table-cell table:formula="of:=[.Y103]*([.V108]-[.AF93])^2+[.Z103]*[.V108]^2+[.AA103]*[.V108]*(2*[.V108]*[.AF93]-[.AF93]^2)+[.AB103]*(2*[.V108]*[.AF93]-[.AF93]^2)^2+[.AC103]*([.V108]-[.AF93])^2*(2*[.V108]*[.AF93]-[.AF93]^2)+[.AD103]*([.V108]-[.AF93])^4" office:value-type="float" office:value="0.0278739651906984" calcext:value-type="float">
            <text:p>0.027873965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1.773442" calcext:value-type="float">
            <text:p>11.773442</text:p>
          </table:table-cell>
          <table:table-cell table:number-columns-repeated="3"/>
          <table:table-cell table:style-name="ce37" table:number-columns-repeated="2"/>
          <table:table-cell table:number-columns-repeated="17"/>
        </table:table-row>
        <table:table-row table:style-name="ro1">
          <table:table-cell table:number-columns-repeated="15"/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3" table:formula="of:=[.V92]" office:value-type="float" office:value="0.02860123" calcext:value-type="float">
            <text:p>2.86E-002</text:p>
          </table:table-cell>
          <table:table-cell table:formula="of:=[.W92]+[.V93]" office:value-type="float" office:value="-0.01830906" calcext:value-type="float">
            <text:p>-0.01830906</text:p>
          </table:table-cell>
          <table:table-cell table:formula="of:=[.V94]+[.W93]+[.X92]" office:value-type="float" office:value="0.0043972522" calcext:value-type="float">
            <text:p>0.0043972522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6">
          <table:table-cell table:number-columns-repeated="41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1.672893" calcext:value-type="float">
            <text:p>-1.67289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20"/>
          <table:table-cell table:formula="of:=[.W118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491857" calcext:value-type="float">
            <text:p>-0.491857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Y119]+[.V122]+[.W120]" office:value-type="float" office:value="-0.0036656" calcext:value-type="float">
            <text:p>-0.0036656</text:p>
          </table:table-cell>
          <table:table-cell table:formula="of:=[.W122]+[.Y120]" office:value-type="float" office:value="0.002055714" calcext:value-type="float">
            <text:p>0.002055714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/>
          <table:table-cell table:formula="of:=SQRT([.AD120]+[.AE120]*[.AE150]+[.AF120]*[.AE150]^2+[.AG120]*[.AE150]^3+[.AH120]*[.AE150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20"/>
          <table:table-cell table:formula="of:=[.X118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19095" calcext:value-type="float">
            <text:p>-0.019095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formula="of:=[.Y118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181594" calcext:value-type="float">
            <text:p>-1.181594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X119]+[.V121]" office:value-type="float" office:value="0.0014445162" calcext:value-type="float">
            <text:p>0.0014445162</text:p>
          </table:table-cell>
          <table:table-cell table:formula="of:=[.Y119]+[.V122]" office:value-type="float" office:value="-0.006618336" calcext:value-type="float">
            <text:p>-0.006618336</text:p>
          </table:table-cell>
          <table:table-cell table:formula="of:=[.W121]+[.X120]" office:value-type="float" office:value="-0.0004680492" calcext:value-type="float">
            <text:p>-0.0004680492</text:p>
          </table:table-cell>
          <table:table-cell table:style-name="ce3" table:formula="of:=[.X121]" office:value-type="float" office:value="0.00001861296" calcext:value-type="float">
            <text:p>1.86E-005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 table:formula="of:=[.X122]+[.Y121]" office:value-type="float" office:value="-0.00015811424" calcext:value-type="float">
            <text:p>-0.0001581142</text:p>
          </table:table-cell>
          <table:table-cell table:formula="of:=[.Y120]+[.W122]" office:value-type="float" office:value="0.002055714" calcext:value-type="float">
            <text:p>0.002055714</text:p>
          </table:table-cell>
          <table:table-cell table:style-name="ce3" table:formula="of:=[.W120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AE124]*[.AE128]" office:value-type="float" office:value="-0.0800004828976899" calcext:value-type="float">
            <text:p>-0.0800004829</text:p>
          </table:table-cell>
          <table:table-cell table:formula="of:=[.AF124]*[.AF128]" office:value-type="float" office:value="0.0263932179338767" calcext:value-type="float">
            <text:p>0.0263932179</text:p>
          </table:table-cell>
          <table:table-cell table:formula="of:=[.AG124]*[.AG128]" office:value-type="float" office:value="-0.00543202837955724" calcext:value-type="float">
            <text:p>-0.0054320284</text:p>
          </table:table-cell>
          <table:table-cell table:formula="of:=[.AH124]*[.AE128]*[.AF128]" office:value-type="float" office:value="-0.03736697960148" calcext:value-type="float">
            <text:p>-0.0373669796</text:p>
          </table:table-cell>
          <table:table-cell table:formula="of:=[.AI124]*[.AF128]^2" office:value-type="float" office:value="0.00621377177705484" calcext:value-type="float">
            <text:p>0.0062137718</text:p>
          </table:table-cell>
          <table:table-cell table:formula="of:=[.AJ124]*[.AG128]^2" office:value-type="float" office:value="0.000420887606197462" calcext:value-type="float">
            <text:p>0.0004208876</text:p>
          </table:table-cell>
          <table:table-cell table:formula="of:=[.AK124]*[.AF128]*[.AG128]" office:value-type="float" office:value="-0.0023711232584067" calcext:value-type="float">
            <text:p>-0.0023711233</text:p>
          </table:table-cell>
          <table:table-cell table:formula="of:=[.AL124]*[.AE128]*[.AG128]" office:value-type="float" office:value="0.00737229105632942" calcext:value-type="float">
            <text:p>0.0073722911</text:p>
          </table:table-cell>
          <table:table-cell table:formula="of:=[.AM124]*[.AE128]^2" office:value-type="float" office:value="0.0563738557954435" calcext:value-type="float">
            <text:p>0.0563738558</text:p>
          </table:table-cell>
          <table:table-cell/>
          <table:table-cell table:style-name="ce3" table:formula="of:=SUM([.AD124];[.AE125:.AM125])" office:value-type="float" office:value="0.000204640031768111" calcext:value-type="float">
            <text:p>2.05E-004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79" calcext:value-type="float">
            <text:p>79</text:p>
          </table:table-cell>
          <table:table-cell table:formula="of:=LN([.AD128])" office:value-type="float" office:value="4.36944785246702" calcext:value-type="float">
            <text:p>4.3694478525</text:p>
          </table:table-cell>
          <table:table-cell table:formula="of:=2*[.AE128]*[.AF93]-[.AF93]^2" office:value-type="float" office:value="18.2713201374112" calcext:value-type="float">
            <text:p>18.2713201374</text:p>
          </table:table-cell>
          <table:table-cell table:formula="of:=([.AE128]-[.AF93])^2" office:value-type="float" office:value="0.820754398017454" calcext:value-type="float">
            <text:p>0.820754398</text:p>
          </table:table-cell>
          <table:table-cell/>
          <table:table-cell table:formula="of:=[.AK128]*EXP([.Q70]*SQRT(1.658694*([.AD124]+[.AE124]*[.AE128]+[.AF124]*[.AF128]+[.AG124]*[.AG128]+[.AH124]*[.AE128]*[.AF128]+[.AI124]*[.AF128]^2+[.AJ124]*[.AG128]^2+[.AK124]*[.AF128]*[.AG128]+[.AL124]*[.AE128]*[.AG128]+[.AM124]*[.AE128]^2)))" office:value-type="float" office:value="0.00604088382166322" calcext:value-type="float">
            <text:p>0.0060408838</text:p>
          </table:table-cell>
          <table:table-cell/>
          <table:table-cell table:formula="of:=EXP([.$AA$119]+[.$AA$120]*[.AE128]+[.$AA$121]*[.AF128]+[.$AA$122]*[.AG128])" office:value-type="float" office:value="0.00585343949548571" calcext:value-type="float">
            <text:p>0.0058534395</text:p>
          </table:table-cell>
          <table:table-cell table:number-columns-repeated="2"/>
          <table:table-cell table:style-name="ce38" table:formula="of:=100*([.AI128]-[.AK128])/[.AK128]" office:value-type="float" office:value="3.20229373383083" calcext:value-type="float">
            <text:p>3.2022937338</text:p>
          </table:table-cell>
          <table:table-cell/>
        </table:table-row>
        <table:table-row table:style-name="ro1">
          <table:table-cell table:number-columns-repeated="21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8"/>
          <table:table-cell/>
        </table:table-row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11"/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style-name="ce3" office:value-type="float" office:value="0.0001105264" calcext:value-type="float">
            <text:p>1.11E-004</text:p>
          </table:table-cell>
          <table:table-cell table:number-columns-repeated="23"/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With 53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-2.119256" calcext:value-type="float">
            <text:p>-2.119256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I15])" office:value-type="float" office:value="6.40357419793482" calcext:value-type="float">
            <text:p>6.4035741979</text:p>
          </table:table-cell>
          <table:table-cell table:style-name="ce3" table:formula="of:=EXP([.$G$15]+[.$G$16]*[.J15]+[.$G$17]*[.J15]*[.J15])" office:value-type="float" office:value="0.00367304212261281" calcext:value-type="float">
            <text:p>3.67E-003</text:p>
          </table:table-cell>
          <table:table-cell table:style-name="ce3"/>
          <table:table-cell table:style-name="ce3" table:formula="of:=[.K15]*EXP([.$B$6]*SQRT(5.819544*([.$G$6]+([.$G$7]+[.$H$6])*[.J15]+([.$G$8]+[.$H$7]+[.$I$6])*[.J15]^2+([.$H$8]+[.$I$7])*[.J15]^3+[.$I$8]*[.J15]^4)))" office:value-type="float" office:value="0.00379779123609781" calcext:value-type="float">
            <text:p>3.80E-003</text:p>
          </table:table-cell>
          <table:table-cell/>
          <table:table-cell table:formula="of:=[.M15]-[.K15]" office:value-type="float" office:value="0.000124749113485" calcext:value-type="float">
            <text:p>0.0001247491</text:p>
          </table:table-cell>
          <table:table-cell table:formula="of:=[.O15]*100/[.K15]" office:value-type="float" office:value="3.39634312160461" calcext:value-type="float">
            <text:p>3.39634312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361421" calcext:value-type="float">
            <text:p>-0.361421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I16])" office:value-type="float" office:value="6.49375383985169" calcext:value-type="float">
            <text:p>6.4937538399</text:p>
          </table:table-cell>
          <table:table-cell table:style-name="ce3" table:formula="of:=EXP([.$G$15]+[.$G$16]*[.J16]+[.$G$17]*[.J16]*[.J16])" office:value-type="float" office:value="0.00343890851279659" calcext:value-type="float">
            <text:p>3.44E-003</text:p>
          </table:table-cell>
          <table:table-cell table:style-name="ce3"/>
          <table:table-cell table:style-name="ce3" table:formula="of:=[.K16]*EXP([.$B$6]*SQRT(5.819544*([.$G$6]+([.$G$7]+[.$H$6])*[.J16]+([.$G$8]+[.$H$7]+[.$I$6])*[.J16]^2+([.$H$8]+[.$I$7])*[.J16]^3+[.$I$8]*[.J16]^4)))" office:value-type="float" office:value="0.00355386786543944" calcext:value-type="float">
            <text:p>3.55E-003</text:p>
          </table:table-cell>
          <table:table-cell/>
          <table:table-cell table:formula="of:=[.M16]-[.K16]" office:value-type="float" office:value="0.00011495935264285" calcext:value-type="float">
            <text:p>0.0001149594</text:p>
          </table:table-cell>
          <table:table-cell table:formula="of:=[.O16]*100/[.K16]" office:value-type="float" office:value="3.34290232540564" calcext:value-type="float">
            <text:p>3.342902325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028608" calcext:value-type="float">
            <text:p>-0.028608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I17])" office:value-type="float" office:value="6.67834211465433" calcext:value-type="float">
            <text:p>6.6783421147</text:p>
          </table:table-cell>
          <table:table-cell table:style-name="ce3" table:formula="of:=EXP([.$G$15]+[.$G$16]*[.J17]+[.$G$17]*[.J17]*[.J17])" office:value-type="float" office:value="0.00300080967609055" calcext:value-type="float">
            <text:p>3.00E-003</text:p>
          </table:table-cell>
          <table:table-cell table:style-name="ce3"/>
          <table:table-cell table:style-name="ce3" table:formula="of:=[.K17]*EXP([.$B$6]*SQRT(5.819544*([.$G$6]+([.$G$7]+[.$H$6])*[.J17]+([.$G$8]+[.$H$7]+[.$I$6])*[.J17]^2+([.$H$8]+[.$I$7])*[.J17]^3+[.$I$8]*[.J17]^4)))" office:value-type="float" office:value="0.00309735568945982" calcext:value-type="float">
            <text:p>3.10E-003</text:p>
          </table:table-cell>
          <table:table-cell/>
          <table:table-cell table:formula="of:=[.M17]-[.K17]" office:value-type="float" office:value="0.00009654601336927" calcext:value-type="float">
            <text:p>0.000096546</text:p>
          </table:table-cell>
          <table:table-cell table:formula="of:=[.O17]*100/[.K17]" office:value-type="float" office:value="3.21733211334649" calcext:value-type="float">
            <text:p>3.21733211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911" calcext:value-type="float">
            <text:p>911</text:p>
          </table:table-cell>
          <table:table-cell table:formula="of:=LN([.I18])" office:value-type="float" office:value="6.81454289725996" calcext:value-type="float">
            <text:p>6.8145428973</text:p>
          </table:table-cell>
          <table:table-cell table:style-name="ce3" table:formula="of:=EXP([.$G$15]+[.$G$16]*[.J18]+[.$G$17]*[.J18]*[.J18])" office:value-type="float" office:value="0.00271036201936833" calcext:value-type="float">
            <text:p>2.71E-003</text:p>
          </table:table-cell>
          <table:table-cell table:style-name="ce3"/>
          <table:table-cell table:style-name="ce3" table:formula="of:=[.K18]*EXP([.$B$6]*SQRT(5.819544*([.$G$6]+([.$G$7]+[.$H$6])*[.J18]+([.$G$8]+[.$H$7]+[.$I$6])*[.J18]^2+([.$H$8]+[.$I$7])*[.J18]^3+[.$I$8]*[.J18]^4)))" office:value-type="float" office:value="0.00279496292995059" calcext:value-type="float">
            <text:p>2.79E-003</text:p>
          </table:table-cell>
          <table:table-cell/>
          <table:table-cell table:formula="of:=[.M18]-[.K18]" office:value-type="float" office:value="0.00008460091058226" calcext:value-type="float">
            <text:p>8.460091058226E-005</text:p>
          </table:table-cell>
          <table:table-cell table:formula="of:=[.O18]*100/[.K18]" office:value-type="float" office:value="3.1213878433102" calcext:value-type="float">
            <text:p>3.12138784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60" calcext:value-type="float">
            <text:p>1460</text:p>
          </table:table-cell>
          <table:table-cell table:formula="of:=LN([.I19])" office:value-type="float" office:value="7.28619171470238" calcext:value-type="float">
            <text:p>7.2861917147</text:p>
          </table:table-cell>
          <table:table-cell table:style-name="ce3" table:formula="of:=EXP([.$G$15]+[.$G$16]*[.J19]+[.$G$17]*[.J19]*[.J19])" office:value-type="float" office:value="0.0018895868532802" calcext:value-type="float">
            <text:p>1.89E-003</text:p>
          </table:table-cell>
          <table:table-cell table:style-name="ce3"/>
          <table:table-cell table:style-name="ce3" table:formula="of:=[.K19]*EXP([.$B$6]*SQRT(5.819544*([.$G$6]+([.$G$7]+[.$H$6])*[.J19]+([.$G$8]+[.$H$7]+[.$I$6])*[.J19]^2+([.$H$8]+[.$I$7])*[.J19]^3+[.$I$8]*[.J19]^4)))" office:value-type="float" office:value="0.00194699148436778" calcext:value-type="float">
            <text:p>1.95E-003</text:p>
          </table:table-cell>
          <table:table-cell/>
          <table:table-cell table:formula="of:=[.M19]-[.K19]" office:value-type="float" office:value="0.0000574046310875802" calcext:value-type="float">
            <text:p>5.74046310875802E-005</text:p>
          </table:table-cell>
          <table:table-cell table:formula="of:=[.O19]*100/[.K19]" office:value-type="float" office:value="3.03794615145261" calcext:value-type="float">
            <text:p>3.0379461515</text:p>
          </table:table-cell>
          <table:table-cell table:number-columns-repeated="10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style-name="ce33" office:value-type="string" calcext:value-type="string">
            <text:p>2x*x_0-x_0^2</text:p>
          </table:table-cell>
          <table:table-cell table:style-name="ce34" office:value-type="string" calcext:value-type="string">
            <text:p>(x-x_0)^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1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2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76.730811" calcext:value-type="float">
            <text:p>176.730811</text:p>
          </table:table-cell>
          <table:table-cell table:formula="of:=LN([.P29])" office:value-type="float" office:value="5.17462773311213" calcext:value-type="float">
            <text:p>5.174627733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3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2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Q29]*[.G44]-[.Q29]^2" office:value-type="float" office:value="26.7767721762932" calcext:value-type="float">
            <text:p>26.776772176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2" office:value-type="string" calcext:value-type="string">
            <text:p>(x-x_0)^2</text:p>
          </table:table-cell>
          <table:table-cell table:formula="of:=([.G44]-[.Q29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2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2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G28]+SUM([.G32:.G34])+SUM([.K32:.M34])+SUM([.K28:.M28])" office:value-type="float" office:value="0.02860123" calcext:value-type="float">
            <text:p>0.02860123</text:p>
          </table:table-cell>
          <table:table-cell table:formula="of:=[.G29]+[.H28]+SUM([.K29:.M29])+SUM([.H32:.H34])" office:value-type="float" office:value="-0.01830906" calcext:value-type="float">
            <text:p>-0.01830906</text:p>
          </table:table-cell>
          <table:table-cell table:formula="of:=[.G30]+[.I28]+SUM([.K30:.M30])+SUM([.I32:.I34])" office:value-type="float" office:value="0.0014445162" calcext:value-type="float">
            <text:p>0.0014445162</text:p>
          </table:table-cell>
          <table:table-cell table:formula="of:=[.G31]+[.J28]+SUM([.K31:.M31])+SUM([.J32:.J34])" office:value-type="float" office:value="-0.006618336" calcext:value-type="float">
            <text:p>-0.006618336</text:p>
          </table:table-cell>
          <table:table-cell table:style-name="ce3" table:formula="of:=[.H29]" office:value-type="float" office:value="0.002952736" calcext:value-type="float">
            <text:p>2.95E-003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formula="of:=[.J30]+[.I31]" office:value-type="float" office:value="-0.00015811424" calcext:value-type="float">
            <text:p>-0.0001581142</text:p>
          </table:table-cell>
          <table:table-cell table:style-name="ce3" table:formula="of:=[.J31]" office:value-type="float" office:value="0.0006247981" calcext:value-type="float">
            <text:p>6.25E-004</text:p>
          </table:table-cell>
          <table:table-cell table:formula="of:=[.H31]+[.J29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H39]*[.G44]" office:value-type="float" office:value="-0.094742569643214" calcext:value-type="float">
            <text:p>-0.0947425696</text:p>
          </table:table-cell>
          <table:table-cell table:formula="of:=[.I39]*[.Q32]" office:value-type="float" office:value="0.0386794811923648" calcext:value-type="float">
            <text:p>0.0386794812</text:p>
          </table:table-cell>
          <table:table-cell table:formula="of:=[.J39]*[.Q33]" office:value-type="float" office:value="-0" calcext:value-type="float">
            <text:p>0</text:p>
          </table:table-cell>
          <table:table-cell table:formula="of:=[.K39]*[.G44]^2" office:value-type="float" office:value="0.0790647391687392" calcext:value-type="float">
            <text:p>0.0790647392</text:p>
          </table:table-cell>
          <table:table-cell table:formula="of:=[.L39]*[.G44]*[.Q32]" office:value-type="float" office:value="-0.0648528166038555" calcext:value-type="float">
            <text:p>-0.0648528166</text:p>
          </table:table-cell>
          <table:table-cell table:formula="of:=[.M39]*[.Q32]^2" office:value-type="float" office:value="0.0133454090862138" calcext:value-type="float">
            <text:p>0.0133454091</text:p>
          </table:table-cell>
          <table:table-cell table:formula="of:=[.N39]*[.Q33]*[.Q32]" office:value-type="float" office:value="-0" calcext:value-type="float">
            <text:p>0</text:p>
          </table:table-cell>
          <table:table-cell table:formula="of:=[.O39]*[.Q33]^2" office:value-type="float" office:value="0" calcext:value-type="float">
            <text:p>0</text:p>
          </table:table-cell>
          <table:table-cell table:formula="of:=[.P39]*[.Q33]*[.G44]" office:value-type="float" office:value="0" calcext:value-type="float">
            <text:p>0</text:p>
          </table:table-cell>
          <table:table-cell table:style-name="ce3" table:formula="of:=SQRT(SUM([.G39];[.H40:.P40]))*7.7" office:value-type="float" office:value="0.0752369991608278" calcext:value-type="float">
            <text:p>7.52E-002</text:p>
          </table:table-cell>
          <table:table-cell table:number-columns-repeated="9"/>
        </table:table-row>
        <table:table-row table:style-name="ro1">
          <table:table-cell office:value-type="float" office:value="-2.119256" calcext:value-type="float">
            <text:p>-2.119256</text:p>
          </table:table-cell>
          <table:table-cell table:number-columns-repeated="5"/>
          <table:table-cell table:style-name="ce35" table:formula="of:=[.G28]+SUM([.G32:.G34])+SUM([.K32:.M34])+SUM([.K28:.M28])" office:value-type="float" office:value="0.02860123" calcext:value-type="float">
            <text:p>2.8601E-002</text:p>
          </table:table-cell>
          <table:table-cell table:style-name="ce37" table:formula="of:=[.H28]+[.G29]+SUM([.K29:.M29];[.H32:.H34])" office:value-type="float" office:value="-0.01830906" calcext:value-type="float">
            <text:p>-1.8309E-002</text:p>
          </table:table-cell>
          <table:table-cell table:style-name="ce37" table:formula="of:=[.I28]+[.H29]+[.G30]+SUM([.K30:.M30])+SUM([.I32:.I34])+SUM([.J32:.J34])+SUM([.K31:.M31])" office:value-type="float" office:value="0.0043972522" calcext:value-type="float">
            <text:p>4.3973E-003</text:p>
          </table:table-cell>
          <table:table-cell table:style-name="ce37" table:formula="of:=[.J29]+[.H31]" office:value-type="float" office:value="0.002055714" calcext:value-type="float">
            <text:p>2.0557E-003</text:p>
          </table:table-cell>
          <table:table-cell table:style-name="ce37" table:formula="of:=[.J31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office:value-type="float" office:value="-0.361421" calcext:value-type="float">
            <text:p>-0.361421</text:p>
          </table:table-cell>
          <table:table-cell table:number-columns-repeated="25"/>
        </table:table-row>
        <table:table-row table:style-name="ro1">
          <table:table-cell office:value-type="float" office:value="-0.028608" calcext:value-type="float">
            <text:p>-0.028608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office:value-type="float" office:value="-1.531272" calcext:value-type="float">
            <text:p>-1.531272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42.35575" calcext:value-type="float">
            <text:p>-42.35575</text:p>
          </table:table-cell>
          <table:table-cell/>
          <table:table-cell office:value-type="float" office:value="176.730811" calcext:value-type="float">
            <text:p>176.730811</text:p>
          </table:table-cell>
          <table:table-cell table:formula="of:=LN([.F44])" office:value-type="float" office:value="5.17462773311213" calcext:value-type="float">
            <text:p>5.1746277331</text:p>
          </table:table-cell>
          <table:table-cell table:formula="of:=EXP([.D44]+[.D45]*[.G44]+[.A44]*[.G44]^2)" office:value-type="float" office:value="0.00860423908229135" calcext:value-type="float">
            <text:p>0.0086042391</text:p>
          </table:table-cell>
          <table:table-cell table:style-name="ce37" table:formula="of:=[.H44]*EXP([.B6]*SQRT(1.658694*([.G39]+[.H39]*[.G44]+[.I39]*[.Q32]+[.J39]*[.Q33]+[.K39]*[.G44]^2+[.L39]*[.G44]*[.Q32]+[.M39]*[.Q32]^2+[.N39]*[.Q32]*[.Q33]+[.O39]*[.Q33]^2+[.P39]*[.G44]*[.G44])))" office:value-type="float" office:value="0.0144232587796189" calcext:value-type="float">
            <text:p>1.4423E-002</text:p>
          </table:table-cell>
          <table:table-cell table:number-columns-repeated="5"/>
          <table:table-cell table:formula="of:=[.G39]+[.H39]*[.G44]+[.I39]*(2*[.G44]*[.Q29]-[.Q29]^2)+[.J39]*([.G44]-[.Q29])^2+[.K39]*[.G44]^2+[.L39]*[.G44]*(2*[.G44]*[.Q29]-[.Q29]^2)+[.M39]*(2*[.G44]*[.Q29]-[.Q29]^2)^2+[.N39]*([.G44]-[.Q29])^2*(2*[.G44]*[.Q29]-[.Q29]^2)+[.O39]*([.G44]-[.Q29])^4" office:value-type="float" office:value="0.0000954732002483825" calcext:value-type="float">
            <text:p>9.54732002483825E-005</text:p>
          </table:table-cell>
          <table:table-cell/>
          <table:table-cell table:formula="of:=[.J39]*([.G44]-[.Q29])^2+[.K39]*[.G44]^2+[.L39]*[.G44]*(2*[.G44]*[.Q29]-[.Q29]^2)+[.M39]*(2*[.G44]*[.Q29]-[.Q29]^2)^2+[.N39]*([.G44]-[.Q29])^2*(2*[.G44]*[.Q29]-[.Q29]^2)+[.O39]*([.G44]-[.Q29])^4" office:value-type="float" office:value="0.0275573316510976" calcext:value-type="float">
            <text:p>0.0275573317</text:p>
          </table:table-cell>
          <table:table-cell table:number-columns-repeated="9"/>
        </table:table-row>
        <table:table-row table:style-name="ro1"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5.190034" calcext:value-type="float">
            <text:p>15.190034</text:p>
          </table:table-cell>
          <table:table-cell table:number-columns-repeated="3"/>
          <table:table-cell table:style-name="ce37" table:number-columns-repeated="2"/>
          <table:table-cell table:number-columns-repeated="17"/>
        </table:table-row>
        <table:table-row table:style-name="ro1"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3" table:formula="of:=[.G28]" office:value-type="float" office:value="0.02860123" calcext:value-type="float">
            <text:p>2.86E-002</text:p>
          </table:table-cell>
          <table:table-cell table:formula="of:=[.H28]+[.G29]" office:value-type="float" office:value="-0.01830906" calcext:value-type="float">
            <text:p>-0.01830906</text:p>
          </table:table-cell>
          <table:table-cell table:formula="of:=[.G30]+[.H29]+[.I28]" office:value-type="float" office:value="0.0043972522" calcext:value-type="float">
            <text:p>0.0043972522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2.119256" calcext:value-type="float">
            <text:p>-2.11925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H54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361421" calcext:value-type="float">
            <text:p>-0.361421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J55]+[.G58]+[.H56]" office:value-type="float" office:value="-0.0036656" calcext:value-type="float">
            <text:p>-0.0036656</text:p>
          </table:table-cell>
          <table:table-cell table:formula="of:=[.H58]+[.J56]" office:value-type="float" office:value="0.002055714" calcext:value-type="float">
            <text:p>0.002055714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/>
          <table:table-cell table:formula="of:=SQRT([.O56]+[.P56]*[.P86]+[.Q56]*[.P86]^2+[.R56]*[.P86]^3+[.S56]*[.P86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I54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28608" calcext:value-type="float">
            <text:p>-0.028608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J54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531272" calcext:value-type="float">
            <text:p>-1.531272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I55]+[.G57]" office:value-type="float" office:value="0.0014445162" calcext:value-type="float">
            <text:p>0.0014445162</text:p>
          </table:table-cell>
          <table:table-cell table:formula="of:=[.J55]+[.G58]" office:value-type="float" office:value="-0.006618336" calcext:value-type="float">
            <text:p>-0.006618336</text:p>
          </table:table-cell>
          <table:table-cell table:formula="of:=[.H57]+[.I56]" office:value-type="float" office:value="-0.0004680492" calcext:value-type="float">
            <text:p>-0.0004680492</text:p>
          </table:table-cell>
          <table:table-cell table:style-name="ce3" table:formula="of:=[.I57]" office:value-type="float" office:value="0.00001861296" calcext:value-type="float">
            <text:p>1.86E-005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 table:formula="of:=[.I58]+[.J57]" office:value-type="float" office:value="-0.00015811424" calcext:value-type="float">
            <text:p>-0.0001581142</text:p>
          </table:table-cell>
          <table:table-cell table:formula="of:=[.J56]+[.H58]" office:value-type="float" office:value="0.002055714" calcext:value-type="float">
            <text:p>0.002055714</text:p>
          </table:table-cell>
          <table:table-cell table:style-name="ce3" table:formula="of:=[.H56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[.P60]*[.P64]" office:value-type="float" office:value="-0.0843163372454671" calcext:value-type="float">
            <text:p>-0.0843163372</text:p>
          </table:table-cell>
          <table:table-cell table:formula="of:=[.Q60]*[.Q64]" office:value-type="float" office:value="0.0301662803903479" calcext:value-type="float">
            <text:p>0.0301662804</text:p>
          </table:table-cell>
          <table:table-cell table:formula="of:=[.R60]*[.R64]" office:value-type="float" office:value="-0.00214620655952636" calcext:value-type="float">
            <text:p>-0.0021462066</text:p>
          </table:table-cell>
          <table:table-cell table:formula="of:=[.S60]*[.P64]*[.Q64]" office:value-type="float" office:value="-0.0450128528025773" calcext:value-type="float">
            <text:p>-0.0450128528</text:p>
          </table:table-cell>
          <table:table-cell table:formula="of:=[.T60]*[.Q64]^2" office:value-type="float" office:value="0.00811734748257014" calcext:value-type="float">
            <text:p>0.0081173475</text:p>
          </table:table-cell>
          <table:table-cell table:formula="of:=[.U60]*[.R64]^2" office:value-type="float" office:value="0.0000657029867955412" calcext:value-type="float">
            <text:p>0.000065703</text:p>
          </table:table-cell>
          <table:table-cell table:formula="of:=[.V60]*[.Q64]*[.R64]" office:value-type="float" office:value="-0.00107076221588806" calcext:value-type="float">
            <text:p>-0.0010707622</text:p>
          </table:table-cell>
          <table:table-cell table:formula="of:=[.W60]*[.P64]*[.R64]" office:value-type="float" office:value="0.00306994845845369" calcext:value-type="float">
            <text:p>0.0030699485</text:p>
          </table:table-cell>
          <table:table-cell table:formula="of:=[.X60]*[.P64]^2" office:value-type="float" office:value="0.0626204216765662" calcext:value-type="float">
            <text:p>0.0626204217</text:p>
          </table:table-cell>
          <table:table-cell/>
          <table:table-cell table:style-name="ce3" table:formula="of:=SUM([.O60];[.P61:.X61])" office:value-type="float" office:value="0.0000947721712746368" calcext:value-type="float">
            <text:p>9.48E-00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formula="of:=LN([.O64])" office:value-type="float" office:value="4.60517018598809" calcext:value-type="float">
            <text:p>4.605170186</text:p>
          </table:table-cell>
          <table:table-cell table:formula="of:=2*[.P64]*[.Q29]-[.Q29]^2" office:value-type="float" office:value="20.8833105439371" calcext:value-type="float">
            <text:p>20.8833105439</text:p>
          </table:table-cell>
          <table:table-cell table:formula="of:=([.P64]-[.Q29])^2" office:value-type="float" office:value="0.324281897976525" calcext:value-type="float">
            <text:p>0.324281898</text:p>
          </table:table-cell>
          <table:table-cell/>
          <table:table-cell table:formula="of:=[.V64]*EXP([.B6]*SQRT(5.819544*([.O60]+[.P60]*[.P64]+[.Q60]*[.Q64]+[.R60]*[.R64]+[.S60]*[.P64]*[.Q64]+[.T60]*[.Q64]^2+[.U60]*[.R64]^2+[.V60]*[.Q64]*[.R64]+[.W60]*[.P64]*[.R64]+[.X60]*[.P64]^2)))" office:value-type="float" office:value="0.00792653259629792" calcext:value-type="float">
            <text:p>0.0079265326</text:p>
          </table:table-cell>
          <table:table-cell/>
          <table:table-cell table:formula="of:=EXP([.$L$55]+[.$L$56]*[.P64]+[.$L$57]*[.Q64]+[.$L$58]*[.R64])" office:value-type="float" office:value="0.00761485181602238" calcext:value-type="float">
            <text:p>0.0076148518</text:p>
          </table:table-cell>
          <table:table-cell table:number-columns-repeated="2"/>
          <table:table-cell table:style-name="ce38" table:formula="of:=100*([.T64]-[.V64])/[.V64]" office:value-type="float" office:value="4.09306428812868" calcext:value-type="float">
            <text:p>4.09306428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8"/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number:time-style style:name="N134">
      <number:hours number:style="long"/>
    </number:time-style>
    <number:date-style style:name="N135">
      <number:month number:style="long"/>
    </number:date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integer-digits="3" number:min-exponent-digits="1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0" number:min-integer-digits="5"/>
    </number:number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13" number:min-integer-digits="1"/>
    </number:number-style>
    <number:number-style style:name="N173">
      <number:number number:decimal-places="14" number:min-integer-digits="1"/>
    </number:number-style>
    <number:number-style style:name="N174">
      <number:number number:decimal-places="15" number:min-integer-digits="1"/>
    </number:number-style>
    <number:number-style style:name="N175">
      <number:number number:decimal-places="16" number:min-integer-digits="1"/>
    </number:number-style>
    <number:number-style style:name="N176">
      <number:number number:decimal-places="0" number:min-integer-digits="0"/>
    </number:number-style>
    <number:number-style style:name="N177">
      <number:number number:decimal-places="1" number:min-integer-digits="0" number:decimal-replacement=""/>
      <number:text> m</number:text>
    </number:number-style>
    <number:number-style style:name="N178">
      <number:number number:decimal-places="3" number:min-integer-digits="0"/>
      <number:text> m</number:text>
    </number:number-style>
    <number:number-style style:name="N179">
      <number:number number:decimal-places="3" number:min-integer-digits="1"/>
      <number:text> m</number:text>
    </number:number-style>
    <number:number-style style:name="N180">
      <number:number number:decimal-places="3" number:min-integer-digits="1"/>
      <number:text> (13)</number:text>
    </number:number-style>
    <number:number-style style:name="N181">
      <number:number number:decimal-places="3" number:min-integer-digits="1"/>
      <number:text> (=I2)</number:text>
    </number:number-style>
    <number:number-style style:name="N182">
      <number:number number:decimal-places="0" number:min-integer-digits="0" number:grouping="true"/>
    </number:number-style>
    <number:currency-style style:name="N183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84">
      <number:number number:decimal-places="1" number:min-integer-digits="0" number:decimal-replacement=""/>
      <number:text> </number:text>
    </number:number-style>
    <number:number-style style:name="N185">
      <number:number number:decimal-places="1" number:min-integer-digits="1"/>
      <number:text> =I</number:text>
    </number:number-style>
    <number:number-style style:name="N186">
      <number:number number:decimal-places="2" number:min-integer-digits="0" number:decimal-replacement=""/>
    </number:number-style>
    <number:number-style style:name="N187">
      <number:scientific-number number:decimal-places="5" number:min-integer-digits="1" number:min-exponent-digits="3"/>
    </number:number-style>
    <number:number-style style:name="N188">
      <number:scientific-number number:decimal-places="4" number:min-integer-digits="1" number:min-exponent-digits="3"/>
    </number:number-style>
    <number:number-style style:name="N189">
      <number:scientific-number number:decimal-places="3" number:min-integer-digits="1" number:min-exponent-digits="3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1:24:03.552550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0:51:07.115036102</meta:creation-date>
    <dc:date>2015-04-30T12:00:53.926524075</dc:date>
    <meta:editing-duration>P13DT8H9M46S</meta:editing-duration>
    <meta:editing-cycles>11</meta:editing-cycles>
    <meta:generator>LibreOffice/4.3.0.4$Linux_X86_64 LibreOffice_project/62ad5818884a2fc2e5780dd45466868d41009ec0</meta:generator>
    <meta:document-statistic meta:table-count="2" meta:cell-count="1653" meta:object-count="0"/>
  </office:meta>
</office:document-meta>
</file>